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ucidasans" svg:font-family="Lucidasan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15cm"/>
    </style:style>
    <style:style style:name="co2" style:family="table-column">
      <style:table-column-properties fo:break-before="auto" style:column-width="3.272cm"/>
    </style:style>
    <style:style style:name="co3" style:family="table-column">
      <style:table-column-properties fo:break-before="auto" style:column-width="1.753cm"/>
    </style:style>
    <style:style style:name="co4" style:family="table-column">
      <style:table-column-properties fo:break-before="auto" style:column-width="2.743cm"/>
    </style:style>
    <style:style style:name="co5" style:family="table-column">
      <style:table-column-properties fo:break-before="auto" style:column-width="9.947cm"/>
    </style:style>
    <style:style style:name="co6" style:family="table-column">
      <style:table-column-properties fo:break-before="auto" style:column-width="1.476cm"/>
    </style:style>
    <style:style style:name="co7" style:family="table-column">
      <style:table-column-properties fo:break-before="auto" style:column-width="4.142cm"/>
    </style:style>
    <style:style style:name="co8" style:family="table-column">
      <style:table-column-properties fo:break-before="auto" style:column-width="4.193cm"/>
    </style:style>
    <style:style style:name="co9" style:family="table-column">
      <style:table-column-properties fo:break-before="auto" style:column-width="1.03cm"/>
    </style:style>
    <style:style style:name="co10" style:family="table-column">
      <style:table-column-properties fo:break-before="auto" style:column-width="2.267cm"/>
    </style:style>
    <style:style style:name="ro1" style:family="table-row">
      <style:table-row-properties style:row-height="2cm" fo:break-before="auto" style:use-optimal-row-height="false"/>
    </style:style>
    <style:style style:name="ro2" style:family="table-row">
      <style:table-row-properties style:row-height="1.612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00" fo:wrap-option="wrap"/>
      <style:text-properties style:font-name="Arial"/>
    </style:style>
    <style:style style:name="ce2" style:family="table-cell" style:parent-style-name="Default" style:data-style-name="N100">
      <style:text-properties style:font-name="Arial"/>
    </style:style>
    <style:style style:name="ce3" style:family="table-cell" style:parent-style-name="Default" style:data-style-name="N100">
      <style:table-cell-properties fo:background-color="#ffff00" fo:wrap-option="wrap"/>
      <style:text-properties style:font-name="Arial" fo:font-size="10pt"/>
    </style:style>
    <style:style style:name="ce4" style:family="table-cell" style:parent-style-name="Default" style:data-style-name="N100">
      <style:text-properties style:font-name="Arial" fo:font-size="10pt"/>
    </style:style>
    <style:style style:name="ce5" style:family="table-cell" style:parent-style-name="Default" style:data-style-name="N100">
      <style:table-cell-properties fo:background-color="#ffff00" style:text-align-source="fix" style:repeat-content="false" fo:wrap-option="wrap"/>
      <style:paragraph-properties fo:text-align="justify"/>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6" style:family="table-cell" style:parent-style-name="Default" style:data-style-name="N100">
      <style:table-cell-properties style:text-align-source="fix" style:repeat-content="false"/>
      <style:paragraph-properties fo:text-align="justify"/>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7" style:family="table-cell" style:parent-style-name="Default" style:data-style-name="N100">
      <style:table-cell-properties fo:wrap-option="wrap"/>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1" style:font-size-asian="6.80000019073486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8" style:family="table-cell" style:parent-style-name="Default" style:data-style-name="N100">
      <style:table-cell-properties style:text-align-source="fix" style:repeat-content="false"/>
      <style:paragraph-properties fo:text-align="justify" fo:margin-left="0cm"/>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style-complex="normal" style:font-weight-complex="normal" style:text-emphasize="none" style:font-relief="none"/>
    </style:style>
    <style:style style:name="ce9" style:family="table-cell" style:parent-style-name="Default" style:data-style-name="N100">
      <style:table-cell-properties style:text-align-source="fix" style:repeat-content="false"/>
      <style:paragraph-properties fo:text-align="justify" fo:margin-left="0cm"/>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2" style:font-size-asian="6.80000019073486pt" style:language-asian="en" style:country-asian="US"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10" style:family="table-cell" style:parent-style-name="Default" style:data-style-name="N100">
      <style:table-cell-properties style:text-align-source="fix" style:repeat-content="false"/>
      <style:paragraph-properties fo:text-align="justify" fo:margin-left="0cm"/>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1" style:family="table-cell" style:parent-style-name="Default" style:data-style-name="N100">
      <style:table-cell-properties style:text-align-source="fix" style:repeat-content="false"/>
      <style:paragraph-properties fo:text-align="justify" fo:margin-left="0cm"/>
      <style:text-properties style:font-name="Arial" fo:font-size="10pt"/>
    </style:style>
    <style:style style:name="ce12" style:family="table-cell" style:parent-style-name="Default" style:data-style-name="N107">
      <style:table-cell-properties fo:background-color="#ffff00" style:text-align-source="fix" style:repeat-content="false" fo:wrap-option="wrap"/>
      <style:paragraph-properties fo:text-align="justify" fo:margin-left="0cm"/>
      <style:text-properties style:font-name="Arial" fo:font-size="10pt"/>
    </style:style>
    <style:style style:name="ce13" style:family="table-cell" style:parent-style-name="Default" style:data-style-name="N107">
      <style:table-cell-properties style:text-align-source="fix" style:repeat-content="false"/>
      <style:paragraph-properties fo:text-align="justify" fo:margin-left="0cm"/>
      <style:text-properties style:font-name="Arial" fo:font-size="10pt"/>
    </style:style>
    <style:style style:name="ce14" style:family="table-cell" style:parent-style-name="Default">
      <style:text-properties style:font-name="Arial"/>
    </style:style>
    <style:style style:name="ce15" style:family="table-cell" style:parent-style-name="Default" style:data-style-name="N100">
      <style:table-cell-properties fo:background-color="#ffff00" fo:wrap-option="wrap"/>
      <style:text-properties style:font-name="Arial" fo:font-size="10pt" style:font-size-asian="10pt" style:font-size-complex="10pt"/>
    </style:style>
    <style:style style:name="ce16" style:family="table-cell" style:parent-style-name="Default" style:data-style-name="N100">
      <style:text-properties style:font-name="Arial" fo:font-size="10pt" style:font-size-asian="10pt" style:font-size-complex="10pt"/>
    </style:style>
    <style:style style:name="ce1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data-style-name="N100">
      <style:table-cell-properties fo:background-color="#ffff00" style:text-align-source="fix" style:repeat-content="false" fo:wrap-option="wrap"/>
      <style:paragraph-properties fo:text-align="justify"/>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data-style-name="N100">
      <style:table-cell-properties style:text-align-source="fix" style:repeat-content="false"/>
      <style:paragraph-properties fo:text-align="justify" fo:margin-left="0cm"/>
      <style:text-properties style:font-name="Arial" fo:font-size="10pt" style:font-size-asian="10pt" style:font-size-complex="10pt"/>
    </style:style>
    <style:style style:name="ce21" style:family="table-cell" style:parent-style-name="Default" style:data-style-name="N0">
      <style:text-properties style:font-name="Arial" fo:font-size="10pt" style:font-size-asian="10pt" style:font-size-complex="10pt"/>
    </style:style>
    <style:style style:name="ce22" style:family="table-cell" style:parent-style-name="Default" style:data-style-name="N107">
      <style:table-cell-properties fo:background-color="#ffff00" style:text-align-source="fix" style:repeat-content="false" fo:wrap-option="wrap"/>
      <style:paragraph-properties fo:text-align="justify" fo:margin-left="0cm"/>
      <style:text-properties style:font-name="Arial" fo:font-size="10pt" style:font-size-asian="10pt" style:font-size-complex="10pt"/>
    </style:style>
    <style:style style:name="ce23" style:family="table-cell" style:parent-style-name="Default" style:data-style-name="N107">
      <style:table-cell-properties style:text-align-source="fix" style:repeat-content="false"/>
      <style:paragraph-properties fo:text-align="justify" fo:margin-left="0cm"/>
      <style:text-properties style:font-name="Arial" fo:font-size="10pt" style:font-size-asian="10pt" style:font-size-complex="10pt"/>
    </style:style>
    <style:style style:name="ce24" style:family="table-cell" style:parent-style-name="Default">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justify"/>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2"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26" style:family="table-cell" style:parent-style-name="Default">
      <style:table-cell-properties style:text-align-source="fix" style:repeat-content="false"/>
      <style:paragraph-properties fo:text-align="justify" fo:margin-left="0cm"/>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2"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27" style:family="table-cell" style:parent-style-name="Default">
      <style:table-cell-properties style:text-align-source="fix" style:repeat-content="false"/>
      <style:paragraph-properties fo:text-align="justify"/>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28" style:family="table-cell" style:parent-style-name="Default">
      <style:table-cell-properties style:text-align-source="fix" style:repeat-content="false"/>
      <style:paragraph-properties fo:text-align="justify"/>
      <style:text-properties style:text-outline="false" style:text-line-through-style="none" style:font-name="Arial" fo:font-size="10pt" fo:language="es" fo:country="CO" fo:font-style="normal" fo:text-shadow="none" style:text-underline-style="none" style:text-underline-mode="continuous" style:text-overline-mode="continuous" style:text-line-through-mode="continuous" style:font-name-asian="Arial" style:font-size-asian="10pt" style:language-asian="en" style:country-asian="US" style:font-style-asian="normal" style:font-weight-asian="normal" style:font-size-complex="10pt" style:language-complex="en" style:country-complex="US" style:font-style-complex="normal" style:text-emphasize="none" style:font-relief="none"/>
    </style:style>
    <style:style style:name="ce29" style:family="table-cell" style:parent-style-name="Default">
      <style:table-cell-properties style:text-align-source="fix" style:repeat-content="false"/>
      <style:paragraph-properties fo:text-align="justify"/>
      <style:text-properties fo:color="#000000" style:text-outline="false" style:text-line-through-style="none" style:font-name="Arial" fo:font-size="10pt" fo:text-shadow="none" style:text-underline-style="none" style:text-underline-mode="continuous" style:text-overline-mode="continuous" style:text-line-through-mode="continuous" style:font-name-asian="Arial2" style:font-size-asian="10pt" style:font-style-asian="normal" style:font-weight-asian="normal" style:font-name-complex="Times New Roman" style:font-size-complex="10pt" style:language-complex="en" style:country-complex="US" style:font-style-complex="normal" style:text-emphasize="none" style:font-relief="none"/>
    </style:style>
    <style:style style:name="gr1" style:family="graphic">
      <style:graphic-properties draw:stroke="solid" svg:stroke-width="0.026cm" svg:stroke-color="#000000" draw:marker-start="Fin_20_de_20_línea_20_1" draw:marker-start-width="0.2cm" draw:marker-start-center="false" draw:stroke-linejoin="miter" draw:fill="solid" draw:fill-color="#ffffe0"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fo:font-size="8pt" fo:font-style="normal" fo:text-shadow="none" style:text-underline-style="none" fo:font-weight="bold" style:font-size-asian="8pt" style:font-style-asian="normal" style:font-weight-asian="bold" style:font-size-complex="8pt" style:font-style-complex="normal" style:font-weight-complex="bold"/>
    </style:style>
    <style:style style:name="T2"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3" style:family="text">
      <style:text-properties style:font-name="Arial" fo:font-size="10pt"/>
    </style:style>
    <style:style style:name="T4" style:family="text">
      <style:text-properties fo:color="#000000" style:font-name="Arial" fo:font-size="10pt" fo:language="es" fo:country="CO" fo:font-style="italic" fo:font-weight="normal" style:font-name-asian="Arial2" style:language-asian="en" style:country-asian="US" style:font-name-complex="Times New Roman" style:font-size-complex="6.80000019073486pt" style:font-style-complex="italic"/>
    </style:style>
    <style:style style:name="T5" style:family="text">
      <style:text-properties fo:color="#000000" style:font-name="Arial" fo:font-size="10pt" fo:language="es" fo:country="CO" fo:font-style="normal" fo:font-weight="normal" style:font-name-asian="Arial2" style:language-asian="en" style:country-asian="US" style:font-name-complex="Times New Roman" style:font-size-complex="6.80000019073486pt"/>
    </style:style>
    <style:style style:name="T6" style:family="text">
      <style:text-properties style:use-window-font-color="true" style:text-outline="false" style:text-line-through-style="none" style:text-position="0% 100%"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T7" style:family="text">
      <style:text-properties fo:color="#000000" style:text-outline="false" style:text-line-through-style="none" style:text-position="0% 100%"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T8" style:family="text">
      <style:text-properties style:use-window-font-color="true" style:text-outline="false" style:text-line-through-style="none" style:text-position="0% 100%"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office:automatic-styles>
  <office:body>
    <office:spreadsheet>
      <table:calculation-settings table:case-sensitive="false"/>
      <table:table table:name="event_spa" table:style-name="ta1" table:print="false">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5" table:default-cell-style-name="ce11"/>
        <table:table-column table:style-name="co6" table:default-cell-style-name="ce4"/>
        <table:table-column table:style-name="co7" table:number-columns-repeated="3" table:default-cell-style-name="ce4"/>
        <table:table-column table:style-name="co8" table:default-cell-style-name="ce13"/>
        <table:table-column table:style-name="co9" table:default-cell-style-name="ce2"/>
        <table:table-column table:style-name="co10" table:number-columns-repeated="242" table:default-cell-style-name="ce4"/>
        <table:table-column table:style-name="co10" table:default-cell-style-name="ce14"/>
        <table:table-row table:style-name="ro1">
          <table:table-cell table:style-name="ce1" office:value-type="string">
            <text:p>/*</text:p>
          </table:table-cell>
          <table:table-cell table:style-name="ce3" office:value-type="string">
            <text:p>EventId</text:p>
          </table:table-cell>
          <table:table-cell table:style-name="ce3" office:value-type="string">
            <text:p>EventLangCode</text:p>
          </table:table-cell>
          <table:table-cell table:style-name="ce3" office:value-type="string">
            <text:p>EventName</text:p>
          </table:table-cell>
          <table:table-cell table:style-name="ce5" office:value-type="string">
            <text:p>EventDesc</text:p>
          </table:table-cell>
          <table:table-cell table:style-name="ce3" office:value-type="string">
            <text:p>EventActive</text:p>
          </table:table-cell>
          <table:table-cell table:style-name="ce3" office:value-type="string">
            <text:p>EventRGBColor</text:p>
          </table:table-cell>
          <table:table-cell table:style-name="ce3" office:value-type="string">
            <text:p>EventKeyWords</text:p>
          </table:table-cell>
          <table:table-cell table:style-name="ce3" office:value-type="string">
            <text:p>EventCreationDate</text:p>
          </table:table-cell>
          <table:table-cell table:style-name="ce12" office:value-type="string">
            <text:p>EventLastUpdate</text:p>
          </table:table-cell>
          <table:table-cell table:style-name="ce1" office:value-type="string">
            <text:p>*/</text:p>
          </table:table-cell>
          <table:table-cell table:number-columns-repeated="243"/>
        </table:table-row>
        <table:table-row table:style-name="ro1">
          <table:table-cell office:value-type="string">
            <text:p>INSERT INTO DI_Event values (</text:p>
          </table:table-cell>
          <table:table-cell office:value-type="string">
            <text:p>ACCIDENT</text:p>
          </table:table-cell>
          <table:table-cell office:value-type="string">
            <text:p>spa</text:p>
          </table:table-cell>
          <table:table-cell office:value-type="string">
            <text:p>Accidente</text:p>
          </table:table-cell>
          <table:table-cell table:style-name="ce6" office:value-type="string">
            <text:p>Accidentes de transporte vehicular, férreo, aéreo o naviero. Se limita a aquellos inducidos por fenómenos naturales como deslizamientos, sismos, huracanes, lluvias, o condiciones atmosféricas adversas, etc. Incluye aquellos accidentes de transporte que generan escapes de sustancias tóxicas, cualquiera sea su causa. Palabras claves: accidente vehicular, accidente férreo, accidente aéreo, accidente naviero. </text:p>
          </table:table-cell>
          <table:table-cell office:value-type="string">
            <text:p>True</text:p>
          </table:table-cell>
          <table:table-cell office:value-type="string">
            <text:p>000009</text:p>
          </table:table-cell>
          <table:table-cell office:value-type="string">
            <text:p>ACCIDENTE</text:p>
          </table:table-cell>
          <table:table-cell office:value-type="string">
            <text:p>2007-11-21 00:00:00</text:p>
          </table:table-cell>
          <table:table-cell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AVALANCHE</text:p>
          </table:table-cell>
          <table:table-cell office:value-type="string">
            <text:p>spa</text:p>
          </table:table-cell>
          <table:table-cell office:value-type="string">
            <text:p>Alud</text:p>
          </table:table-cell>
          <table:table-cell table:style-name="ce6" office:value-type="string">
            <text:p><text:span text:style-name="T3">Desprendimiento de masas de hielo y/o nieve. </text:span><text:span text:style-name="T4">Palabras claves: </text:span><text:span text:style-name="T5">avalancha.</text:span></text:p>
          </table:table-cell>
          <table:table-cell office:value-type="string">
            <text:p>True</text:p>
          </table:table-cell>
          <table:table-cell office:value-type="string">
            <text:p>E6E64C</text:p>
          </table:table-cell>
          <table:table-cell office:value-type="string">
            <text:p>AVALANCH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ALLUVION</text:p>
          </table:table-cell>
          <table:table-cell office:value-type="string">
            <text:p>spa</text:p>
          </table:table-cell>
          <table:table-cell office:value-type="string">
            <text:p>Aluvión</text:p>
          </table:table-cell>
          <table:table-cell table:style-name="ce7" office:value-type="string">
            <text:p>Avenidas torrenciales con arrastre de grandes cantidades de material sólido (guijarros, gravas y bloques de rocas), aplicable a aquellas regiones secas o cauces secos en los que las lluvias ocasionales los producen. Palabras claves: avenida torrencial, huayco, lloclla.</text:p>
          </table:table-cell>
          <table:table-cell office:value-type="string">
            <text:p>True</text:p>
          </table:table-cell>
          <table:table-cell office:value-type="string">
            <text:p>FFFFFF</text:p>
          </table:table-cell>
          <table:table-cell office:value-type="string">
            <text:p>ALUV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SPATE</text:p>
          </table:table-cell>
          <table:table-cell office:value-type="string">
            <text:p>spa</text:p>
          </table:table-cell>
          <table:table-cell office:value-type="string">
            <text:p>Avenida torrencial</text:p>
          </table:table-cell>
          <table:table-cell table:style-name="ce6" office:value-type="string">
            <text:p>Flujo violento de agua en una cuenca, a veces reportado como creciente (súbita, rápida), o como torrente. Se aplica cuando en los reportes aparece como -avalancha-, cuando la avenida transporta troncos de árboles y/o abundantes sedimentos desde finos hasta bloques de roca. Pueden ser generados por lluvias, por ruptura de represamientos o por abundantes deslizamientos sobre una cuenca. Excluye los aludes, porque éstos implican desprendimiento de hielo o nieve. Palabras claves: creciente súbita o rápida, torrente.</text:p>
          </table:table-cell>
          <table:table-cell office:value-type="string">
            <text:p>True</text:p>
          </table:table-cell>
          <table:table-cell office:value-type="string">
            <text:p>4C1900</text:p>
          </table:table-cell>
          <table:table-cell office:value-type="string">
            <text:p>AVENID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BIOLOGICAL</text:p>
          </table:table-cell>
          <table:table-cell office:value-type="string">
            <text:p>spa</text:p>
          </table:table-cell>
          <table:table-cell office:value-type="string">
            <text:p>Biológico</text:p>
          </table:table-cell>
          <table:table-cell table:style-name="ce8" office:value-type="string">
            <text:p>Mortandad o migración de especies biológicas. Pueden, en última instancia, estar asociados a contaminación o a cambios drásticos de parámetros ambientales. Un ejemplo es la -marea roja-, el calentamiento de las aguas por el fenómeno de El Niño o disminución de las cantidades óptimas de oxígeno por obstáculos que el ser humano impone a ciertas especies, como los diques o presas. </text:p>
          </table:table-cell>
          <table:table-cell office:value-type="string">
            <text:p>True</text:p>
          </table:table-cell>
          <table:table-cell office:value-type="string">
            <text:p>314004</text:p>
          </table:table-cell>
          <table:table-cell office:value-type="string">
            <text:p>BIOLOGIC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POLLUTION</text:p>
          </table:table-cell>
          <table:table-cell office:value-type="string">
            <text:p>spa</text:p>
          </table:table-cell>
          <table:table-cell office:value-type="string">
            <text:p>Contaminación</text:p>
          </table:table-cell>
          <table:table-cell table:style-name="ce9" office:value-type="string">
            <text:p>Concentración de sustancias contaminantes en el aire, el agua o los suelos, con niveles perjudiciales para la salud humana, para cultivos o especies animales. </text:p>
          </table:table-cell>
          <table:table-cell office:value-type="string">
            <text:p>True</text:p>
          </table:table-cell>
          <table:table-cell office:value-type="string">
            <text:p>333333</text:p>
          </table:table-cell>
          <table:table-cell office:value-type="string">
            <text:p>CONTAMIN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LANDSLIDE</text:p>
          </table:table-cell>
          <table:table-cell office:value-type="string">
            <text:p>spa</text:p>
          </table:table-cell>
          <table:table-cell office:value-type="string">
            <text:p>Deslizamiento</text:p>
          </table:table-cell>
          <table:table-cell table:style-name="ce9" office:value-type="string">
            <text:p>Movimiento de masa en la superficie terrestre.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office:value-type="string">
            <text:p>True</text:p>
          </table:table-cell>
          <table:table-cell office:value-type="string">
            <text:p>AECF00</text:p>
          </table:table-cell>
          <table:table-cell office:value-type="string">
            <text:p>DESLIZ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EPIDEMIC</text:p>
          </table:table-cell>
          <table:table-cell office:value-type="string">
            <text:p>spa</text:p>
          </table:table-cell>
          <table:table-cell office:value-type="string">
            <text:p>Epidemia</text:p>
          </table:table-cell>
          <table:table-cell table:style-name="ce9" office:value-type="string">
            <text:p>Enfermedad que ataca en una misma zona a uno o mas individuos (días, semanas, meses) excediendo la frecuencia esperada: como el cólera, la fiebre tifoidea, la peste bubónica, etc. Se debe tener en cuenta que la declaración de una epidemia depende de las condiciones endémicas de la misma y de la región. Palabras claves: enfermedad, endemia, pandemia.</text:p>
          </table:table-cell>
          <table:table-cell office:value-type="string">
            <text:p>True</text:p>
          </table:table-cell>
          <table:table-cell office:value-type="string">
            <text:p>808000</text:p>
          </table:table-cell>
          <table:table-cell office:value-type="string">
            <text:p>EPIDEM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ERUPTION</text:p>
          </table:table-cell>
          <table:table-cell office:value-type="string">
            <text:p>spa</text:p>
          </table:table-cell>
          <table:table-cell office:value-type="string">
            <text:p>Actividad Volcánica</text:p>
          </table:table-cell>
          <table:table-cell table:style-name="ce9" office:value-type="string">
            <text:p>Erupción o emisión de materias solidas, liquidas o gaseosas por aberturas o grietas de la corteza terrestre. Incluye erupciones de volcanes de lodo (diapiros), presentes en algunas regiones. Palabras claves: emisión de lava, emisión de vapor, emisión de ceniza, emisión de barro (lodo), emisión de agua, emisión de roca. </text:p>
          </table:table-cell>
          <table:table-cell office:value-type="string">
            <text:p>True</text:p>
          </table:table-cell>
          <table:table-cell office:value-type="string">
            <text:p>FF0000</text:p>
          </table:table-cell>
          <table:table-cell office:value-type="string">
            <text:p>VOLCA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LEAK</text:p>
          </table:table-cell>
          <table:table-cell office:value-type="string">
            <text:p>spa</text:p>
          </table:table-cell>
          <table:table-cell office:value-type="string">
            <text:p>Escape</text:p>
          </table:table-cell>
          <table:table-cell table:style-name="ce9" office:value-type="string">
            <text:p>Derrame o fuga de sustancias tóxicas, líquidas, sólidas o gaseosas (p. ej. fuga de gas propano), radioactivas o no, por ejemplo generados por accidentes tecnológicos, por error humano o negligencia.</text:p>
          </table:table-cell>
          <table:table-cell office:value-type="string">
            <text:p>True</text:p>
          </table:table-cell>
          <table:table-cell office:value-type="string">
            <text:p>808080</text:p>
          </table:table-cell>
          <table:table-cell office:value-type="string">
            <text:p>ESCAPE</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STRUCTURE</text:p>
          </table:table-cell>
          <table:table-cell office:value-type="string">
            <text:p>spa</text:p>
          </table:table-cell>
          <table:table-cell office:value-type="string">
            <text:p>Colapso estructural</text:p>
          </table:table-cell>
          <table:table-cell table:style-name="ce9" office:value-type="string">
            <text:p>Daño o colapso de cualquier tipo de estructuras (incluidas aquellas relacionadas con las redes eléctricas, acueducto o alcantarillado), debido a fenómenos como sobrecargas en escenarios públicos, puentes, falta de antenimiento, fatiga del material, diseños inadecuados. Incluye daños en estructuras, que sin llevarlas al colapso, las inhabilitan y que suelen ser reportadas como -fallas- (en el sentido de falla estructural). Los daños en estructuras inducidos por fenómenos naturales (p.e. sismos, deslizamientos, inundaciones, etc.) se reportan como efectos de ellos. <text:s/>Palabras claves: falla estructural.</text:p>
          </table:table-cell>
          <table:table-cell office:value-type="string">
            <text:p>True</text:p>
          </table:table-cell>
          <table:table-cell office:value-type="string">
            <text:p>CCCCCC</text:p>
          </table:table-cell>
          <table:table-cell office:value-type="string">
            <text:p>ESTRUCTURAL</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EXPLOSION</text:p>
          </table:table-cell>
          <table:table-cell office:value-type="string">
            <text:p>spa</text:p>
          </table:table-cell>
          <table:table-cell office:value-type="string">
            <text:p>Explosión</text:p>
          </table:table-cell>
          <table:table-cell table:style-name="ce9" office:value-type="string">
            <text:p>Liberación brusca de una gran cantidad de energía (térmica, química o nuclear), acompañada de estruendo y rotura violenta del recipiente que la contiene, produciendo calor, luz y gases. Incluye explosiones relacionadas con errores humanos o fallas en sistemas de infraestructura. En los inventarios (típicos) con DesInventar se excluyen actos de guerra o terrorismo.</text:p>
          </table:table-cell>
          <table:table-cell office:value-type="string">
            <text:p>True</text:p>
          </table:table-cell>
          <table:table-cell office:value-type="string">
            <text:p>94006B</text:p>
          </table:table-cell>
          <table:table-cell office:value-type="string">
            <text:p>EXPL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FORESTFIRE</text:p>
          </table:table-cell>
          <table:table-cell office:value-type="string">
            <text:p>spa</text:p>
          </table:table-cell>
          <table:table-cell office:value-type="string">
            <text:p>Incendio forestal</text:p>
          </table:table-cell>
          <table:table-cell table:style-name="ce9" office:value-type="string">
            <text:p>Incluye todos los incendios en campo abierto en áreas rurales, sobre bosques nativos, bosques cultivados, praderas, etc.</text:p>
          </table:table-cell>
          <table:table-cell office:value-type="string">
            <text:p>True</text:p>
          </table:table-cell>
          <table:table-cell office:value-type="string">
            <text:p>E6FF00</text:p>
          </table:table-cell>
          <table:table-cell office:value-type="string">
            <text:p>INCENDIOF;FORESTAL</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HAILSTORM</text:p>
          </table:table-cell>
          <table:table-cell office:value-type="string">
            <text:p>spa</text:p>
          </table:table-cell>
          <table:table-cell office:value-type="string">
            <text:p>Granizada</text:p>
          </table:table-cell>
          <table:table-cell table:style-name="ce9" office:value-type="string">
            <text:p>Agua congelada que desciende con violencia de las nubes en granos más o menos duros y gruesos, pero no en copos como la nieve. Palabras claves: granizo.</text:p>
          </table:table-cell>
          <table:table-cell office:value-type="string">
            <text:p>True</text:p>
          </table:table-cell>
          <table:table-cell office:value-type="string">
            <text:p>00CCCC</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FROST</text:p>
          </table:table-cell>
          <table:table-cell office:value-type="string">
            <text:p>spa</text:p>
          </table:table-cell>
          <table:table-cell office:value-type="string">
            <text:p>Helada</text:p>
          </table:table-cell>
          <table:table-cell table:style-name="ce9" office:value-type="string">
            <text:p>Disminución de la temperatura con efectos nocivos en la población, cultivos, bienes y servicios. Palabras claves: ola de frío, friaje.</text:p>
          </table:table-cell>
          <table:table-cell office:value-type="string">
            <text:p>True</text:p>
          </table:table-cell>
          <table:table-cell office:value-type="string">
            <text:p>83CA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HURRICANE</text:p>
          </table:table-cell>
          <table:table-cell office:value-type="string">
            <text:p>spa</text:p>
          </table:table-cell>
          <table:table-cell office:value-type="string">
            <text:p>Huracán</text:p>
          </table:table-cell>
          <table:table-cell table:style-name="ce10" office:value-type="string">
            <text:p>Depresión tropical que corresponde a una anomalía atmosférica violenta que gira a modo de torbellino caracterizado por fuentes vientos, acompañados por lluvia. Ocurren en el Mar Caribe y en el Océano Pacífico Tropical. Equivale a los ciclones en el Océano Índico y a los tifones en el Pacífico Occidental. Cuando el término -huracán- se haya usado en las fuentes para vientos huracanados, vendavales locales, torbellinos, borrascas, se reportarán como -vendaval-. Tormentas locales se reportarán como -tempestad-. Palabras claves: depresión tropical, ciclón, tifón.</text:p>
          </table:table-cell>
          <table:table-cell office:value-type="string">
            <text:p>True</text:p>
          </table:table-cell>
          <table:table-cell office:value-type="string">
            <text:p>4700B8</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FIRE</text:p>
          </table:table-cell>
          <table:table-cell office:value-type="string">
            <text:p>spa</text:p>
          </table:table-cell>
          <table:table-cell office:value-type="string">
            <text:p>Incendio</text:p>
          </table:table-cell>
          <table:table-cell table:style-name="ce9" office:value-type="string">
            <text:p>Incendios urbanos, industriales o rurales, diferentes a incendios forestales. </text:p>
          </table:table-cell>
          <table:table-cell office:value-type="string">
            <text:p>True</text:p>
          </table:table-cell>
          <table:table-cell office:value-type="string">
            <text:p>FFFF66</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FLOOD</text:p>
          </table:table-cell>
          <table:table-cell office:value-type="string">
            <text:p>spa</text:p>
          </table:table-cell>
          <table:table-cell office:value-type="string">
            <text:p>Inundación</text:p>
          </table:table-cell>
          <table:table-cell table:style-name="ce9" office:value-type="string">
            <text:p>Anegamiento o cubrimiento con agua de un terreno donde se localizen poblaciones, cultivos, bienes o infraestructura. Inundaciones por olas marinas en zonas litorales se reportarán con el término -marejada-.</text:p>
          </table:table-cell>
          <table:table-cell office:value-type="string">
            <text:p>True</text:p>
          </table:table-cell>
          <table:table-cell office:value-type="string">
            <text:p>004586</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LIQUEFACTION</text:p>
          </table:table-cell>
          <table:table-cell office:value-type="string">
            <text:p>spa</text:p>
          </table:table-cell>
          <table:table-cell office:value-type="string">
            <text:p>Licuación</text:p>
          </table:table-cell>
          <table:table-cell office:value-type="string">
            <text:p>Comportamiento momentáneo como un líquido de suelos granulares saturados de agua, perdiendo su capacidad de soportar pesos. A pesar de ser un fenómeno secundario o inducido por -sismo-, se ha incluido por ser causa de pérdidas y daños en muchas zonas habitadas, en áreas marítimas y continentales. Palabras claves: licuefacción.</text:p>
          </table:table-cell>
          <table:table-cell office:value-type="string">
            <text:p>True</text:p>
          </table:table-cell>
          <table:table-cell office:value-type="string">
            <text:p>80000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COASTLINE</text:p>
          </table:table-cell>
          <table:table-cell office:value-type="string">
            <text:p>spa</text:p>
          </table:table-cell>
          <table:table-cell office:value-type="string">
            <text:p>Cambio línea de costa</text:p>
          </table:table-cell>
          <table:table-cell table:style-name="ce9" office:value-type="string">
            <text:p>Variación de la línea costera y/o de las zonas marítimas próximas a la costa. Incluye formación y destrucción de islas, playas y barras de arena, erosión de acantilados, con efectos sobre poblaciones, sobre la navegación, etc. </text:p>
          </table:table-cell>
          <table:table-cell office:value-type="string">
            <text:p>True</text:p>
          </table:table-cell>
          <table:table-cell office:value-type="string">
            <text:p>579D1C</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RAIN</text:p>
          </table:table-cell>
          <table:table-cell office:value-type="string">
            <text:p>spa</text:p>
          </table:table-cell>
          <table:table-cell office:value-type="string">
            <text:p>Lluvias</text:p>
          </table:table-cell>
          <table:table-cell office:value-type="string">
            <text:p>Precipitación pluvial. Incluye lluvias puntuales, persistentes o torrenciales en una región específica, así como períodos largos de precipitaciones. Palabras claves: aguacero, chaparrón, chubasco, diluvio, páramo (llovizna persistente cuando desemboca en desastres, por ejemplo en regiones áridas o semiáridas), turbonada.</text:p>
          </table:table-cell>
          <table:table-cell office:value-type="string">
            <text:p>True</text:p>
          </table:table-cell>
          <table:table-cell office:value-type="string">
            <text:p>0084D1</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SURGE</text:p>
          </table:table-cell>
          <table:table-cell office:value-type="string">
            <text:p>spa</text:p>
          </table:table-cell>
          <table:table-cell office:value-type="string">
            <text:p>Marejada</text:p>
          </table:table-cell>
          <table:table-cell table:style-name="ce9" office:value-type="string">
            <text:p>Llegada de grandes olas al litoral, causados por huracanes, vendavales, tempestades; por coincidencia entre la dirección de los vientos y períodos de marea alta o por aumentos del nivel medio del mar durante el fenómeno El Niño. En algunos lugares se llama -creciente- o -puja- a la subida de las mareas hasta los niveles máximos quincenales y -cordonazo- a los máximos anuales. Excluye los reportes asociados con tsunami o maremoto. Palabras claves: creciente, puja, cordonazo, maretazo, mareta.</text:p>
          </table:table-cell>
          <table:table-cell office:value-type="string">
            <text:p>True</text:p>
          </table:table-cell>
          <table:table-cell office:value-type="string">
            <text:p>006B6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FOG</text:p>
          </table:table-cell>
          <table:table-cell office:value-type="string">
            <text:p>spa</text:p>
          </table:table-cell>
          <table:table-cell office:value-type="string">
            <text:p>Neblina</text:p>
          </table:table-cell>
          <table:table-cell table:style-name="ce9" office:value-type="string">
            <text:p>Masas de nubes que descienden hasta o se generan desde la superficie terrestre y que implican efectos sobre el transporte o cualquier otra actividad, por disminución de la visibilidad. Excluye falta de visibilidad por contaminación generada por polución, así sea generada por incendios de cualquier tipo. Palabras claves: Niebla.</text:p>
          </table:table-cell>
          <table:table-cell office:value-type="string">
            <text:p>True</text:p>
          </table:table-cell>
          <table:table-cell office:value-type="string">
            <text:p>E6E6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SNOWSTORM</text:p>
          </table:table-cell>
          <table:table-cell office:value-type="string">
            <text:p>spa</text:p>
          </table:table-cell>
          <table:table-cell office:value-type="string">
            <text:p>Nevada</text:p>
          </table:table-cell>
          <table:table-cell table:style-name="ce9" office:value-type="string">
            <text:p>Caída y acumulación de nieve. Palabras claves: nieve.</text:p>
          </table:table-cell>
          <table:table-cell office:value-type="string">
            <text:p>True</text:p>
          </table:table-cell>
          <table:table-cell office:value-type="string">
            <text:p>CCFF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HEATWAVE</text:p>
          </table:table-cell>
          <table:table-cell office:value-type="string">
            <text:p>spa</text:p>
          </table:table-cell>
          <table:table-cell office:value-type="string">
            <text:p>Ola de calor</text:p>
          </table:table-cell>
          <table:table-cell table:style-name="ce9" office:value-type="string">
            <text:p>Aumento de la temperatura en una región con efectos sobre poblaciones humanas, cultivos, bienes y servicios.</text:p>
          </table:table-cell>
          <table:table-cell office:value-type="string">
            <text:p>True</text:p>
          </table:table-cell>
          <table:table-cell office:value-type="string">
            <text:p>FF950E</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PANIC</text:p>
          </table:table-cell>
          <table:table-cell office:value-type="string">
            <text:p>spa</text:p>
          </table:table-cell>
          <table:table-cell office:value-type="string">
            <text:p>Pánico</text:p>
          </table:table-cell>
          <table:table-cell table:style-name="ce9" office:value-type="string">
            <text:p>Pánico o histeria colectiva en eventos masivos (estadios, salas de cine, etc.) que conduce a muertes, heridos y/o destrozos materiales. Cuando el pánico ha sido inducido por fenómenos naturales (p.e. sismos, deslizamientos, inundaciones, etc.) se reportará como efecto de ellos, siempre que hayan daños o efectos asociados. </text:p>
          </table:table-cell>
          <table:table-cell office:value-type="string">
            <text:p>True</text:p>
          </table:table-cell>
          <table:table-cell office:value-type="string">
            <text:p>FFD32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PLAGUE</text:p>
          </table:table-cell>
          <table:table-cell office:value-type="string">
            <text:p>spa</text:p>
          </table:table-cell>
          <table:table-cell office:value-type="string">
            <text:p>Plaga</text:p>
          </table:table-cell>
          <table:table-cell table:style-name="ce9" office:value-type="string">
            <text:p>Proliferación de organismos que afectan a comunidades, a la agricultura, a la ganadería o a bienes perecederos almacenados. Por ejemplo: ratas, langostas, abejas africanizadas, etc.</text:p>
          </table:table-cell>
          <table:table-cell office:value-type="string">
            <text:p>True</text:p>
          </table:table-cell>
          <table:table-cell office:value-type="string">
            <text:p>94BD5E</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SEDIMENTATION</text:p>
          </table:table-cell>
          <table:table-cell office:value-type="string">
            <text:p>spa</text:p>
          </table:table-cell>
          <table:table-cell office:value-type="string">
            <text:p>Sedimentación</text:p>
          </table:table-cell>
          <table:table-cell office:value-type="string">
            <text:p>Depositación de material sólido producido por movimientos de masa en laderas por erosión superficial, en cauces de ríos, por inundaciones, avenidas torrenciales, aludes, marejadas o tsunami.</text:p>
          </table:table-cell>
          <table:table-cell office:value-type="string">
            <text:p>True</text:p>
          </table:table-cell>
          <table:table-cell office:value-type="string">
            <text:p>996633</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DROUGHT</text:p>
          </table:table-cell>
          <table:table-cell office:value-type="string">
            <text:p>spa</text:p>
          </table:table-cell>
          <table:table-cell office:value-type="string">
            <text:p>Sequía</text:p>
          </table:table-cell>
          <table:table-cell table:style-name="ce9" office:value-type="string">
            <text:p>Temporada seca, sin lluvias, o con déficit de lluvias. En general se trata de períodos prolongados (meses, años, incluso decenios), que pueden ocurrir en áreas continentales restringidas o a escalas regionales. Excluye -Ola de calor- aunque una -Ola de calor- puede ocurrir durante un periodo de -Sequía-.</text:p>
          </table:table-cell>
          <table:table-cell office:value-type="string">
            <text:p>True</text:p>
          </table:table-cell>
          <table:table-cell office:value-type="string">
            <text:p>FFD32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EARTHQUAKE</text:p>
          </table:table-cell>
          <table:table-cell office:value-type="string">
            <text:p>spa</text:p>
          </table:table-cell>
          <table:table-cell office:value-type="string">
            <text:p>Sismo</text:p>
          </table:table-cell>
          <table:table-cell office:value-type="string">
            <text:p>Se denomina sismo o terremoto a las sacudidas bruscas del terreno causadas por el movimiento de las placas tectónicas. Palabras claves: terremoto, movimiento telúrico, temblor, terremoto, tremor, seismo.</text:p>
          </table:table-cell>
          <table:table-cell office:value-type="string">
            <text:p>True</text:p>
          </table:table-cell>
          <table:table-cell office:value-type="string">
            <text:p>C5000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STORM</text:p>
          </table:table-cell>
          <table:table-cell office:value-type="string">
            <text:p>spa</text:p>
          </table:table-cell>
          <table:table-cell office:value-type="string">
            <text:p>Tempestad</text:p>
          </table:table-cell>
          <table:table-cell table:style-name="ce9" office:value-type="string">
            <text:p>Lluvia acompañada de vientos fuertes y/o de descargas eléctricas (rayos, relámpagos). En general y también en razón de connotaciones regionales, puede no ser posible diferenciar entre -tempestad- y -vendaval-. Palabras claves: tormenta.</text:p>
          </table:table-cell>
          <table:table-cell office:value-type="string">
            <text:p>True</text:p>
          </table:table-cell>
          <table:table-cell office:value-type="string">
            <text:p>280099</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ELECTRICSTORM</text:p>
          </table:table-cell>
          <table:table-cell office:value-type="string">
            <text:p>spa</text:p>
          </table:table-cell>
          <table:table-cell office:value-type="string">
            <text:p>Tormenta eléctrica</text:p>
          </table:table-cell>
          <table:table-cell table:style-name="ce10" office:value-type="string">
            <text:p>Concentración de descargas estáticas atmosféricas (rayos), con efectos sobre humanos, animales y bienes domésticos, infraestructura (por ejemplo sobre redes eléctricas, conduciendo a apagones), o sobre la industria. Se diferencia de -Tempestad- en que no está acompañada de lluvias y vientos fuertes.</text:p>
          </table:table-cell>
          <table:table-cell office:value-type="string">
            <text:p>True</text:p>
          </table:table-cell>
          <table:table-cell office:value-type="string">
            <text:p>4B1F0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TORNADO</text:p>
          </table:table-cell>
          <table:table-cell office:value-type="string">
            <text:p>spa</text:p>
          </table:table-cell>
          <table:table-cell office:value-type="string">
            <text:p>Tornado</text:p>
          </table:table-cell>
          <table:table-cell table:style-name="ce9" office:value-type="string">
            <text:p>Columna de vientos fuertes en remolino en forma de embudo que llega a la tierra desde nubes cúmulonimbus. Puede incluir lluvia, granizo y rayos. </text:p>
          </table:table-cell>
          <table:table-cell office:value-type="string">
            <text:p>True</text:p>
          </table:table-cell>
          <table:table-cell office:value-type="string">
            <text:p>CCCC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TSUNAMI</text:p>
          </table:table-cell>
          <table:table-cell office:value-type="string">
            <text:p>spa</text:p>
          </table:table-cell>
          <table:table-cell office:value-type="string">
            <text:p>Tsunami</text:p>
          </table:table-cell>
          <table:table-cell table:style-name="ce9" office:value-type="string">
            <text:p>Aplicado a olas generadas por movimiento en el fondo del mar, generado por sismos, erupciones volcánicas o deslizamientos. Los términos marejada, maretazo, cordonazo o mareta, serán reportados como -Marejada-, si no corresponden a -Tsunami- en sentido estricto. Palabras claves: maremoto.</text:p>
          </table:table-cell>
          <table:table-cell office:value-type="string">
            <text:p>True</text:p>
          </table:table-cell>
          <table:table-cell office:value-type="string">
            <text:p>9966CC</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STRONGWIND</text:p>
          </table:table-cell>
          <table:table-cell office:value-type="string">
            <text:p>spa</text:p>
          </table:table-cell>
          <table:table-cell office:value-type="string">
            <text:p>Vendaval</text:p>
          </table:table-cell>
          <table:table-cell table:style-name="ce9" office:value-type="string">
            <text:p>Perturbación atmosférica que genera vientos fuertes y destructivos, generalmente sin lluvia. Excluye -Tornado- y Ciclón. Palabras claves: temporal, vientos huracanados, torbellinos, borrasca, viento fuerte, ventisca, tromba, ráfaga, racha.</text:p>
          </table:table-cell>
          <table:table-cell office:value-type="string">
            <text:p>True</text:p>
          </table:table-cell>
          <table:table-cell office:value-type="string">
            <text:p>9999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OTHER</text:p>
          </table:table-cell>
          <table:table-cell office:value-type="string">
            <text:p>spa</text:p>
          </table:table-cell>
          <table:table-cell office:value-type="string">
            <text:p>Otro</text:p>
          </table:table-cell>
          <table:table-cell office:value-type="string">
            <text:p>Cuando el desastre no está relacionado con ninguno de los tipos de eventos anteriormente presentados. Antes de usar este tipo de evento agote las opciones de seleccionar alguno de los eventos de la lista, si el evento es recurrente en su inventario y no hay nada en la lista que le corresponda sugerimos crear un nuevo evento.</text:p>
          </table:table-cell>
          <table:table-cell office:value-type="string">
            <text:p>True</text:p>
          </table:table-cell>
          <table:table-cell office:value-type="string">
            <text:p>00000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number-rows-repeated="65498">
          <table:table-cell table:number-columns-repeated="254"/>
        </table:table-row>
        <table:table-row table:style-name="ro1">
          <table:table-cell table:number-columns-repeated="254"/>
        </table:table-row>
      </table:table>
      <table:table table:name="event_eng" table:style-name="ta1" table:print="false">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5" table:default-cell-style-name="ce20"/>
        <table:table-column table:style-name="co6" table:default-cell-style-name="ce16"/>
        <table:table-column table:style-name="co7" table:number-columns-repeated="3" table:default-cell-style-name="ce16"/>
        <table:table-column table:style-name="co8" table:default-cell-style-name="ce23"/>
        <table:table-column table:style-name="co9" table:default-cell-style-name="ce16"/>
        <table:table-column table:style-name="co10" table:number-columns-repeated="242" table:default-cell-style-name="ce16"/>
        <table:table-column table:style-name="co10" table:default-cell-style-name="ce24"/>
        <table:table-row table:style-name="ro2">
          <table:table-cell table:style-name="ce15" office:value-type="string">
            <text:p>/*</text:p>
          </table:table-cell>
          <table:table-cell table:style-name="ce15" office:value-type="string">
            <text:p>EventId</text:p>
          </table:table-cell>
          <table:table-cell table:style-name="ce15" office:value-type="string">
            <text:p>EventLangCode</text:p>
          </table:table-cell>
          <table:table-cell table:style-name="ce15" office:value-type="string">
            <text:p>EventName</text:p>
          </table:table-cell>
          <table:table-cell table:style-name="ce18" office:value-type="string">
            <text:p>EventDesc</text:p>
          </table:table-cell>
          <table:table-cell table:style-name="ce15" office:value-type="string">
            <text:p>EventActive</text:p>
          </table:table-cell>
          <table:table-cell table:style-name="ce15" office:value-type="string">
            <text:p>EventRGBColor</text:p>
          </table:table-cell>
          <table:table-cell table:style-name="ce15" office:value-type="string">
            <text:p>EventKeyWords</text:p>
          </table:table-cell>
          <table:table-cell table:style-name="ce15" office:value-type="string">
            <text:p>EventCreationDate</text:p>
          </table:table-cell>
          <table:table-cell table:style-name="ce22" office:value-type="string">
            <text:p>EventLastUpdate</text:p>
          </table:table-cell>
          <table:table-cell table:style-name="ce15"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ACCIDENT</text:p>
          </table:table-cell>
          <table:table-cell office:value-type="string">
            <text:p>eng</text:p>
          </table:table-cell>
          <table:table-cell table:style-name="ce17" office:value-type="string">
            <text:p>Accident</text:p>
          </table:table-cell>
          <table:table-cell table:style-name="ce17"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office:value-type="string">
            <text:p>True</text:p>
          </table:table-cell>
          <table:table-cell table:style-name="ce21" table:formula="of:=[event_spa.G2]" office:value-type="string" office:string-value="000009">
            <text:p>000009</text:p>
          </table:table-cell>
          <table:table-cell office:value-type="string">
            <text:p>ACCIDENTE</text:p>
          </table:table-cell>
          <table:table-cell office:value-type="string">
            <text:p>2007-11-21 00:00:00</text:p>
          </table:table-cell>
          <table:table-cell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AVALANCHE</text:p>
          </table:table-cell>
          <table:table-cell office:value-type="string">
            <text:p>eng</text:p>
          </table:table-cell>
          <table:table-cell table:style-name="ce17" office:value-type="string">
            <text:p>Avalanche</text:p>
          </table:table-cell>
          <table:table-cell table:style-name="ce19" office:value-type="string">
            <text:p>Fall or loosening of masses of ice and/or snow. Key words: avalanche.</text:p>
          </table:table-cell>
          <table:table-cell office:value-type="string">
            <text:p>True</text:p>
          </table:table-cell>
          <table:table-cell table:style-name="ce21" table:formula="of:=[event_spa.G3]" office:value-type="string" office:string-value="E6E64C">
            <text:p>E6E64C</text:p>
          </table:table-cell>
          <table:table-cell office:value-type="string">
            <text:p>AVALANCH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ALLUVION</text:p>
          </table:table-cell>
          <table:table-cell office:value-type="string">
            <text:p>eng</text:p>
          </table:table-cell>
          <table:table-cell table:style-name="ce17" office:value-type="string">
            <text:p>Alluvium</text:p>
          </table:table-cell>
          <table:table-cell table:style-name="ce17"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office:value-type="string">
            <text:p>True</text:p>
          </table:table-cell>
          <table:table-cell table:style-name="ce21" table:formula="of:=[event_spa.G4]" office:value-type="string" office:string-value="FFFFFF">
            <text:p>FFFFFF</text:p>
          </table:table-cell>
          <table:table-cell office:value-type="string">
            <text:p>ALUV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PATE</text:p>
          </table:table-cell>
          <table:table-cell office:value-type="string">
            <text:p>eng</text:p>
          </table:table-cell>
          <table:table-cell table:style-name="ce17" office:value-type="string">
            <text:p>Torrential flow</text:p>
          </table:table-cell>
          <table:table-cell table:style-name="ce17"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office:value-type="string">
            <text:p>True</text:p>
          </table:table-cell>
          <table:table-cell table:style-name="ce21" table:formula="of:=[event_spa.G5]" office:value-type="string" office:string-value="4C1900">
            <text:p>4C1900</text:p>
          </table:table-cell>
          <table:table-cell office:value-type="string">
            <text:p>AVENID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BIOLOGICAL</text:p>
          </table:table-cell>
          <table:table-cell office:value-type="string">
            <text:p>eng</text:p>
          </table:table-cell>
          <table:table-cell table:style-name="ce17" office:value-type="string">
            <text:p>Biological migration or loss</text:p>
          </table:table-cell>
          <table:table-cell table:style-name="ce19"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office:value-type="string">
            <text:p>True</text:p>
          </table:table-cell>
          <table:table-cell table:style-name="ce21" table:formula="of:=[event_spa.G6]" office:value-type="string" office:string-value="314004">
            <text:p>314004</text:p>
          </table:table-cell>
          <table:table-cell office:value-type="string">
            <text:p>BIOLOGIC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POLLUTION</text:p>
          </table:table-cell>
          <table:table-cell office:value-type="string">
            <text:p>eng</text:p>
          </table:table-cell>
          <table:table-cell table:style-name="ce17" office:value-type="string">
            <text:p>Contamination</text:p>
          </table:table-cell>
          <table:table-cell table:style-name="ce19" office:value-type="string">
            <text:p>Concentration of contaminating substances in the air, water or soil, at levels which are damaging to human, animal, or plant life.</text:p>
          </table:table-cell>
          <table:table-cell office:value-type="string">
            <text:p>True</text:p>
          </table:table-cell>
          <table:table-cell table:style-name="ce21" table:formula="of:=[event_spa.G7]" office:value-type="string" office:string-value="333333">
            <text:p>333333</text:p>
          </table:table-cell>
          <table:table-cell office:value-type="string">
            <text:p>CONTAMIN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LANDSLIDE</text:p>
          </table:table-cell>
          <table:table-cell office:value-type="string">
            <text:p>eng</text:p>
          </table:table-cell>
          <table:table-cell table:style-name="ce17" office:value-type="string">
            <text:p>Landslide</text:p>
          </table:table-cell>
          <table:table-cell table:style-name="ce19"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office:value-type="string">
            <text:p>True</text:p>
          </table:table-cell>
          <table:table-cell table:style-name="ce21" table:formula="of:=[event_spa.G8]" office:value-type="string" office:string-value="AECF00">
            <text:p>AECF00</text:p>
          </table:table-cell>
          <table:table-cell office:value-type="string">
            <text:p>DESLIZ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PIDEMIC</text:p>
          </table:table-cell>
          <table:table-cell office:value-type="string">
            <text:p>eng</text:p>
          </table:table-cell>
          <table:table-cell table:style-name="ce17" office:value-type="string">
            <text:p>Epidemic</text:p>
          </table:table-cell>
          <table:table-cell table:style-name="ce19"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office:value-type="string">
            <text:p>True</text:p>
          </table:table-cell>
          <table:table-cell table:style-name="ce21" table:formula="of:=[event_spa.G9]" office:value-type="string" office:string-value="808000">
            <text:p>808000</text:p>
          </table:table-cell>
          <table:table-cell office:value-type="string">
            <text:p>EPIDEM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RUPTION</text:p>
          </table:table-cell>
          <table:table-cell office:value-type="string">
            <text:p>eng</text:p>
          </table:table-cell>
          <table:table-cell table:style-name="ce17" office:value-type="string">
            <text:p>Volcanic Activity</text:p>
          </table:table-cell>
          <table:table-cell table:style-name="ce19"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office:value-type="string">
            <text:p>True</text:p>
          </table:table-cell>
          <table:table-cell table:style-name="ce21" table:formula="of:=[event_spa.G10]" office:value-type="string" office:string-value="FF0000">
            <text:p>FF0000</text:p>
          </table:table-cell>
          <table:table-cell office:value-type="string">
            <text:p>VOLCA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LEAK</text:p>
          </table:table-cell>
          <table:table-cell office:value-type="string">
            <text:p>eng</text:p>
          </table:table-cell>
          <table:table-cell table:style-name="ce17" office:value-type="string">
            <text:p>Leak</text:p>
          </table:table-cell>
          <table:table-cell table:style-name="ce19" office:value-type="string">
            <text:p>Seepage or escape of toxic and/or radioactive substances, liquids, solids or gases (e.g., gas leak). This may be caused by technological accidents, by human error or negligence.</text:p>
          </table:table-cell>
          <table:table-cell office:value-type="string">
            <text:p>True</text:p>
          </table:table-cell>
          <table:table-cell table:style-name="ce21" table:formula="of:=[event_spa.G11]" office:value-type="string" office:string-value="808080">
            <text:p>808080</text:p>
          </table:table-cell>
          <table:table-cell office:value-type="string">
            <text:p>ESCAPE</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TRUCTURE</text:p>
          </table:table-cell>
          <table:table-cell office:value-type="string">
            <text:p>eng</text:p>
          </table:table-cell>
          <table:table-cell table:style-name="ce17" office:value-type="string">
            <text:p>Structural collapse</text:p>
          </table:table-cell>
          <table:table-cell table:style-name="ce19"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office:value-type="string">
            <text:p>True</text:p>
          </table:table-cell>
          <table:table-cell table:style-name="ce21" table:formula="of:=[event_spa.G12]" office:value-type="string" office:string-value="CCCCCC">
            <text:p>CCCCCC</text:p>
          </table:table-cell>
          <table:table-cell office:value-type="string">
            <text:p>ESTRUCTURAL</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XPLOSION</text:p>
          </table:table-cell>
          <table:table-cell office:value-type="string">
            <text:p>eng</text:p>
          </table:table-cell>
          <table:table-cell table:style-name="ce17" office:value-type="string">
            <text:p>Explosion</text:p>
          </table:table-cell>
          <table:table-cell table:style-name="ce19"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office:value-type="string">
            <text:p>True</text:p>
          </table:table-cell>
          <table:table-cell table:style-name="ce21" table:formula="of:=[event_spa.G13]" office:value-type="string" office:string-value="94006B">
            <text:p>94006B</text:p>
          </table:table-cell>
          <table:table-cell office:value-type="string">
            <text:p>EXPL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ORESTFIRE</text:p>
          </table:table-cell>
          <table:table-cell office:value-type="string">
            <text:p>eng</text:p>
          </table:table-cell>
          <table:table-cell table:style-name="ce17" office:value-type="string">
            <text:p>Forest fire</text:p>
          </table:table-cell>
          <table:table-cell table:style-name="ce19" office:value-type="string">
            <text:p>Includes all types of fires in open land in rural areas, in natural woods, cultivated forests, meadows, prairies, etc.</text:p>
          </table:table-cell>
          <table:table-cell office:value-type="string">
            <text:p>True</text:p>
          </table:table-cell>
          <table:table-cell table:style-name="ce21" table:formula="of:=[event_spa.G14]" office:value-type="string" office:string-value="E6FF00">
            <text:p>E6FF00</text:p>
          </table:table-cell>
          <table:table-cell office:value-type="string">
            <text:p>INCENDIOF</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HAILSTORM</text:p>
          </table:table-cell>
          <table:table-cell office:value-type="string">
            <text:p>eng</text:p>
          </table:table-cell>
          <table:table-cell table:style-name="ce17" office:value-type="string">
            <text:p>Hail</text:p>
          </table:table-cell>
          <table:table-cell table:style-name="ce19" office:value-type="string">
            <text:p>Small balls of frozen water which fall violently from clouds, mostly hard and thick, but not in flakes like snow. Key words: sleet, hailstone.</text:p>
          </table:table-cell>
          <table:table-cell office:value-type="string">
            <text:p>True</text:p>
          </table:table-cell>
          <table:table-cell table:style-name="ce21" table:formula="of:=[event_spa.G15]" office:value-type="string" office:string-value="00CCCC">
            <text:p>00CCCC</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ROST</text:p>
          </table:table-cell>
          <table:table-cell office:value-type="string">
            <text:p>eng</text:p>
          </table:table-cell>
          <table:table-cell table:style-name="ce17" office:value-type="string">
            <text:p>Frost</text:p>
          </table:table-cell>
          <table:table-cell table:style-name="ce17" office:value-type="string">
            <text:p>Fall in temperature with damaging effects on people, crops, goods and services. Key words: cold front, cold wave, freeze.</text:p>
          </table:table-cell>
          <table:table-cell office:value-type="string">
            <text:p>True</text:p>
          </table:table-cell>
          <table:table-cell table:style-name="ce21" table:formula="of:=[event_spa.G16]" office:value-type="string" office:string-value="83CAFF">
            <text:p>83CA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HURRICANE</text:p>
          </table:table-cell>
          <table:table-cell office:value-type="string">
            <text:p>eng</text:p>
          </table:table-cell>
          <table:table-cell table:style-name="ce17" office:value-type="string">
            <text:p>Hurricane</text:p>
          </table:table-cell>
          <table:table-cell table:style-name="ce19"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office:value-type="string">
            <text:p>True</text:p>
          </table:table-cell>
          <table:table-cell table:style-name="ce21" table:formula="of:=[event_spa.G17]" office:value-type="string" office:string-value="4700B8">
            <text:p>4700B8</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IRE</text:p>
          </table:table-cell>
          <table:table-cell office:value-type="string">
            <text:p>eng</text:p>
          </table:table-cell>
          <table:table-cell table:style-name="ce17" office:value-type="string">
            <text:p>Fire</text:p>
          </table:table-cell>
          <table:table-cell table:style-name="ce19" office:value-type="string">
            <text:p>Urban, industrial or rural fires, as distinct from forest fires.</text:p>
          </table:table-cell>
          <table:table-cell office:value-type="string">
            <text:p>True</text:p>
          </table:table-cell>
          <table:table-cell table:style-name="ce21" table:formula="of:=[event_spa.G18]" office:value-type="string" office:string-value="FFFF66">
            <text:p>FFFF66</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LOOD</text:p>
          </table:table-cell>
          <table:table-cell office:value-type="string">
            <text:p>eng</text:p>
          </table:table-cell>
          <table:table-cell table:style-name="ce17" office:value-type="string">
            <text:p>Inundation</text:p>
          </table:table-cell>
          <table:table-cell table:style-name="ce19" office:value-type="string">
            <text:p>Flooding or covering with water of an area where people, crops, goods or infrastructure are located. Flooding caused by sea waves in coastal areas will be reported using the term –oceanic surge-.</text:p>
          </table:table-cell>
          <table:table-cell office:value-type="string">
            <text:p>True</text:p>
          </table:table-cell>
          <table:table-cell table:style-name="ce21" table:formula="of:=[event_spa.G19]" office:value-type="string" office:string-value="004586">
            <text:p>004586</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LIQUEFACTION</text:p>
          </table:table-cell>
          <table:table-cell office:value-type="string">
            <text:p>eng</text:p>
          </table:table-cell>
          <table:table-cell table:style-name="ce17" office:value-type="string">
            <text:p>Liquefaction</text:p>
          </table:table-cell>
          <table:table-cell table:style-name="ce19"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office:value-type="string">
            <text:p>True</text:p>
          </table:table-cell>
          <table:table-cell table:style-name="ce21" table:formula="of:=[event_spa.G20]" office:value-type="string" office:string-value="800000">
            <text:p>80000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COASTLINE</text:p>
          </table:table-cell>
          <table:table-cell office:value-type="string">
            <text:p>eng</text:p>
          </table:table-cell>
          <table:table-cell table:style-name="ce17" office:value-type="string">
            <text:p>Change in coastline</text:p>
          </table:table-cell>
          <table:table-cell table:style-name="ce17" office:value-type="string">
            <text:p>Variation in the coastline and/or maritime areas near the coast. Includes the formation and destruction of islands, beaches and sand-dunes, erosion of cliffs, with effects on population, on navigation, etc.</text:p>
          </table:table-cell>
          <table:table-cell office:value-type="string">
            <text:p>True</text:p>
          </table:table-cell>
          <table:table-cell table:style-name="ce21" table:formula="of:=[event_spa.G21]" office:value-type="string" office:string-value="579D1C">
            <text:p>579D1C</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RAIN</text:p>
          </table:table-cell>
          <table:table-cell office:value-type="string">
            <text:p>eng</text:p>
          </table:table-cell>
          <table:table-cell table:style-name="ce17" office:value-type="string">
            <text:p>Rainfall</text:p>
          </table:table-cell>
          <table:table-cell table:style-name="ce19"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office:value-type="string">
            <text:p>True</text:p>
          </table:table-cell>
          <table:table-cell table:style-name="ce21" table:formula="of:=[event_spa.G22]" office:value-type="string" office:string-value="0084D1">
            <text:p>0084D1</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URGE</text:p>
          </table:table-cell>
          <table:table-cell office:value-type="string">
            <text:p>eng</text:p>
          </table:table-cell>
          <table:table-cell table:style-name="ce17" office:value-type="string">
            <text:p>Storm surge</text:p>
          </table:table-cell>
          <table:table-cell table:style-name="ce19"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office:value-type="string">
            <text:p>True</text:p>
          </table:table-cell>
          <table:table-cell table:style-name="ce21" table:formula="of:=[event_spa.G23]" office:value-type="string" office:string-value="006B6B">
            <text:p>006B6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OG</text:p>
          </table:table-cell>
          <table:table-cell office:value-type="string">
            <text:p>eng</text:p>
          </table:table-cell>
          <table:table-cell table:style-name="ce17" office:value-type="string">
            <text:p>Fog</text:p>
          </table:table-cell>
          <table:table-cell table:style-name="ce19"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office:value-type="string">
            <text:p>True</text:p>
          </table:table-cell>
          <table:table-cell table:style-name="ce21" table:formula="of:=[event_spa.G24]" office:value-type="string" office:string-value="E6E6FF">
            <text:p>E6E6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NOWSTORM</text:p>
          </table:table-cell>
          <table:table-cell office:value-type="string">
            <text:p>eng</text:p>
          </table:table-cell>
          <table:table-cell table:style-name="ce17" office:value-type="string">
            <text:p>Snowfall</text:p>
          </table:table-cell>
          <table:table-cell table:style-name="ce19" office:value-type="string">
            <text:p>Fall and accumulation of snow. Key words: snow.</text:p>
          </table:table-cell>
          <table:table-cell office:value-type="string">
            <text:p>True</text:p>
          </table:table-cell>
          <table:table-cell table:style-name="ce21" table:formula="of:=[event_spa.G25]" office:value-type="string" office:string-value="CCFFFF">
            <text:p>CCFF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HEATWAVE</text:p>
          </table:table-cell>
          <table:table-cell office:value-type="string">
            <text:p>eng</text:p>
          </table:table-cell>
          <table:table-cell table:style-name="ce17" office:value-type="string">
            <text:p>Heatwave</text:p>
          </table:table-cell>
          <table:table-cell table:style-name="ce19" office:value-type="string">
            <text:p>Increase in temperature in a region which affects people, crops, goods and services.</text:p>
          </table:table-cell>
          <table:table-cell office:value-type="string">
            <text:p>True</text:p>
          </table:table-cell>
          <table:table-cell table:style-name="ce21" table:formula="of:=[event_spa.G26]" office:value-type="string" office:string-value="FF950E">
            <text:p>FF950E</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PANIC</text:p>
          </table:table-cell>
          <table:table-cell office:value-type="string">
            <text:p>eng</text:p>
          </table:table-cell>
          <table:table-cell table:style-name="ce17" office:value-type="string">
            <text:p>Panic</text:p>
          </table:table-cell>
          <table:table-cell table:style-name="ce19"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office:value-type="string">
            <text:p>True</text:p>
          </table:table-cell>
          <table:table-cell table:style-name="ce21" table:formula="of:=[event_spa.G27]" office:value-type="string" office:string-value="FFD320">
            <text:p>FFD32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PLAGUE</text:p>
          </table:table-cell>
          <table:table-cell office:value-type="string">
            <text:p>eng</text:p>
          </table:table-cell>
          <table:table-cell table:style-name="ce17" office:value-type="string">
            <text:p>Plagues</text:p>
          </table:table-cell>
          <table:table-cell table:style-name="ce19" office:value-type="string">
            <text:p>Proliferation of organisms which affect communities, agriculture, livestock or fishing goods. For example: rats, locusts, African bees, etc. </text:p>
          </table:table-cell>
          <table:table-cell office:value-type="string">
            <text:p>True</text:p>
          </table:table-cell>
          <table:table-cell table:style-name="ce21" table:formula="of:=[event_spa.G28]" office:value-type="string" office:string-value="94BD5E">
            <text:p>94BD5E</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EDIMENTATION</text:p>
          </table:table-cell>
          <table:table-cell office:value-type="string">
            <text:p>eng</text:p>
          </table:table-cell>
          <table:table-cell table:style-name="ce17" office:value-type="string">
            <text:p>Sedimentation</text:p>
          </table:table-cell>
          <table:table-cell table:style-name="ce19" office:value-type="string">
            <text:p>Deposits of solid material produced by mass movement of hillside due to superficial erosion, along riverbanks, by flood, flash flood, torrential flow of water, avalanche, tidal surges, or tsunami.</text:p>
          </table:table-cell>
          <table:table-cell office:value-type="string">
            <text:p>True</text:p>
          </table:table-cell>
          <table:table-cell table:style-name="ce21" table:formula="of:=[event_spa.G29]" office:value-type="string" office:string-value="996633">
            <text:p>996633</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DROUGHT</text:p>
          </table:table-cell>
          <table:table-cell office:value-type="string">
            <text:p>eng</text:p>
          </table:table-cell>
          <table:table-cell table:style-name="ce17" office:value-type="string">
            <text:p>Drought</text:p>
          </table:table-cell>
          <table:table-cell table:style-name="ce19" office:value-type="string">
            <text:p>Period of dryness, without rainfall or insufficient rainfall. Generally it refers to prolonged periods (months, years or even decades) which may occur in restricted continental areas or in regional steppes escalas<text:span text:style-name="T6"> </text:span><text:span text:style-name="T7">. Excludes – Heatwave – although a –Heatwave- may occur during a period of drought. </text:span></text:p>
          </table:table-cell>
          <table:table-cell office:value-type="string">
            <text:p>True</text:p>
          </table:table-cell>
          <table:table-cell table:style-name="ce21" table:formula="of:=[event_spa.G30]" office:value-type="string" office:string-value="FFD320">
            <text:p>FFD32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ARTHQUAKE</text:p>
          </table:table-cell>
          <table:table-cell office:value-type="string">
            <text:p>eng</text:p>
          </table:table-cell>
          <table:table-cell table:style-name="ce17" office:value-type="string">
            <text:p>Earthquake</text:p>
          </table:table-cell>
          <table:table-cell table:style-name="ce19" office:value-type="string">
            <text:p>An earthquake or a quake is the abrupt shaking of the earth caused by movement of tectonic plates. Key words: tremor, quake, upheaval, seismic movement.</text:p>
          </table:table-cell>
          <table:table-cell office:value-type="string">
            <text:p>True</text:p>
          </table:table-cell>
          <table:table-cell table:style-name="ce21" table:formula="of:=[event_spa.G31]" office:value-type="string" office:string-value="C5000B">
            <text:p>C5000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TORM</text:p>
          </table:table-cell>
          <table:table-cell office:value-type="string">
            <text:p>eng</text:p>
          </table:table-cell>
          <table:table-cell table:style-name="ce17" office:value-type="string">
            <text:p>Storm</text:p>
          </table:table-cell>
          <table:table-cell table:style-name="ce17"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office:value-type="string">
            <text:p>True</text:p>
          </table:table-cell>
          <table:table-cell table:style-name="ce21" table:formula="of:=[event_spa.G32]" office:value-type="string" office:string-value="280099">
            <text:p>280099</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LECTRICSTORM</text:p>
          </table:table-cell>
          <table:table-cell office:value-type="string">
            <text:p>eng</text:p>
          </table:table-cell>
          <table:table-cell table:style-name="ce17" office:value-type="string">
            <text:p>Electrical storm</text:p>
          </table:table-cell>
          <table:table-cell table:style-name="ce19"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office:value-type="string">
            <text:p>True</text:p>
          </table:table-cell>
          <table:table-cell table:style-name="ce21" table:formula="of:=[event_spa.G33]" office:value-type="string" office:string-value="4B1F0B">
            <text:p>4B1F0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TORNADO</text:p>
          </table:table-cell>
          <table:table-cell office:value-type="string">
            <text:p>eng</text:p>
          </table:table-cell>
          <table:table-cell table:style-name="ce17" office:value-type="string">
            <text:p>Tornado</text:p>
          </table:table-cell>
          <table:table-cell table:style-name="ce19" office:value-type="string">
            <text:p>A column of strong, spinning wind in the shape of a funnel which comes to the earth from cumulonimbus clouds. May include rain, hail and lightning.</text:p>
          </table:table-cell>
          <table:table-cell office:value-type="string">
            <text:p>True</text:p>
          </table:table-cell>
          <table:table-cell table:style-name="ce21" table:formula="of:=[event_spa.G34]" office:value-type="string" office:string-value="CCCCFF">
            <text:p>CCCC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TSUNAMI</text:p>
          </table:table-cell>
          <table:table-cell office:value-type="string">
            <text:p>eng</text:p>
          </table:table-cell>
          <table:table-cell table:style-name="ce17" office:value-type="string">
            <text:p>Tsunami</text:p>
          </table:table-cell>
          <table:table-cell table:style-name="ce19"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office:value-type="string">
            <text:p>True</text:p>
          </table:table-cell>
          <table:table-cell table:style-name="ce21" table:formula="of:=[event_spa.G35]" office:value-type="string" office:string-value="9966CC">
            <text:p>9966CC</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TRONGWIND</text:p>
          </table:table-cell>
          <table:table-cell office:value-type="string">
            <text:p>eng</text:p>
          </table:table-cell>
          <table:table-cell table:style-name="ce17" office:value-type="string">
            <text:p>Gale</text:p>
          </table:table-cell>
          <table:table-cell table:style-name="ce19" office:value-type="string">
            <text:p>Atmospheric disturbance which generates strong, destructive winds, normally without rain. Excludes –Tornado- and –Cyclone- Key words: wind, strong wind, hurricane-force winds, whirlwind, squall, blizzard, typhoon, gust. <text:s text:c="4"/></text:p>
          </table:table-cell>
          <table:table-cell office:value-type="string">
            <text:p>True</text:p>
          </table:table-cell>
          <table:table-cell table:style-name="ce21" table:formula="of:=[event_spa.G36]" office:value-type="string" office:string-value="9999FF">
            <text:p>9999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OTHER</text:p>
          </table:table-cell>
          <table:table-cell office:value-type="string">
            <text:p>eng</text:p>
          </table:table-cell>
          <table:table-cell table:style-name="ce17" office:value-type="string">
            <text:p>Other</text:p>
          </table:table-cell>
          <table:table-cell table:style-name="ce17"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office:value-type="string">
            <text:p>True</text:p>
          </table:table-cell>
          <table:table-cell table:style-name="ce21" table:formula="of:=[event_spa.G37]" office:value-type="string" office:string-value="000000">
            <text:p>00000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number-rows-repeated="65498">
          <table:table-cell table:number-columns-repeated="254"/>
        </table:table-row>
        <table:table-row table:style-name="ro1">
          <table:table-cell table:number-columns-repeated="254"/>
        </table:table-row>
      </table:table>
      <table:table table:name="event_fre" table:style-name="ta1" table:print="false">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5" table:default-cell-style-name="ce20"/>
        <table:table-column table:style-name="co6" table:default-cell-style-name="ce16"/>
        <table:table-column table:style-name="co7" table:number-columns-repeated="3" table:default-cell-style-name="ce16"/>
        <table:table-column table:style-name="co8" table:default-cell-style-name="ce23"/>
        <table:table-column table:style-name="co9" table:default-cell-style-name="ce16"/>
        <table:table-column table:style-name="co10" table:number-columns-repeated="242" table:default-cell-style-name="ce16"/>
        <table:table-column table:style-name="co10" table:default-cell-style-name="ce24"/>
        <table:table-row table:style-name="ro2">
          <table:table-cell table:style-name="ce15" office:value-type="string">
            <text:p>/*</text:p>
          </table:table-cell>
          <table:table-cell table:style-name="ce15" office:value-type="string">
            <text:p>EventId</text:p>
          </table:table-cell>
          <table:table-cell table:style-name="ce15" office:value-type="string">
            <text:p>EventLangCode</text:p>
          </table:table-cell>
          <table:table-cell table:style-name="ce15" office:value-type="string">
            <text:p>EventName</text:p>
          </table:table-cell>
          <table:table-cell table:style-name="ce18" office:value-type="string">
            <text:p>EventDesc</text:p>
          </table:table-cell>
          <table:table-cell table:style-name="ce15" office:value-type="string">
            <text:p>EventActive</text:p>
          </table:table-cell>
          <table:table-cell table:style-name="ce15" office:value-type="string">
            <text:p>EventRGBColor</text:p>
          </table:table-cell>
          <table:table-cell table:style-name="ce15" office:value-type="string">
            <text:p>EventKeyWords</text:p>
          </table:table-cell>
          <table:table-cell table:style-name="ce15" office:value-type="string">
            <text:p>EventCreationDate</text:p>
          </table:table-cell>
          <table:table-cell table:style-name="ce22" office:value-type="string">
            <text:p>EventLastUpdate</text:p>
          </table:table-cell>
          <table:table-cell table:style-name="ce15"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ACCIDENT</text:p>
          </table:table-cell>
          <table:table-cell office:value-type="string">
            <text:p>fre</text:p>
          </table:table-cell>
          <table:table-cell table:style-name="ce17" office:value-type="string">
            <text:p>Accident</text:p>
          </table:table-cell>
          <table:table-cell table:style-name="ce17"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office:value-type="string">
            <text:p>True</text:p>
          </table:table-cell>
          <table:table-cell table:style-name="ce21" table:formula="of:=[event_spa.G2]" office:value-type="string" office:string-value="000009">
            <text:p>000009</text:p>
          </table:table-cell>
          <table:table-cell office:value-type="string">
            <text:p>ACCIDENT</text:p>
          </table:table-cell>
          <table:table-cell office:value-type="string">
            <text:p>2007-11-21 00:00:00</text:p>
          </table:table-cell>
          <table:table-cell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AVALANCHE</text:p>
          </table:table-cell>
          <table:table-cell office:value-type="string">
            <text:p>fre</text:p>
          </table:table-cell>
          <table:table-cell table:style-name="ce17" office:value-type="string">
            <text:p>Avalanche</text:p>
          </table:table-cell>
          <table:table-cell table:style-name="ce19" office:value-type="string">
            <text:p>Fall or loosening of masses of ice and/or snow. Key words: avalanche.</text:p>
          </table:table-cell>
          <table:table-cell office:value-type="string">
            <text:p>True</text:p>
          </table:table-cell>
          <table:table-cell table:style-name="ce21" table:formula="of:=[event_spa.G3]" office:value-type="string" office:string-value="E6E64C">
            <text:p>E6E64C</text:p>
          </table:table-cell>
          <table:table-cell office:value-type="string">
            <text:p>AVALANCHE</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ALLUVION</text:p>
          </table:table-cell>
          <table:table-cell office:value-type="string">
            <text:p>fre</text:p>
          </table:table-cell>
          <table:table-cell table:style-name="ce17" office:value-type="string">
            <text:p>Flash inondations</text:p>
          </table:table-cell>
          <table:table-cell table:style-name="ce17"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office:value-type="string">
            <text:p>True</text:p>
          </table:table-cell>
          <table:table-cell table:style-name="ce21" table:formula="of:=[event_spa.G4]" office:value-type="string" office:string-value="FFFFFF">
            <text:p>FFFFFF</text:p>
          </table:table-cell>
          <table:table-cell office:value-type="string">
            <text:p>ALLUV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PATE</text:p>
          </table:table-cell>
          <table:table-cell office:value-type="string">
            <text:p>fre</text:p>
          </table:table-cell>
          <table:table-cell table:style-name="ce17" office:value-type="string">
            <text:p>Torrentielles débit</text:p>
          </table:table-cell>
          <table:table-cell table:style-name="ce17"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office:value-type="string">
            <text:p>True</text:p>
          </table:table-cell>
          <table:table-cell table:style-name="ce21" table:formula="of:=[event_spa.G5]" office:value-type="string" office:string-value="4C1900">
            <text:p>4C1900</text:p>
          </table:table-cell>
          <table:table-cell office:value-type="string">
            <text:p>AVENID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BIOLOGICAL</text:p>
          </table:table-cell>
          <table:table-cell office:value-type="string">
            <text:p>fre</text:p>
          </table:table-cell>
          <table:table-cell table:style-name="ce17" office:value-type="string">
            <text:p>Biologiques de migration ou de la perte</text:p>
          </table:table-cell>
          <table:table-cell table:style-name="ce19"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office:value-type="string">
            <text:p>True</text:p>
          </table:table-cell>
          <table:table-cell table:style-name="ce21" table:formula="of:=[event_spa.G6]" office:value-type="string" office:string-value="314004">
            <text:p>314004</text:p>
          </table:table-cell>
          <table:table-cell office:value-type="string">
            <text:p>BIOLOGIC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POLLUTION</text:p>
          </table:table-cell>
          <table:table-cell office:value-type="string">
            <text:p>fre</text:p>
          </table:table-cell>
          <table:table-cell table:style-name="ce17" office:value-type="string">
            <text:p>La contamination</text:p>
          </table:table-cell>
          <table:table-cell table:style-name="ce19" office:value-type="string">
            <text:p>Concentration of contaminating substances in the air, water or soil, at levels which are damaging to human, animal, or plant life.</text:p>
          </table:table-cell>
          <table:table-cell office:value-type="string">
            <text:p>True</text:p>
          </table:table-cell>
          <table:table-cell table:style-name="ce21" table:formula="of:=[event_spa.G7]" office:value-type="string" office:string-value="333333">
            <text:p>333333</text:p>
          </table:table-cell>
          <table:table-cell office:value-type="string">
            <text:p>CONTAMIN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LANDSLIDE</text:p>
          </table:table-cell>
          <table:table-cell office:value-type="string">
            <text:p>fre</text:p>
          </table:table-cell>
          <table:table-cell table:style-name="ce17" office:value-type="string">
            <text:p>Glissement de terrain</text:p>
          </table:table-cell>
          <table:table-cell table:style-name="ce19"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office:value-type="string">
            <text:p>True</text:p>
          </table:table-cell>
          <table:table-cell table:style-name="ce21" table:formula="of:=[event_spa.G8]" office:value-type="string" office:string-value="AECF00">
            <text:p>AECF00</text:p>
          </table:table-cell>
          <table:table-cell office:value-type="string">
            <text:p>DESLIZ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PIDEMIC</text:p>
          </table:table-cell>
          <table:table-cell office:value-type="string">
            <text:p>fre</text:p>
          </table:table-cell>
          <table:table-cell table:style-name="ce17" office:value-type="string">
            <text:p>Épidémie</text:p>
          </table:table-cell>
          <table:table-cell table:style-name="ce19"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office:value-type="string">
            <text:p>True</text:p>
          </table:table-cell>
          <table:table-cell table:style-name="ce21" table:formula="of:=[event_spa.G9]" office:value-type="string" office:string-value="808000">
            <text:p>808000</text:p>
          </table:table-cell>
          <table:table-cell office:value-type="string">
            <text:p>EPIDEM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RUPTION</text:p>
          </table:table-cell>
          <table:table-cell office:value-type="string">
            <text:p>fre</text:p>
          </table:table-cell>
          <table:table-cell table:style-name="ce17" office:value-type="string">
            <text:p>Activité volcanique</text:p>
          </table:table-cell>
          <table:table-cell table:style-name="ce19"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office:value-type="string">
            <text:p>True</text:p>
          </table:table-cell>
          <table:table-cell table:style-name="ce21" table:formula="of:=[event_spa.G10]" office:value-type="string" office:string-value="FF0000">
            <text:p>FF0000</text:p>
          </table:table-cell>
          <table:table-cell office:value-type="string">
            <text:p>VOLCA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LEAK</text:p>
          </table:table-cell>
          <table:table-cell office:value-type="string">
            <text:p>fre</text:p>
          </table:table-cell>
          <table:table-cell table:style-name="ce17" office:value-type="string">
            <text:p>Fuite</text:p>
          </table:table-cell>
          <table:table-cell table:style-name="ce19" office:value-type="string">
            <text:p>Seepage or escape of toxic and/or radioactive substances, liquids, solids or gases (e.g., gas leak). This may be caused by technological accidents, by human error or negligence.</text:p>
          </table:table-cell>
          <table:table-cell office:value-type="string">
            <text:p>True</text:p>
          </table:table-cell>
          <table:table-cell table:style-name="ce21" table:formula="of:=[event_spa.G11]" office:value-type="string" office:string-value="808080">
            <text:p>808080</text:p>
          </table:table-cell>
          <table:table-cell office:value-type="string">
            <text:p>ESCAPE</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TRUCTURE</text:p>
          </table:table-cell>
          <table:table-cell office:value-type="string">
            <text:p>fre</text:p>
          </table:table-cell>
          <table:table-cell table:style-name="ce17" office:value-type="string">
            <text:p>D'écroulement des bâtiments</text:p>
          </table:table-cell>
          <table:table-cell table:style-name="ce19"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office:value-type="string">
            <text:p>True</text:p>
          </table:table-cell>
          <table:table-cell table:style-name="ce21" table:formula="of:=[event_spa.G12]" office:value-type="string" office:string-value="CCCCCC">
            <text:p>CCCCCC</text:p>
          </table:table-cell>
          <table:table-cell office:value-type="string">
            <text:p>ESTRUCTURAL</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XPLOSION</text:p>
          </table:table-cell>
          <table:table-cell office:value-type="string">
            <text:p>fre</text:p>
          </table:table-cell>
          <table:table-cell table:style-name="ce17" office:value-type="string">
            <text:p>Explosion</text:p>
          </table:table-cell>
          <table:table-cell table:style-name="ce19"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office:value-type="string">
            <text:p>True</text:p>
          </table:table-cell>
          <table:table-cell table:style-name="ce21" table:formula="of:=[event_spa.G13]" office:value-type="string" office:string-value="94006B">
            <text:p>94006B</text:p>
          </table:table-cell>
          <table:table-cell office:value-type="string">
            <text:p>EXPL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ORESTFIRE</text:p>
          </table:table-cell>
          <table:table-cell office:value-type="string">
            <text:p>fre</text:p>
          </table:table-cell>
          <table:table-cell table:style-name="ce17" office:value-type="string">
            <text:p>Des incendies de forêt</text:p>
          </table:table-cell>
          <table:table-cell table:style-name="ce19" office:value-type="string">
            <text:p>Includes all types of fires in open land in rural areas, in natural woods, cultivated forests, meadows, prairies, etc.</text:p>
          </table:table-cell>
          <table:table-cell office:value-type="string">
            <text:p>True</text:p>
          </table:table-cell>
          <table:table-cell table:style-name="ce21" table:formula="of:=[event_spa.G14]" office:value-type="string" office:string-value="E6FF00">
            <text:p>E6FF00</text:p>
          </table:table-cell>
          <table:table-cell office:value-type="string">
            <text:p>INCENDIOF</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HAILSTORM</text:p>
          </table:table-cell>
          <table:table-cell office:value-type="string">
            <text:p>fre</text:p>
          </table:table-cell>
          <table:table-cell table:style-name="ce17" office:value-type="string">
            <text:p>Hail</text:p>
          </table:table-cell>
          <table:table-cell table:style-name="ce19" office:value-type="string">
            <text:p>Small balls of frozen water which fall violently from clouds, mostly hard and thick, but not in flakes like snow. Key words: sleet, hailstone.</text:p>
          </table:table-cell>
          <table:table-cell office:value-type="string">
            <text:p>True</text:p>
          </table:table-cell>
          <table:table-cell table:style-name="ce21" table:formula="of:=[event_spa.G15]" office:value-type="string" office:string-value="00CCCC">
            <text:p>00CCCC</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ROST</text:p>
          </table:table-cell>
          <table:table-cell office:value-type="string">
            <text:p>fre</text:p>
          </table:table-cell>
          <table:table-cell table:style-name="ce17" office:value-type="string">
            <text:p>Frost</text:p>
          </table:table-cell>
          <table:table-cell table:style-name="ce17" office:value-type="string">
            <text:p>Fall in temperature with damaging effects on people, crops, goods and services. Key words: cold front, cold wave, freeze.</text:p>
          </table:table-cell>
          <table:table-cell office:value-type="string">
            <text:p>True</text:p>
          </table:table-cell>
          <table:table-cell table:style-name="ce21" table:formula="of:=[event_spa.G16]" office:value-type="string" office:string-value="83CAFF">
            <text:p>83CA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HURRICANE</text:p>
          </table:table-cell>
          <table:table-cell office:value-type="string">
            <text:p>fre</text:p>
          </table:table-cell>
          <table:table-cell table:style-name="ce17" office:value-type="string">
            <text:p>L'ouragan</text:p>
          </table:table-cell>
          <table:table-cell table:style-name="ce19"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office:value-type="string">
            <text:p>True</text:p>
          </table:table-cell>
          <table:table-cell table:style-name="ce21" table:formula="of:=[event_spa.G17]" office:value-type="string" office:string-value="4700B8">
            <text:p>4700B8</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IRE</text:p>
          </table:table-cell>
          <table:table-cell office:value-type="string">
            <text:p>fre</text:p>
          </table:table-cell>
          <table:table-cell table:style-name="ce17" office:value-type="string">
            <text:p>Incendie</text:p>
          </table:table-cell>
          <table:table-cell table:style-name="ce19" office:value-type="string">
            <text:p>Urban, industrial or rural fires, as distinct from forest fires.</text:p>
          </table:table-cell>
          <table:table-cell office:value-type="string">
            <text:p>True</text:p>
          </table:table-cell>
          <table:table-cell table:style-name="ce21" table:formula="of:=[event_spa.G18]" office:value-type="string" office:string-value="FFFF66">
            <text:p>FFFF66</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LOOD</text:p>
          </table:table-cell>
          <table:table-cell office:value-type="string">
            <text:p>fre</text:p>
          </table:table-cell>
          <table:table-cell table:style-name="ce17" office:value-type="string">
            <text:p>Inondation</text:p>
          </table:table-cell>
          <table:table-cell table:style-name="ce19" office:value-type="string">
            <text:p>Flooding or covering with water of an area where people, crops, goods or infrastructure are located. Flooding caused by sea waves in coastal areas will be reported using the term –oceanic surge-.</text:p>
          </table:table-cell>
          <table:table-cell office:value-type="string">
            <text:p>True</text:p>
          </table:table-cell>
          <table:table-cell table:style-name="ce21" table:formula="of:=[event_spa.G19]" office:value-type="string" office:string-value="004586">
            <text:p>004586</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LIQUEFACTION</text:p>
          </table:table-cell>
          <table:table-cell office:value-type="string">
            <text:p>fre</text:p>
          </table:table-cell>
          <table:table-cell table:style-name="ce17" office:value-type="string">
            <text:p>Liquéfaction</text:p>
          </table:table-cell>
          <table:table-cell table:style-name="ce19"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office:value-type="string">
            <text:p>True</text:p>
          </table:table-cell>
          <table:table-cell table:style-name="ce21" table:formula="of:=[event_spa.G20]" office:value-type="string" office:string-value="800000">
            <text:p>80000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COASTLINE</text:p>
          </table:table-cell>
          <table:table-cell office:value-type="string">
            <text:p>fre</text:p>
          </table:table-cell>
          <table:table-cell table:style-name="ce17" office:value-type="string">
            <text:p>Variation de la côte</text:p>
          </table:table-cell>
          <table:table-cell table:style-name="ce17" office:value-type="string">
            <text:p>Variation in the coastline and/or maritime areas near the coast. Includes the formation and destruction of islands, beaches and sand-dunes, erosion of cliffs, with effects on population, on navigation, etc.</text:p>
          </table:table-cell>
          <table:table-cell office:value-type="string">
            <text:p>True</text:p>
          </table:table-cell>
          <table:table-cell table:style-name="ce21" table:formula="of:=[event_spa.G21]" office:value-type="string" office:string-value="579D1C">
            <text:p>579D1C</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RAIN</text:p>
          </table:table-cell>
          <table:table-cell office:value-type="string">
            <text:p>fre</text:p>
          </table:table-cell>
          <table:table-cell table:style-name="ce17" office:value-type="string">
            <text:p>Les précipitations</text:p>
          </table:table-cell>
          <table:table-cell table:style-name="ce19"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office:value-type="string">
            <text:p>True</text:p>
          </table:table-cell>
          <table:table-cell table:style-name="ce21" table:formula="of:=[event_spa.G22]" office:value-type="string" office:string-value="0084D1">
            <text:p>0084D1</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URGE</text:p>
          </table:table-cell>
          <table:table-cell office:value-type="string">
            <text:p>fre</text:p>
          </table:table-cell>
          <table:table-cell table:style-name="ce17" office:value-type="string">
            <text:p>Des ondes de tempête</text:p>
          </table:table-cell>
          <table:table-cell table:style-name="ce19"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office:value-type="string">
            <text:p>True</text:p>
          </table:table-cell>
          <table:table-cell table:style-name="ce21" table:formula="of:=[event_spa.G23]" office:value-type="string" office:string-value="006B6B">
            <text:p>006B6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OG</text:p>
          </table:table-cell>
          <table:table-cell office:value-type="string">
            <text:p>fre</text:p>
          </table:table-cell>
          <table:table-cell table:style-name="ce17" office:value-type="string">
            <text:p>Brouillard</text:p>
          </table:table-cell>
          <table:table-cell table:style-name="ce19"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office:value-type="string">
            <text:p>True</text:p>
          </table:table-cell>
          <table:table-cell table:style-name="ce21" table:formula="of:=[event_spa.G24]" office:value-type="string" office:string-value="E6E6FF">
            <text:p>E6E6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NOWSTORM</text:p>
          </table:table-cell>
          <table:table-cell office:value-type="string">
            <text:p>fre</text:p>
          </table:table-cell>
          <table:table-cell table:style-name="ce17" office:value-type="string">
            <text:p>Chutes de neige</text:p>
          </table:table-cell>
          <table:table-cell table:style-name="ce19" office:value-type="string">
            <text:p>Fall and accumulation of snow. Key words: snow.</text:p>
          </table:table-cell>
          <table:table-cell office:value-type="string">
            <text:p>True</text:p>
          </table:table-cell>
          <table:table-cell table:style-name="ce21" table:formula="of:=[event_spa.G25]" office:value-type="string" office:string-value="CCFFFF">
            <text:p>CCFF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HEATWAVE</text:p>
          </table:table-cell>
          <table:table-cell office:value-type="string">
            <text:p>fre</text:p>
          </table:table-cell>
          <table:table-cell table:style-name="ce17" office:value-type="string">
            <text:p>Canicule</text:p>
          </table:table-cell>
          <table:table-cell table:style-name="ce19" office:value-type="string">
            <text:p>Increase in temperature in a region which affects people, crops, goods and services.</text:p>
          </table:table-cell>
          <table:table-cell office:value-type="string">
            <text:p>True</text:p>
          </table:table-cell>
          <table:table-cell table:style-name="ce21" table:formula="of:=[event_spa.G26]" office:value-type="string" office:string-value="FF950E">
            <text:p>FF950E</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PANIC</text:p>
          </table:table-cell>
          <table:table-cell office:value-type="string">
            <text:p>fre</text:p>
          </table:table-cell>
          <table:table-cell table:style-name="ce17" office:value-type="string">
            <text:p>Panic</text:p>
          </table:table-cell>
          <table:table-cell table:style-name="ce19"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office:value-type="string">
            <text:p>True</text:p>
          </table:table-cell>
          <table:table-cell table:style-name="ce21" table:formula="of:=[event_spa.G27]" office:value-type="string" office:string-value="FFD320">
            <text:p>FFD32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PLAGUE</text:p>
          </table:table-cell>
          <table:table-cell office:value-type="string">
            <text:p>fre</text:p>
          </table:table-cell>
          <table:table-cell table:style-name="ce17" office:value-type="string">
            <text:p>Plagues</text:p>
          </table:table-cell>
          <table:table-cell table:style-name="ce19" office:value-type="string">
            <text:p>Proliferation of organisms which affect communities, agriculture, livestock or fishing goods. For example: rats, locusts, African bees, etc. </text:p>
          </table:table-cell>
          <table:table-cell office:value-type="string">
            <text:p>True</text:p>
          </table:table-cell>
          <table:table-cell table:style-name="ce21" table:formula="of:=[event_spa.G28]" office:value-type="string" office:string-value="94BD5E">
            <text:p>94BD5E</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EDIMENTATION</text:p>
          </table:table-cell>
          <table:table-cell office:value-type="string">
            <text:p>fre</text:p>
          </table:table-cell>
          <table:table-cell table:style-name="ce17" office:value-type="string">
            <text:p>La sédimentation</text:p>
          </table:table-cell>
          <table:table-cell table:style-name="ce19" office:value-type="string">
            <text:p>Deposits of solid material produced by mass movement of hillside due to superficial erosion, along riverbanks, by flood, flash flood, torrential flow of water, avalanche, tidal surges, or tsunami.</text:p>
          </table:table-cell>
          <table:table-cell office:value-type="string">
            <text:p>True</text:p>
          </table:table-cell>
          <table:table-cell table:style-name="ce21" table:formula="of:=[event_spa.G29]" office:value-type="string" office:string-value="996633">
            <text:p>996633</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DROUGHT</text:p>
          </table:table-cell>
          <table:table-cell office:value-type="string">
            <text:p>fre</text:p>
          </table:table-cell>
          <table:table-cell table:style-name="ce17" office:value-type="string">
            <text:p>Touchés par la sécheresse</text:p>
          </table:table-cell>
          <table:table-cell table:style-name="ce19" office:value-type="string">
            <text:p>Period of dryness, without rainfall or insufficient rainfall. Generally it refers to prolonged periods (months, years or even decades) which may occur in restricted continental areas or in regional steppes escalas<text:span text:style-name="T6"> </text:span><text:span text:style-name="T7">. Excludes – Heatwave – although a –Heatwave- may occur during a period of drought. </text:span></text:p>
          </table:table-cell>
          <table:table-cell office:value-type="string">
            <text:p>True</text:p>
          </table:table-cell>
          <table:table-cell table:style-name="ce21" table:formula="of:=[event_spa.G30]" office:value-type="string" office:string-value="FFD320">
            <text:p>FFD32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ARTHQUAKE</text:p>
          </table:table-cell>
          <table:table-cell office:value-type="string">
            <text:p>fre</text:p>
          </table:table-cell>
          <table:table-cell table:style-name="ce17" office:value-type="string">
            <text:p>Tremblement de terre</text:p>
          </table:table-cell>
          <table:table-cell table:style-name="ce19" office:value-type="string">
            <text:p>An earthquake or a quake is the abrupt shaking of the earth caused by movement of tectonic plates. Key words: tremor, quake, upheaval, seismic movement.</text:p>
          </table:table-cell>
          <table:table-cell office:value-type="string">
            <text:p>True</text:p>
          </table:table-cell>
          <table:table-cell table:style-name="ce21" table:formula="of:=[event_spa.G31]" office:value-type="string" office:string-value="C5000B">
            <text:p>C5000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TORM</text:p>
          </table:table-cell>
          <table:table-cell office:value-type="string">
            <text:p>fre</text:p>
          </table:table-cell>
          <table:table-cell table:style-name="ce17" office:value-type="string">
            <text:p>Storm</text:p>
          </table:table-cell>
          <table:table-cell table:style-name="ce17"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office:value-type="string">
            <text:p>True</text:p>
          </table:table-cell>
          <table:table-cell table:style-name="ce21" table:formula="of:=[event_spa.G32]" office:value-type="string" office:string-value="280099">
            <text:p>280099</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LECTRICSTORM</text:p>
          </table:table-cell>
          <table:table-cell office:value-type="string">
            <text:p>fre</text:p>
          </table:table-cell>
          <table:table-cell table:style-name="ce17" office:value-type="string">
            <text:p>Orage électrique</text:p>
          </table:table-cell>
          <table:table-cell table:style-name="ce19"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office:value-type="string">
            <text:p>True</text:p>
          </table:table-cell>
          <table:table-cell table:style-name="ce21" table:formula="of:=[event_spa.G33]" office:value-type="string" office:string-value="4B1F0B">
            <text:p>4B1F0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TORNADO</text:p>
          </table:table-cell>
          <table:table-cell office:value-type="string">
            <text:p>fre</text:p>
          </table:table-cell>
          <table:table-cell table:style-name="ce17" office:value-type="string">
            <text:p>Tornado</text:p>
          </table:table-cell>
          <table:table-cell table:style-name="ce19" office:value-type="string">
            <text:p>A column of strong, spinning wind in the shape of a funnel which comes to the earth from cumulonimbus clouds. May include rain, hail and lightning.</text:p>
          </table:table-cell>
          <table:table-cell office:value-type="string">
            <text:p>True</text:p>
          </table:table-cell>
          <table:table-cell table:style-name="ce21" table:formula="of:=[event_spa.G34]" office:value-type="string" office:string-value="CCCCFF">
            <text:p>CCCC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TSUNAMI</text:p>
          </table:table-cell>
          <table:table-cell office:value-type="string">
            <text:p>fre</text:p>
          </table:table-cell>
          <table:table-cell table:style-name="ce17" office:value-type="string">
            <text:p>Tsunami</text:p>
          </table:table-cell>
          <table:table-cell table:style-name="ce19"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office:value-type="string">
            <text:p>True</text:p>
          </table:table-cell>
          <table:table-cell table:style-name="ce21" table:formula="of:=[event_spa.G35]" office:value-type="string" office:string-value="9966CC">
            <text:p>9966CC</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TRONGWIND</text:p>
          </table:table-cell>
          <table:table-cell office:value-type="string">
            <text:p>fre</text:p>
          </table:table-cell>
          <table:table-cell table:style-name="ce17" office:value-type="string">
            <text:p>Gale</text:p>
          </table:table-cell>
          <table:table-cell table:style-name="ce19" office:value-type="string">
            <text:p>Atmospheric disturbance which generates strong, destructive winds, normally without rain. Excludes –Tornado- and –Cyclone- Key words: wind, strong wind, hurricane-force winds, whirlwind, squall, blizzard, typhoon, gust. <text:s text:c="4"/></text:p>
          </table:table-cell>
          <table:table-cell office:value-type="string">
            <text:p>True</text:p>
          </table:table-cell>
          <table:table-cell table:style-name="ce21" table:formula="of:=[event_spa.G36]" office:value-type="string" office:string-value="9999FF">
            <text:p>9999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OTHER</text:p>
          </table:table-cell>
          <table:table-cell office:value-type="string">
            <text:p>fre</text:p>
          </table:table-cell>
          <table:table-cell table:style-name="ce17" office:value-type="string">
            <text:p>Autre</text:p>
          </table:table-cell>
          <table:table-cell table:style-name="ce17"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office:value-type="string">
            <text:p>True</text:p>
          </table:table-cell>
          <table:table-cell table:style-name="ce21" table:formula="of:=[event_spa.G37]" office:value-type="string" office:string-value="000000">
            <text:p>00000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number-rows-repeated="65498">
          <table:table-cell table:number-columns-repeated="254"/>
        </table:table-row>
        <table:table-row table:style-name="ro1">
          <table:table-cell table:number-columns-repeated="254"/>
        </table:table-row>
      </table:table>
      <table:table table:name="event_por" table:style-name="ta1" table:print="false">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5" table:default-cell-style-name="ce20"/>
        <table:table-column table:style-name="co6" table:default-cell-style-name="ce16"/>
        <table:table-column table:style-name="co7" table:number-columns-repeated="3" table:default-cell-style-name="ce16"/>
        <table:table-column table:style-name="co8" table:default-cell-style-name="ce23"/>
        <table:table-column table:style-name="co9" table:default-cell-style-name="ce16"/>
        <table:table-column table:style-name="co10" table:number-columns-repeated="242" table:default-cell-style-name="ce16"/>
        <table:table-column table:style-name="co10" table:default-cell-style-name="ce24"/>
        <table:table-row table:style-name="ro2">
          <table:table-cell table:style-name="ce15" office:value-type="string">
            <text:p>/*</text:p>
          </table:table-cell>
          <table:table-cell table:style-name="ce15" office:value-type="string">
            <text:p>EventId</text:p>
          </table:table-cell>
          <table:table-cell table:style-name="ce15" office:value-type="string">
            <text:p>EventLangCode</text:p>
          </table:table-cell>
          <table:table-cell table:style-name="ce15" office:value-type="string">
            <text:p>EventName</text:p>
          </table:table-cell>
          <table:table-cell table:style-name="ce18" office:value-type="string">
            <text:p>EventDesc</text:p>
          </table:table-cell>
          <table:table-cell table:style-name="ce15" office:value-type="string">
            <text:p>EventActive</text:p>
          </table:table-cell>
          <table:table-cell table:style-name="ce15" office:value-type="string">
            <text:p>EventRGBColor</text:p>
          </table:table-cell>
          <table:table-cell table:style-name="ce15" office:value-type="string">
            <text:p>EventKeyWords</text:p>
          </table:table-cell>
          <table:table-cell table:style-name="ce15" office:value-type="string">
            <text:p>EventCreationDate</text:p>
          </table:table-cell>
          <table:table-cell table:style-name="ce22" office:value-type="string">
            <text:p>EventLastUpdate</text:p>
          </table:table-cell>
          <table:table-cell table:style-name="ce15"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ACCIDENT</text:p>
          </table:table-cell>
          <table:table-cell office:value-type="string">
            <text:p>por</text:p>
          </table:table-cell>
          <table:table-cell table:style-name="ce17" office:value-type="string">
            <text:p>Accidente</text:p>
          </table:table-cell>
          <table:table-cell table:style-name="ce17"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office:value-type="string">
            <text:p>True</text:p>
          </table:table-cell>
          <table:table-cell table:style-name="ce21" table:formula="of:=[event_spa.G2]" office:value-type="string" office:string-value="000009">
            <text:p>000009</text:p>
          </table:table-cell>
          <table:table-cell office:value-type="string">
            <text:p>ACCIDENTE</text:p>
          </table:table-cell>
          <table:table-cell office:value-type="string">
            <text:p>2007-11-21 00:00:00</text:p>
          </table:table-cell>
          <table:table-cell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AVALANCHE</text:p>
          </table:table-cell>
          <table:table-cell office:value-type="string">
            <text:p>por</text:p>
          </table:table-cell>
          <table:table-cell table:style-name="ce17" office:value-type="string">
            <text:p>Avalanche</text:p>
          </table:table-cell>
          <table:table-cell table:style-name="ce19" office:value-type="string">
            <text:p>Fall or loosening of masses of ice and/or snow. Key words: avalanche.</text:p>
          </table:table-cell>
          <table:table-cell office:value-type="string">
            <text:p>True</text:p>
          </table:table-cell>
          <table:table-cell table:style-name="ce21" table:formula="of:=[event_spa.G3]" office:value-type="string" office:string-value="E6E64C">
            <text:p>E6E64C</text:p>
          </table:table-cell>
          <table:table-cell office:value-type="string">
            <text:p>AVALANCH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ALLUVION</text:p>
          </table:table-cell>
          <table:table-cell office:value-type="string">
            <text:p>por</text:p>
          </table:table-cell>
          <table:table-cell table:style-name="ce17" office:value-type="string">
            <text:p>Flash inundação</text:p>
          </table:table-cell>
          <table:table-cell table:style-name="ce17"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office:value-type="string">
            <text:p>True</text:p>
          </table:table-cell>
          <table:table-cell table:style-name="ce21" table:formula="of:=[event_spa.G4]" office:value-type="string" office:string-value="FFFFFF">
            <text:p>FFFFFF</text:p>
          </table:table-cell>
          <table:table-cell office:value-type="string">
            <text:p>ALUV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PATE</text:p>
          </table:table-cell>
          <table:table-cell office:value-type="string">
            <text:p>por</text:p>
          </table:table-cell>
          <table:table-cell table:style-name="ce17" office:value-type="string">
            <text:p>Torrenciais fluxo</text:p>
          </table:table-cell>
          <table:table-cell table:style-name="ce17"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office:value-type="string">
            <text:p>True</text:p>
          </table:table-cell>
          <table:table-cell table:style-name="ce21" table:formula="of:=[event_spa.G5]" office:value-type="string" office:string-value="4C1900">
            <text:p>4C1900</text:p>
          </table:table-cell>
          <table:table-cell office:value-type="string">
            <text:p>AVENID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BIOLOGICAL</text:p>
          </table:table-cell>
          <table:table-cell office:value-type="string">
            <text:p>por</text:p>
          </table:table-cell>
          <table:table-cell table:style-name="ce17" office:value-type="string">
            <text:p>Biológicas migração ou perda</text:p>
          </table:table-cell>
          <table:table-cell table:style-name="ce19"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office:value-type="string">
            <text:p>True</text:p>
          </table:table-cell>
          <table:table-cell table:style-name="ce21" table:formula="of:=[event_spa.G6]" office:value-type="string" office:string-value="314004">
            <text:p>314004</text:p>
          </table:table-cell>
          <table:table-cell office:value-type="string">
            <text:p>BIOLOGIC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POLLUTION</text:p>
          </table:table-cell>
          <table:table-cell office:value-type="string">
            <text:p>por</text:p>
          </table:table-cell>
          <table:table-cell table:style-name="ce17" office:value-type="string">
            <text:p>Contaminação</text:p>
          </table:table-cell>
          <table:table-cell table:style-name="ce19" office:value-type="string">
            <text:p>Concentration of contaminating substances in the air, water or soil, at levels which are damaging to human, animal, or plant life.</text:p>
          </table:table-cell>
          <table:table-cell office:value-type="string">
            <text:p>True</text:p>
          </table:table-cell>
          <table:table-cell table:style-name="ce21" table:formula="of:=[event_spa.G7]" office:value-type="string" office:string-value="333333">
            <text:p>333333</text:p>
          </table:table-cell>
          <table:table-cell office:value-type="string">
            <text:p>CONTAMIN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LANDSLIDE</text:p>
          </table:table-cell>
          <table:table-cell office:value-type="string">
            <text:p>por</text:p>
          </table:table-cell>
          <table:table-cell table:style-name="ce17" office:value-type="string">
            <text:p>Landslide</text:p>
          </table:table-cell>
          <table:table-cell table:style-name="ce19"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office:value-type="string">
            <text:p>True</text:p>
          </table:table-cell>
          <table:table-cell table:style-name="ce21" table:formula="of:=[event_spa.G8]" office:value-type="string" office:string-value="AECF00">
            <text:p>AECF00</text:p>
          </table:table-cell>
          <table:table-cell office:value-type="string">
            <text:p>DESLIZ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PIDEMIC</text:p>
          </table:table-cell>
          <table:table-cell office:value-type="string">
            <text:p>por</text:p>
          </table:table-cell>
          <table:table-cell table:style-name="ce17" office:value-type="string">
            <text:p>Epidemia</text:p>
          </table:table-cell>
          <table:table-cell table:style-name="ce19"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office:value-type="string">
            <text:p>True</text:p>
          </table:table-cell>
          <table:table-cell table:style-name="ce21" table:formula="of:=[event_spa.G9]" office:value-type="string" office:string-value="808000">
            <text:p>808000</text:p>
          </table:table-cell>
          <table:table-cell office:value-type="string">
            <text:p>EPIDEM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RUPTION</text:p>
          </table:table-cell>
          <table:table-cell office:value-type="string">
            <text:p>por</text:p>
          </table:table-cell>
          <table:table-cell table:style-name="ce17" office:value-type="string">
            <text:p>Actividade vulcânica</text:p>
          </table:table-cell>
          <table:table-cell table:style-name="ce19"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office:value-type="string">
            <text:p>True</text:p>
          </table:table-cell>
          <table:table-cell table:style-name="ce21" table:formula="of:=[event_spa.G10]" office:value-type="string" office:string-value="FF0000">
            <text:p>FF0000</text:p>
          </table:table-cell>
          <table:table-cell office:value-type="string">
            <text:p>VOLCA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LEAK</text:p>
          </table:table-cell>
          <table:table-cell office:value-type="string">
            <text:p>por</text:p>
          </table:table-cell>
          <table:table-cell table:style-name="ce17" office:value-type="string">
            <text:p>Fuga</text:p>
          </table:table-cell>
          <table:table-cell table:style-name="ce19" office:value-type="string">
            <text:p>Seepage or escape of toxic and/or radioactive substances, liquids, solids or gases (e.g., gas leak). This may be caused by technological accidents, by human error or negligence.</text:p>
          </table:table-cell>
          <table:table-cell office:value-type="string">
            <text:p>True</text:p>
          </table:table-cell>
          <table:table-cell table:style-name="ce21" table:formula="of:=[event_spa.G11]" office:value-type="string" office:string-value="808080">
            <text:p>808080</text:p>
          </table:table-cell>
          <table:table-cell office:value-type="string">
            <text:p>ESCAPE</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TRUCTURE</text:p>
          </table:table-cell>
          <table:table-cell office:value-type="string">
            <text:p>por</text:p>
          </table:table-cell>
          <table:table-cell table:style-name="ce17" office:value-type="string">
            <text:p>Colapso estrutural</text:p>
          </table:table-cell>
          <table:table-cell table:style-name="ce19"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office:value-type="string">
            <text:p>True</text:p>
          </table:table-cell>
          <table:table-cell table:style-name="ce21" table:formula="of:=[event_spa.G12]" office:value-type="string" office:string-value="CCCCCC">
            <text:p>CCCCCC</text:p>
          </table:table-cell>
          <table:table-cell office:value-type="string">
            <text:p>ESTRUCTURAL</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XPLOSION</text:p>
          </table:table-cell>
          <table:table-cell office:value-type="string">
            <text:p>por</text:p>
          </table:table-cell>
          <table:table-cell table:style-name="ce17" office:value-type="string">
            <text:p>Explosão</text:p>
          </table:table-cell>
          <table:table-cell table:style-name="ce19"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office:value-type="string">
            <text:p>True</text:p>
          </table:table-cell>
          <table:table-cell table:style-name="ce21" table:formula="of:=[event_spa.G13]" office:value-type="string" office:string-value="94006B">
            <text:p>94006B</text:p>
          </table:table-cell>
          <table:table-cell office:value-type="string">
            <text:p>EXPL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ORESTFIRE</text:p>
          </table:table-cell>
          <table:table-cell office:value-type="string">
            <text:p>por</text:p>
          </table:table-cell>
          <table:table-cell table:style-name="ce17" office:value-type="string">
            <text:p>Incêndio florestal</text:p>
          </table:table-cell>
          <table:table-cell table:style-name="ce19" office:value-type="string">
            <text:p>Includes all types of fires in open land in rural areas, in natural woods, cultivated forests, meadows, prairies, etc.</text:p>
          </table:table-cell>
          <table:table-cell office:value-type="string">
            <text:p>True</text:p>
          </table:table-cell>
          <table:table-cell table:style-name="ce21" table:formula="of:=[event_spa.G14]" office:value-type="string" office:string-value="E6FF00">
            <text:p>E6FF00</text:p>
          </table:table-cell>
          <table:table-cell office:value-type="string">
            <text:p>INCENDIOF</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HAILSTORM</text:p>
          </table:table-cell>
          <table:table-cell office:value-type="string">
            <text:p>por</text:p>
          </table:table-cell>
          <table:table-cell table:style-name="ce17" office:value-type="string">
            <text:p>Granizo</text:p>
          </table:table-cell>
          <table:table-cell table:style-name="ce19" office:value-type="string">
            <text:p>Small balls of frozen water which fall violently from clouds, mostly hard and thick, but not in flakes like snow. Key words: sleet, hailstone.</text:p>
          </table:table-cell>
          <table:table-cell office:value-type="string">
            <text:p>True</text:p>
          </table:table-cell>
          <table:table-cell table:style-name="ce21" table:formula="of:=[event_spa.G15]" office:value-type="string" office:string-value="00CCCC">
            <text:p>00CCCC</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ROST</text:p>
          </table:table-cell>
          <table:table-cell office:value-type="string">
            <text:p>por</text:p>
          </table:table-cell>
          <table:table-cell table:style-name="ce17" office:value-type="string">
            <text:p>Frost</text:p>
          </table:table-cell>
          <table:table-cell table:style-name="ce17" office:value-type="string">
            <text:p>Fall in temperature with damaging effects on people, crops, goods and services. Key words: cold front, cold wave, freeze.</text:p>
          </table:table-cell>
          <table:table-cell office:value-type="string">
            <text:p>True</text:p>
          </table:table-cell>
          <table:table-cell table:style-name="ce21" table:formula="of:=[event_spa.G16]" office:value-type="string" office:string-value="83CAFF">
            <text:p>83CA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HURRICANE</text:p>
          </table:table-cell>
          <table:table-cell office:value-type="string">
            <text:p>por</text:p>
          </table:table-cell>
          <table:table-cell table:style-name="ce17" office:value-type="string">
            <text:p>Furacão</text:p>
          </table:table-cell>
          <table:table-cell table:style-name="ce19"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office:value-type="string">
            <text:p>True</text:p>
          </table:table-cell>
          <table:table-cell table:style-name="ce21" table:formula="of:=[event_spa.G17]" office:value-type="string" office:string-value="4700B8">
            <text:p>4700B8</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IRE</text:p>
          </table:table-cell>
          <table:table-cell office:value-type="string">
            <text:p>por</text:p>
          </table:table-cell>
          <table:table-cell table:style-name="ce17" office:value-type="string">
            <text:p>Fogo</text:p>
          </table:table-cell>
          <table:table-cell table:style-name="ce19" office:value-type="string">
            <text:p>Urban, industrial or rural fires, as distinct from forest fires.</text:p>
          </table:table-cell>
          <table:table-cell office:value-type="string">
            <text:p>True</text:p>
          </table:table-cell>
          <table:table-cell table:style-name="ce21" table:formula="of:=[event_spa.G18]" office:value-type="string" office:string-value="FFFF66">
            <text:p>FFFF66</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LOOD</text:p>
          </table:table-cell>
          <table:table-cell office:value-type="string">
            <text:p>por</text:p>
          </table:table-cell>
          <table:table-cell table:style-name="ce17" office:value-type="string">
            <text:p>Inundações</text:p>
          </table:table-cell>
          <table:table-cell table:style-name="ce19" office:value-type="string">
            <text:p>Flooding or covering with water of an area where people, crops, goods or infrastructure are located. Flooding caused by sea waves in coastal areas will be reported using the term –oceanic surge-.</text:p>
          </table:table-cell>
          <table:table-cell office:value-type="string">
            <text:p>True</text:p>
          </table:table-cell>
          <table:table-cell table:style-name="ce21" table:formula="of:=[event_spa.G19]" office:value-type="string" office:string-value="004586">
            <text:p>004586</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LIQUEFACTION</text:p>
          </table:table-cell>
          <table:table-cell office:value-type="string">
            <text:p>por</text:p>
          </table:table-cell>
          <table:table-cell table:style-name="ce17" office:value-type="string">
            <text:p>Liquefacção</text:p>
          </table:table-cell>
          <table:table-cell table:style-name="ce19"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office:value-type="string">
            <text:p>True</text:p>
          </table:table-cell>
          <table:table-cell table:style-name="ce21" table:formula="of:=[event_spa.G20]" office:value-type="string" office:string-value="800000">
            <text:p>80000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COASTLINE</text:p>
          </table:table-cell>
          <table:table-cell office:value-type="string">
            <text:p>por</text:p>
          </table:table-cell>
          <table:table-cell table:style-name="ce17" office:value-type="string">
            <text:p>Mudança no litoral</text:p>
          </table:table-cell>
          <table:table-cell table:style-name="ce17" office:value-type="string">
            <text:p>Variation in the coastline and/or maritime areas near the coast. Includes the formation and destruction of islands, beaches and sand-dunes, erosion of cliffs, with effects on population, on navigation, etc.</text:p>
          </table:table-cell>
          <table:table-cell office:value-type="string">
            <text:p>True</text:p>
          </table:table-cell>
          <table:table-cell table:style-name="ce21" table:formula="of:=[event_spa.G21]" office:value-type="string" office:string-value="579D1C">
            <text:p>579D1C</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RAIN</text:p>
          </table:table-cell>
          <table:table-cell office:value-type="string">
            <text:p>por</text:p>
          </table:table-cell>
          <table:table-cell table:style-name="ce17" office:value-type="string">
            <text:p>Pluviosidade</text:p>
          </table:table-cell>
          <table:table-cell table:style-name="ce19"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office:value-type="string">
            <text:p>True</text:p>
          </table:table-cell>
          <table:table-cell table:style-name="ce21" table:formula="of:=[event_spa.G22]" office:value-type="string" office:string-value="0084D1">
            <text:p>0084D1</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URGE</text:p>
          </table:table-cell>
          <table:table-cell office:value-type="string">
            <text:p>por</text:p>
          </table:table-cell>
          <table:table-cell table:style-name="ce17" office:value-type="string">
            <text:p>Storm aumento súbito</text:p>
          </table:table-cell>
          <table:table-cell table:style-name="ce19"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office:value-type="string">
            <text:p>True</text:p>
          </table:table-cell>
          <table:table-cell table:style-name="ce21" table:formula="of:=[event_spa.G23]" office:value-type="string" office:string-value="006B6B">
            <text:p>006B6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OG</text:p>
          </table:table-cell>
          <table:table-cell office:value-type="string">
            <text:p>por</text:p>
          </table:table-cell>
          <table:table-cell table:style-name="ce17" office:value-type="string">
            <text:p>Nevoeiro</text:p>
          </table:table-cell>
          <table:table-cell table:style-name="ce19"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office:value-type="string">
            <text:p>True</text:p>
          </table:table-cell>
          <table:table-cell table:style-name="ce21" table:formula="of:=[event_spa.G24]" office:value-type="string" office:string-value="E6E6FF">
            <text:p>E6E6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NOWSTORM</text:p>
          </table:table-cell>
          <table:table-cell office:value-type="string">
            <text:p>por</text:p>
          </table:table-cell>
          <table:table-cell table:style-name="ce17" office:value-type="string">
            <text:p>Neve</text:p>
          </table:table-cell>
          <table:table-cell table:style-name="ce19" office:value-type="string">
            <text:p>Fall and accumulation of snow. Key words: snow.</text:p>
          </table:table-cell>
          <table:table-cell office:value-type="string">
            <text:p>True</text:p>
          </table:table-cell>
          <table:table-cell table:style-name="ce21" table:formula="of:=[event_spa.G25]" office:value-type="string" office:string-value="CCFFFF">
            <text:p>CCFF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HEATWAVE</text:p>
          </table:table-cell>
          <table:table-cell office:value-type="string">
            <text:p>por</text:p>
          </table:table-cell>
          <table:table-cell table:style-name="ce17" office:value-type="string">
            <text:p>Heatwave</text:p>
          </table:table-cell>
          <table:table-cell table:style-name="ce19" office:value-type="string">
            <text:p>Increase in temperature in a region which affects people, crops, goods and services.</text:p>
          </table:table-cell>
          <table:table-cell office:value-type="string">
            <text:p>True</text:p>
          </table:table-cell>
          <table:table-cell table:style-name="ce21" table:formula="of:=[event_spa.G26]" office:value-type="string" office:string-value="FF950E">
            <text:p>FF950E</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PANIC</text:p>
          </table:table-cell>
          <table:table-cell office:value-type="string">
            <text:p>por</text:p>
          </table:table-cell>
          <table:table-cell table:style-name="ce17" office:value-type="string">
            <text:p>Panic</text:p>
          </table:table-cell>
          <table:table-cell table:style-name="ce19"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office:value-type="string">
            <text:p>True</text:p>
          </table:table-cell>
          <table:table-cell table:style-name="ce21" table:formula="of:=[event_spa.G27]" office:value-type="string" office:string-value="FFD320">
            <text:p>FFD32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PLAGUE</text:p>
          </table:table-cell>
          <table:table-cell office:value-type="string">
            <text:p>por</text:p>
          </table:table-cell>
          <table:table-cell table:style-name="ce17" office:value-type="string">
            <text:p>Pragas</text:p>
          </table:table-cell>
          <table:table-cell table:style-name="ce19" office:value-type="string">
            <text:p>Proliferation of organisms which affect communities, agriculture, livestock or fishing goods. For example: rats, locusts, African bees, etc. </text:p>
          </table:table-cell>
          <table:table-cell office:value-type="string">
            <text:p>True</text:p>
          </table:table-cell>
          <table:table-cell table:style-name="ce21" table:formula="of:=[event_spa.G28]" office:value-type="string" office:string-value="94BD5E">
            <text:p>94BD5E</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EDIMENTATION</text:p>
          </table:table-cell>
          <table:table-cell office:value-type="string">
            <text:p>por</text:p>
          </table:table-cell>
          <table:table-cell table:style-name="ce17" office:value-type="string">
            <text:p>Sedimentação</text:p>
          </table:table-cell>
          <table:table-cell table:style-name="ce19" office:value-type="string">
            <text:p>Deposits of solid material produced by mass movement of hillside due to superficial erosion, along riverbanks, by flood, flash flood, torrential flow of water, avalanche, tidal surges, or tsunami.</text:p>
          </table:table-cell>
          <table:table-cell office:value-type="string">
            <text:p>True</text:p>
          </table:table-cell>
          <table:table-cell table:style-name="ce21" table:formula="of:=[event_spa.G29]" office:value-type="string" office:string-value="996633">
            <text:p>996633</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DROUGHT</text:p>
          </table:table-cell>
          <table:table-cell office:value-type="string">
            <text:p>por</text:p>
          </table:table-cell>
          <table:table-cell table:style-name="ce17" office:value-type="string">
            <text:p>Seca</text:p>
          </table:table-cell>
          <table:table-cell table:style-name="ce19" office:value-type="string">
            <text:p>Period of dryness, without rainfall or insufficient rainfall. Generally it refers to prolonged periods (months, years or even decades) which may occur in restricted continental areas or in regional steppes escalas<text:span text:style-name="T6"> </text:span><text:span text:style-name="T7">. Excludes – Heatwave – although a –Heatwave- may occur during a period of drought. </text:span></text:p>
          </table:table-cell>
          <table:table-cell office:value-type="string">
            <text:p>True</text:p>
          </table:table-cell>
          <table:table-cell table:style-name="ce21" table:formula="of:=[event_spa.G30]" office:value-type="string" office:string-value="FFD320">
            <text:p>FFD32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ARTHQUAKE</text:p>
          </table:table-cell>
          <table:table-cell office:value-type="string">
            <text:p>por</text:p>
          </table:table-cell>
          <table:table-cell table:style-name="ce17" office:value-type="string">
            <text:p>Terremoto</text:p>
          </table:table-cell>
          <table:table-cell table:style-name="ce19" office:value-type="string">
            <text:p>An earthquake or a quake is the abrupt shaking of the earth caused by movement of tectonic plates. Key words: tremor, quake, upheaval, seismic movement.</text:p>
          </table:table-cell>
          <table:table-cell office:value-type="string">
            <text:p>True</text:p>
          </table:table-cell>
          <table:table-cell table:style-name="ce21" table:formula="of:=[event_spa.G31]" office:value-type="string" office:string-value="C5000B">
            <text:p>C5000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TORM</text:p>
          </table:table-cell>
          <table:table-cell office:value-type="string">
            <text:p>por</text:p>
          </table:table-cell>
          <table:table-cell table:style-name="ce17" office:value-type="string">
            <text:p>Storm</text:p>
          </table:table-cell>
          <table:table-cell table:style-name="ce17"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office:value-type="string">
            <text:p>True</text:p>
          </table:table-cell>
          <table:table-cell table:style-name="ce21" table:formula="of:=[event_spa.G32]" office:value-type="string" office:string-value="280099">
            <text:p>280099</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LECTRICSTORM</text:p>
          </table:table-cell>
          <table:table-cell office:value-type="string">
            <text:p>por</text:p>
          </table:table-cell>
          <table:table-cell table:style-name="ce17" office:value-type="string">
            <text:p>Tempestades elétricas</text:p>
          </table:table-cell>
          <table:table-cell table:style-name="ce19"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office:value-type="string">
            <text:p>True</text:p>
          </table:table-cell>
          <table:table-cell table:style-name="ce21" table:formula="of:=[event_spa.G33]" office:value-type="string" office:string-value="4B1F0B">
            <text:p>4B1F0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TORNADO</text:p>
          </table:table-cell>
          <table:table-cell office:value-type="string">
            <text:p>por</text:p>
          </table:table-cell>
          <table:table-cell table:style-name="ce17" office:value-type="string">
            <text:p>Tornado</text:p>
          </table:table-cell>
          <table:table-cell table:style-name="ce19" office:value-type="string">
            <text:p>A column of strong, spinning wind in the shape of a funnel which comes to the earth from cumulonimbus clouds. May include rain, hail and lightning.</text:p>
          </table:table-cell>
          <table:table-cell office:value-type="string">
            <text:p>True</text:p>
          </table:table-cell>
          <table:table-cell table:style-name="ce21" table:formula="of:=[event_spa.G34]" office:value-type="string" office:string-value="CCCCFF">
            <text:p>CCCC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TSUNAMI</text:p>
          </table:table-cell>
          <table:table-cell office:value-type="string">
            <text:p>por</text:p>
          </table:table-cell>
          <table:table-cell table:style-name="ce17" office:value-type="string">
            <text:p>Tsunami</text:p>
          </table:table-cell>
          <table:table-cell table:style-name="ce19"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office:value-type="string">
            <text:p>True</text:p>
          </table:table-cell>
          <table:table-cell table:style-name="ce21" table:formula="of:=[event_spa.G35]" office:value-type="string" office:string-value="9966CC">
            <text:p>9966CC</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TRONGWIND</text:p>
          </table:table-cell>
          <table:table-cell office:value-type="string">
            <text:p>por</text:p>
          </table:table-cell>
          <table:table-cell table:style-name="ce17" office:value-type="string">
            <text:p>Gale</text:p>
          </table:table-cell>
          <table:table-cell table:style-name="ce19" office:value-type="string">
            <text:p>Atmospheric disturbance which generates strong, destructive winds, normally without rain. Excludes –Tornado- and –Cyclone- Key words: wind, strong wind, hurricane-force winds, whirlwind, squall, blizzard, typhoon, gust. <text:s text:c="4"/></text:p>
          </table:table-cell>
          <table:table-cell office:value-type="string">
            <text:p>True</text:p>
          </table:table-cell>
          <table:table-cell table:style-name="ce21" table:formula="of:=[event_spa.G36]" office:value-type="string" office:string-value="9999FF">
            <text:p>9999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OTHER</text:p>
          </table:table-cell>
          <table:table-cell office:value-type="string">
            <text:p>por</text:p>
          </table:table-cell>
          <table:table-cell table:style-name="ce17" office:value-type="string">
            <text:p>Outro</text:p>
          </table:table-cell>
          <table:table-cell table:style-name="ce17"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office:value-type="string">
            <text:p>True</text:p>
          </table:table-cell>
          <table:table-cell table:style-name="ce21" table:formula="of:=[event_spa.G37]" office:value-type="string" office:string-value="000000">
            <text:p>00000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number-rows-repeated="65498">
          <table:table-cell table:number-columns-repeated="254"/>
        </table:table-row>
        <table:table-row table:style-name="ro1">
          <table:table-cell table:number-columns-repeated="254"/>
        </table:table-row>
      </table:table>
      <table:table table:name="cause_spa" table:style-name="ta1" table:print="false">
        <office:forms form:automatic-focus="false" form:apply-design-mode="false"/>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5" table:default-cell-style-name="ce20"/>
        <table:table-column table:style-name="co6" table:default-cell-style-name="ce16"/>
        <table:table-column table:style-name="co7" table:number-columns-repeated="3" table:default-cell-style-name="ce16"/>
        <table:table-column table:style-name="co8" table:default-cell-style-name="ce23"/>
        <table:table-column table:style-name="co9" table:default-cell-style-name="ce16"/>
        <table:table-column table:style-name="co10" table:number-columns-repeated="242" table:default-cell-style-name="ce16"/>
        <table:table-column table:style-name="co10" table:default-cell-style-name="ce24"/>
        <table:table-row table:style-name="ro2">
          <table:table-cell table:style-name="ce15" office:value-type="string">
            <text:p>/*</text:p>
          </table:table-cell>
          <table:table-cell table:style-name="ce15" office:value-type="string">
            <text:p>CauseId</text:p>
          </table:table-cell>
          <table:table-cell table:style-name="ce15" office:value-type="string">
            <text:p>CauseLangCode</text:p>
          </table:table-cell>
          <table:table-cell table:style-name="ce15" office:value-type="string">
            <text:p>CauseName</text:p>
          </table:table-cell>
          <table:table-cell table:style-name="ce18" office:value-type="string">
            <text:p>CauseDesc</text:p>
          </table:table-cell>
          <table:table-cell table:style-name="ce15" office:value-type="string">
            <text:p>CauseActive</text:p>
          </table:table-cell>
          <table:table-cell table:style-name="ce15" office:value-type="string">
            <text:p>CauseRGBColor</text:p>
          </table:table-cell>
          <table:table-cell table:style-name="ce15" office:value-type="string">
            <text:p>CauseKeyWords</text:p>
          </table:table-cell>
          <table:table-cell table:style-name="ce15" office:value-type="string">
            <text:p>CauseCreationDate</text:p>
          </table:table-cell>
          <table:table-cell table:style-name="ce22" office:value-type="string">
            <text:p>CauseLastUpdate</text:p>
          </table:table-cell>
          <table:table-cell table:style-name="ce15"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UNKNOWN</text:p>
          </table:table-cell>
          <table:table-cell office:value-type="string">
            <text:p>spa</text:p>
          </table:table-cell>
          <table:table-cell table:style-name="ce24" office:value-type="string">
            <text:p>Desconocida</text:p>
          </table:table-cell>
          <table:table-cell table:style-name="ce25" office:value-type="string">
            <text:p>No se conoce ni existe aclaración de la causa que provocó el evento. </text:p>
          </table:table-cell>
          <table:table-cell office:value-type="string">
            <text:p>True</text:p>
          </table:table-cell>
          <table:table-cell office:value-type="string">
            <text:p>C6E0D5</text:p>
          </table:table-cell>
          <table:table-cell table:style-name="ce24" office:value-type="string">
            <text:p>DESCONOCIDA</text:p>
          </table:table-cell>
          <table:table-cell office:value-type="string">
            <text:p>2007-11-21 00:00:00</text:p>
          </table:table-cell>
          <table:table-cell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ATMOSPHCONDITION</text:p>
          </table:table-cell>
          <table:table-cell office:value-type="string">
            <text:p>spa</text:p>
          </table:table-cell>
          <table:table-cell table:style-name="ce24" office:value-type="string">
            <text:p>Condiciones atmosféricas</text:p>
          </table:table-cell>
          <table:table-cell table:style-name="ce25" office:value-type="string">
            <text:p>Se refiere a condiciones atmosféricas adversas como fuertes lluvias, neblina, vientos, tormenta eléctrica o a una combinación de estos eventos. Puede deberse a circulación regional, oceánica o continental de masas atmosféricas como frentes frios o la zona de convergencia intertropical.</text:p>
          </table:table-cell>
          <table:table-cell office:value-type="string">
            <text:p>True</text:p>
          </table:table-cell>
          <table:table-cell office:value-type="string">
            <text:p>B2BC4D</text:p>
          </table:table-cell>
          <table:table-cell table:style-name="ce24" office:value-type="string">
            <text:p>CONDATMOSFERICA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BEHAVIOR</text:p>
          </table:table-cell>
          <table:table-cell office:value-type="string">
            <text:p>spa</text:p>
          </table:table-cell>
          <table:table-cell table:style-name="ce24" office:value-type="string">
            <text:p>Comportamiento</text:p>
          </table:table-cell>
          <table:table-cell table:style-name="ce25" office:value-type="string">
            <text:p>Costumbres o prácticas culturales que inducen la presencia de un evento socio-natural o antrópico. Puede referirse a situaciones de desastre o emergencia causadas por pánico; velas o lámparas para alumbrar; no uso de medidas de precaución; asentamientos humanos en zonas inundables o de laderas deslizables por desconocimiento de sus efectos o transgresión de la norma. Palabras claves: falta de prevención.</text:p>
          </table:table-cell>
          <table:table-cell office:value-type="string">
            <text:p>True</text:p>
          </table:table-cell>
          <table:table-cell office:value-type="string">
            <text:p>47A5CA</text:p>
          </table:table-cell>
          <table:table-cell table:style-name="ce24" office:value-type="string">
            <text:p>COMPORT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CONTAMINATION</text:p>
          </table:table-cell>
          <table:table-cell office:value-type="string">
            <text:p>spa</text:p>
          </table:table-cell>
          <table:table-cell table:style-name="ce24" office:value-type="string">
            <text:p>Contaminación</text:p>
          </table:table-cell>
          <table:table-cell table:style-name="ce25" office:value-type="string">
            <text:p>Concentración de sustancias contaminantes en el aire, el agua o los suelos, con niveles perjudiciales para la salud humana, para cultivos o especies animales. Puede ser causa de intoxicación, biológico, plaga, etc.</text:p>
          </table:table-cell>
          <table:table-cell office:value-type="string">
            <text:p>True</text:p>
          </table:table-cell>
          <table:table-cell office:value-type="string">
            <text:p>AB7923</text:p>
          </table:table-cell>
          <table:table-cell table:style-name="ce24" office:value-type="string">
            <text:p>CONTAMIN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HORTCIRCUIT</text:p>
          </table:table-cell>
          <table:table-cell office:value-type="string">
            <text:p>spa</text:p>
          </table:table-cell>
          <table:table-cell table:style-name="ce24" office:value-type="string">
            <text:p>Cortocircuito</text:p>
          </table:table-cell>
          <table:table-cell table:style-name="ce25" office:value-type="string">
            <text:p>Circuito que se produce accidentalmente por contacto entre dos conductores de polos opuestos y suele ocasionar una descarga. En viviendas, industria, comercio o en redes eléctricas externas. Como causa de incendios.</text:p>
          </table:table-cell>
          <table:table-cell office:value-type="string">
            <text:p>True</text:p>
          </table:table-cell>
          <table:table-cell office:value-type="string">
            <text:p>375E71</text:p>
          </table:table-cell>
          <table:table-cell table:style-name="ce24" office:value-type="string">
            <text:p>CORTOCIRCUI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OVERFLOW</text:p>
          </table:table-cell>
          <table:table-cell office:value-type="string">
            <text:p>spa</text:p>
          </table:table-cell>
          <table:table-cell table:style-name="ce24" office:value-type="string">
            <text:p>Desbordamiento</text:p>
          </table:table-cell>
          <table:table-cell table:style-name="ce25" office:value-type="string">
            <text:p>Subida o creciente de agua, de forma rápida o lenta, sobre pequeñas áreas o vastas regiones, que supera la sección de cauces naturales (ríos, lagos, lagunas), embalses o sistemas de desagüe. Como causa de inundaciones, avenidas torrenciales.</text:p>
          </table:table-cell>
          <table:table-cell office:value-type="string">
            <text:p>True</text:p>
          </table:table-cell>
          <table:table-cell office:value-type="string">
            <text:p>439500</text:p>
          </table:table-cell>
          <table:table-cell table:style-name="ce24" office:value-type="string">
            <text:p>DESBORD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ANDSLIDE</text:p>
          </table:table-cell>
          <table:table-cell office:value-type="string">
            <text:p>spa</text:p>
          </table:table-cell>
          <table:table-cell table:style-name="ce24" office:value-type="string">
            <text:p>Deslizamiento</text:p>
          </table:table-cell>
          <table:table-cell table:style-name="ce26" office:value-type="string">
            <text:p>Movimiento de masa en la superficie terrestre. Como causa de avenidas torrenciales, tsunami, sedimentación, etc.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office:value-type="string">
            <text:p>True</text:p>
          </table:table-cell>
          <table:table-cell office:value-type="string">
            <text:p>D3B5B0</text:p>
          </table:table-cell>
          <table:table-cell table:style-name="ce24" office:value-type="string">
            <text:p>DESLIZ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TERIORATION</text:p>
          </table:table-cell>
          <table:table-cell office:value-type="string">
            <text:p>spa</text:p>
          </table:table-cell>
          <table:table-cell table:style-name="ce24" office:value-type="string">
            <text:p>Deterioro</text:p>
          </table:table-cell>
          <table:table-cell table:style-name="ce25" office:value-type="string">
            <text:p>Pérdida o disminución de las condiciones normales de una construcción o infraestructura. Aplicable a edificaciones de vivienda, de servicios, instituciones, así como a sistemas de líneas vitales, redes, puentes, etc. que por causa de su deterioro por uso o por falta de mantenimiento adecuado, conducen a circunstancias propias de ellas o por efectos de un fenómeno externo, a su malfunción, colapso, incendio.</text:p>
          </table:table-cell>
          <table:table-cell office:value-type="string">
            <text:p>True</text:p>
          </table:table-cell>
          <table:table-cell office:value-type="string">
            <text:p>EE9244</text:p>
          </table:table-cell>
          <table:table-cell table:style-name="ce24" office:value-type="string">
            <text:p>DETERIOR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SIGNERROR</text:p>
          </table:table-cell>
          <table:table-cell office:value-type="string">
            <text:p>spa</text:p>
          </table:table-cell>
          <table:table-cell table:style-name="ce24" office:value-type="string">
            <text:p>Diseño</text:p>
          </table:table-cell>
          <table:table-cell table:style-name="ce27" office:value-type="string">
            <text:p>Errores o fallas en el diseño y/o construcción de obras civiles, instalaciones industriales, sistemas de infraestructura, etc. que conducen a colapsos, accidentes, explosiones, escapes, deslizamientos, avenidas e inundaciones (por ejemplo en ruptura de diques o presas).</text:p>
          </table:table-cell>
          <table:table-cell office:value-type="string">
            <text:p>True</text:p>
          </table:table-cell>
          <table:table-cell office:value-type="string">
            <text:p>553064</text:p>
          </table:table-cell>
          <table:table-cell table:style-name="ce24" office:value-type="string">
            <text:p>DISEÑ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NSO_KID</text:p>
          </table:table-cell>
          <table:table-cell office:value-type="string">
            <text:p>spa</text:p>
          </table:table-cell>
          <table:table-cell table:style-name="ce24" office:value-type="string">
            <text:p>El Niño</text:p>
          </table:table-cell>
          <table:table-cell table:style-name="ce25" office:value-type="string">
            <text:p>Fenómeno que genera anomalías globales o regionales en el clima, tales como sequías, olas de calor, epidemias pero también lluvias, inundaciones y aluviones, asi como heladas entre otros. Muchos reportes de periódicos atribuyen períodos de menor o mayor cantidad de lluvias, a El Niño. Se debe ser estricto en incluir sólo los eventos El Niño (o -ENSO-) reportados como tales. Para las dos últimas décadas son: 1982 a 1983 (muy fuerte), 1987 (moderado), 1991 a 1992 (moderado?) y 1997 a 1998 (moderado). Se debe utilizar la causa El Niño o La Niña sólo en aquellos casos donde se haya confirmado con alguna fuente oficial y/o académica, su relación con el evento. Palabras claves: fase cálida de ENOS.</text:p>
          </table:table-cell>
          <table:table-cell office:value-type="string">
            <text:p>True</text:p>
          </table:table-cell>
          <table:table-cell office:value-type="string">
            <text:p>13CCE4</text:p>
          </table:table-cell>
          <table:table-cell table:style-name="ce24" office:value-type="string">
            <text:p>ELNIÑ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NSO_GIRL</text:p>
          </table:table-cell>
          <table:table-cell office:value-type="string">
            <text:p>spa</text:p>
          </table:table-cell>
          <table:table-cell table:style-name="ce24" office:value-type="string">
            <text:p>La Niña</text:p>
          </table:table-cell>
          <table:table-cell table:style-name="ce25" office:value-type="string">
            <text:p>Fenómeno -simétrico- a El Niño. Palabras claves: fase fría de ENOS.</text:p>
          </table:table-cell>
          <table:table-cell office:value-type="string">
            <text:p>True</text:p>
          </table:table-cell>
          <table:table-cell office:value-type="string">
            <text:p>9F7FDC</text:p>
          </table:table-cell>
          <table:table-cell table:style-name="ce24" office:value-type="string">
            <text:p>LANIÑ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HUMANERROR</text:p>
          </table:table-cell>
          <table:table-cell office:value-type="string">
            <text:p>spa</text:p>
          </table:table-cell>
          <table:table-cell table:style-name="ce24" office:value-type="string">
            <text:p>Error humano</text:p>
          </table:table-cell>
          <table:table-cell table:style-name="ce25" office:value-type="string">
            <text:p>Equivocación o acción desacertada en operación de plantas industriales, en manejo de maquinaria o de sistemas de infraestructura que provocan eventos tecnológicos como incendios, explosiones, escapes, accidentes, colapso estructural, etc.</text:p>
          </table:table-cell>
          <table:table-cell office:value-type="string">
            <text:p>True</text:p>
          </table:table-cell>
          <table:table-cell office:value-type="string">
            <text:p>CD6167</text:p>
          </table:table-cell>
          <table:table-cell table:style-name="ce24" office:value-type="string">
            <text:p>ERRORHUMAN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ROSION</text:p>
          </table:table-cell>
          <table:table-cell office:value-type="string">
            <text:p>spa</text:p>
          </table:table-cell>
          <table:table-cell table:style-name="ce24" office:value-type="string">
            <text:p>Erosión</text:p>
          </table:table-cell>
          <table:table-cell table:style-name="ce28" office:value-type="string">
            <text:p>Desgaste de la superficie terrestre por agentes externos como el agua o el viento. Incluye erosión hídrica, eólica y erosión por aguas subterráneas. Como causa de deslizamiento.</text:p>
          </table:table-cell>
          <table:table-cell office:value-type="string">
            <text:p>True</text:p>
          </table:table-cell>
          <table:table-cell office:value-type="string">
            <text:p>A3D4AF</text:p>
          </table:table-cell>
          <table:table-cell table:style-name="ce24" office:value-type="string">
            <text:p>ER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RUPTION</text:p>
          </table:table-cell>
          <table:table-cell office:value-type="string">
            <text:p>spa</text:p>
          </table:table-cell>
          <table:table-cell table:style-name="ce24" office:value-type="string">
            <text:p>Actividad volcánica</text:p>
          </table:table-cell>
          <table:table-cell table:style-name="ce29" office:value-type="string">
            <text:p>Erupción o emisión de materias solidas, liquidas o gaseosas por aberturas o grietas de la corteza terrestre. Como causa de avenidas torrenciales, tsunami, contaminación (por gases, caída de cenizas). Palabras claves: emisión de lava, emisión de vapor, emisión de ceniza, emisión de barro (lodo), emisión de agua, emisión de roca.</text:p>
          </table:table-cell>
          <table:table-cell office:value-type="string">
            <text:p>True</text:p>
          </table:table-cell>
          <table:table-cell office:value-type="string">
            <text:p>B6E200</text:p>
          </table:table-cell>
          <table:table-cell table:style-name="ce24" office:value-type="string">
            <text:p>VOLCA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EAK</text:p>
          </table:table-cell>
          <table:table-cell office:value-type="string">
            <text:p>spa</text:p>
          </table:table-cell>
          <table:table-cell table:style-name="ce24" office:value-type="string">
            <text:p>Escape</text:p>
          </table:table-cell>
          <table:table-cell table:style-name="ce25" office:value-type="string">
            <text:p>Derrame o fuga de sustancias tóxicas, líquidas, sólidas o gaseosas, radioactivas o no. Como causa de deslizamientos, incendios, intoxicaciones, etc. Excluye los efectos debidos a -Erupción volcánica-.</text:p>
          </table:table-cell>
          <table:table-cell office:value-type="string">
            <text:p>True</text:p>
          </table:table-cell>
          <table:table-cell office:value-type="string">
            <text:p>B6E200</text:p>
          </table:table-cell>
          <table:table-cell table:style-name="ce24" office:value-type="string">
            <text:p>ESCAPE</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XPLOSION</text:p>
          </table:table-cell>
          <table:table-cell office:value-type="string">
            <text:p>spa</text:p>
          </table:table-cell>
          <table:table-cell table:style-name="ce24" office:value-type="string">
            <text:p>Explosión</text:p>
          </table:table-cell>
          <table:table-cell table:style-name="ce25" office:value-type="string">
            <text:p>Liberación brusca de una gran cantidad de energía (térmica, química o nuclear), acompañada de estruendo y rotura violenta del recipiente que la contiene, produciendo calor, luz y gases. Como causa de incendios, deslizamientos, etc.</text:p>
          </table:table-cell>
          <table:table-cell office:value-type="string">
            <text:p>True</text:p>
          </table:table-cell>
          <table:table-cell office:value-type="string">
            <text:p>9DC420</text:p>
          </table:table-cell>
          <table:table-cell table:style-name="ce24" office:value-type="string">
            <text:p>EXPL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AILURE</text:p>
          </table:table-cell>
          <table:table-cell office:value-type="string">
            <text:p>spa</text:p>
          </table:table-cell>
          <table:table-cell table:style-name="ce24" office:value-type="string">
            <text:p>Falla</text:p>
          </table:table-cell>
          <table:table-cell table:style-name="ce25" office:value-type="string">
            <text:p>Ruptura de la corteza terrestre debida a la acumulación de esfuerzos tectónicos o presión en volcanes. Como causa de sismos. Excluye todo lo que se encuentre como -falla- debida a malfunción de equipos o redes o como causa de deslizamientos.</text:p>
          </table:table-cell>
          <table:table-cell office:value-type="string">
            <text:p>True</text:p>
          </table:table-cell>
          <table:table-cell office:value-type="string">
            <text:p>1A9727</text:p>
          </table:table-cell>
          <table:table-cell table:style-name="ce24" office:value-type="string">
            <text:p>FALL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LOOD</text:p>
          </table:table-cell>
          <table:table-cell office:value-type="string">
            <text:p>spa</text:p>
          </table:table-cell>
          <table:table-cell table:style-name="ce24" office:value-type="string">
            <text:p>Inundación</text:p>
          </table:table-cell>
          <table:table-cell table:style-name="ce25" office:value-type="string">
            <text:p>Anegamiento o cubrimiento con agua de un terreno donde se localizen poblaciones, cultivos, bienes o infraestructura. Como causa de sedimentación, epidemias, deslizamientos.</text:p>
          </table:table-cell>
          <table:table-cell office:value-type="string">
            <text:p>True</text:p>
          </table:table-cell>
          <table:table-cell office:value-type="string">
            <text:p>95D734</text:p>
          </table:table-cell>
          <table:table-cell table:style-name="ce24" office:value-type="string">
            <text:p>INUND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THERMALINVERSION</text:p>
          </table:table-cell>
          <table:table-cell office:value-type="string">
            <text:p>spa</text:p>
          </table:table-cell>
          <table:table-cell table:style-name="ce24" office:value-type="string">
            <text:p>Inversión térmica</text:p>
          </table:table-cell>
          <table:table-cell table:style-name="ce25" office:value-type="string">
            <text:p>Presencia de una capa de aire caliente entre dos frías, de ocurrencia frecuente en las mañanas frías en valles de escasa circulación atmosférica. Se usa cuado está asociada con contaminantes atmosféricos que causan daños a la salud de los seres vivientes.</text:p>
          </table:table-cell>
          <table:table-cell office:value-type="string">
            <text:p>True</text:p>
          </table:table-cell>
          <table:table-cell office:value-type="string">
            <text:p>E56EAC</text:p>
          </table:table-cell>
          <table:table-cell table:style-name="ce24" office:value-type="string">
            <text:p>INVTERMIC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OCALIZATION</text:p>
          </table:table-cell>
          <table:table-cell office:value-type="string">
            <text:p>spa</text:p>
          </table:table-cell>
          <table:table-cell table:style-name="ce24" office:value-type="string">
            <text:p>Localización</text:p>
          </table:table-cell>
          <table:table-cell table:style-name="ce25" office:value-type="string">
            <text:p>Condiciones físicas de emplazamientos de población o infraestructura vulnerables tales como ocupación de áreas inestables o inundables por asentamientos humanos, planificados o nó (barrios legales, invasiones, o sus denominaciones locales como Pueblos Jóvenes, Precarios, Favelas, etc.).</text:p>
          </table:table-cell>
          <table:table-cell office:value-type="string">
            <text:p>True</text:p>
          </table:table-cell>
          <table:table-cell office:value-type="string">
            <text:p>D6D47A</text:p>
          </table:table-cell>
          <table:table-cell table:style-name="ce24" office:value-type="string">
            <text:p>LOCALIZ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RAIN</text:p>
          </table:table-cell>
          <table:table-cell office:value-type="string">
            <text:p>spa</text:p>
          </table:table-cell>
          <table:table-cell table:style-name="ce24" office:value-type="string">
            <text:p>Lluvias</text:p>
          </table:table-cell>
          <table:table-cell table:style-name="ce25" office:value-type="string">
            <text:p>Precipitación pluvial. Como causa primaria o disparadora de inundaciones, avenidas torrenciales, deslizamientos, accidentes, etc. Palabras claves: aguacero, chaparrón, chubasco, diluvio, páramo, turbonada.</text:p>
          </table:table-cell>
          <table:table-cell office:value-type="string">
            <text:p>True</text:p>
          </table:table-cell>
          <table:table-cell office:value-type="string">
            <text:p>0879F0</text:p>
          </table:table-cell>
          <table:table-cell table:style-name="ce24" office:value-type="string">
            <text:p>LLUVIA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OG</text:p>
          </table:table-cell>
          <table:table-cell office:value-type="string">
            <text:p>spa</text:p>
          </table:table-cell>
          <table:table-cell table:style-name="ce24" office:value-type="string">
            <text:p>Neblina</text:p>
          </table:table-cell>
          <table:table-cell table:style-name="ce25" office:value-type="string">
            <text:p>Masas de nubes que descienden hasta o desde la superficie terrestre. Implica perdida de visibilidad. Como causa de accidentes. Palabras claves: Niebla.</text:p>
          </table:table-cell>
          <table:table-cell office:value-type="string">
            <text:p>True</text:p>
          </table:table-cell>
          <table:table-cell office:value-type="string">
            <text:p>DC71C1</text:p>
          </table:table-cell>
          <table:table-cell table:style-name="ce24" office:value-type="string">
            <text:p>NEBLIN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NEGLIGENCE</text:p>
          </table:table-cell>
          <table:table-cell office:value-type="string">
            <text:p>spa</text:p>
          </table:table-cell>
          <table:table-cell table:style-name="ce24" office:value-type="string">
            <text:p>Negligencia</text:p>
          </table:table-cell>
          <table:table-cell table:style-name="ce25" office:value-type="string">
            <text:p>Acción u omisión de acciones que desencadenan consecuencias adversas para un individuo o comunidad. Imputable a personas en ejercicio de poder, organismos o instituciones, gubernamentales, no gubernamentales o privadas. Aplicable a desastres en los cuales la principal causa identificada es la negligencia de responsables bien definidos en actividades de prestación de servicios básicos, o de prevención y de mitigación específicamente identificadas con anterioridad.</text:p>
          </table:table-cell>
          <table:table-cell office:value-type="string">
            <text:p>True</text:p>
          </table:table-cell>
          <table:table-cell office:value-type="string">
            <text:p>538286</text:p>
          </table:table-cell>
          <table:table-cell table:style-name="ce24" office:value-type="string">
            <text:p>NEGLIGENC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OTHER</text:p>
          </table:table-cell>
          <table:table-cell office:value-type="string">
            <text:p>spa</text:p>
          </table:table-cell>
          <table:table-cell table:style-name="ce24" office:value-type="string">
            <text:p>Otra causa</text:p>
          </table:table-cell>
          <table:table-cell table:style-name="ce25" office:value-type="string">
            <text:p>Se debe usar sólo cuando la causa no está definida en la lista de -causas oficiales- de DesInventar. Se debe realizar una descripción de la misma. Si es una causa frecuente en su inventario y no se puede incluir en ninguna de las predefinidas, puede crearla como una nueva causa.</text:p>
          </table:table-cell>
          <table:table-cell office:value-type="string">
            <text:p>True</text:p>
          </table:table-cell>
          <table:table-cell office:value-type="string">
            <text:p>81C600</text:p>
          </table:table-cell>
          <table:table-cell table:style-name="ce24" office:value-type="string">
            <text:p>OTRACAUS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PLAGUE</text:p>
          </table:table-cell>
          <table:table-cell office:value-type="string">
            <text:p>spa</text:p>
          </table:table-cell>
          <table:table-cell table:style-name="ce24" office:value-type="string">
            <text:p>Plaga</text:p>
          </table:table-cell>
          <table:table-cell table:style-name="ce25" office:value-type="string">
            <text:p>Proliferación de organismos que afectan a comunidades, a la agricultura, a la ganadería o a bienes perecederos almacenados. Como causa de epidemias, contaminación, etc.</text:p>
          </table:table-cell>
          <table:table-cell office:value-type="string">
            <text:p>True</text:p>
          </table:table-cell>
          <table:table-cell office:value-type="string">
            <text:p>B94638</text:p>
          </table:table-cell>
          <table:table-cell table:style-name="ce24"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ROUGHT</text:p>
          </table:table-cell>
          <table:table-cell office:value-type="string">
            <text:p>spa</text:p>
          </table:table-cell>
          <table:table-cell table:style-name="ce24" office:value-type="string">
            <text:p>Sequía</text:p>
          </table:table-cell>
          <table:table-cell table:style-name="ce25" office:value-type="string">
            <text:p>Temporada seca, sin lluvias, o con déficit de lluvias. Como causa de incendios forestales, biológico (pérdida o migración masiva de animales).</text:p>
          </table:table-cell>
          <table:table-cell office:value-type="string">
            <text:p>True</text:p>
          </table:table-cell>
          <table:table-cell office:value-type="string">
            <text:p>DF202F</text:p>
          </table:table-cell>
          <table:table-cell table:style-name="ce24" office:value-type="string">
            <text:p>SEQU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ARTHQUAKE</text:p>
          </table:table-cell>
          <table:table-cell office:value-type="string">
            <text:p>spa</text:p>
          </table:table-cell>
          <table:table-cell table:style-name="ce24" office:value-type="string">
            <text:p>Sismo</text:p>
          </table:table-cell>
          <table:table-cell table:style-name="ce25" office:value-type="string">
            <text:p>Sacudidas bruscas del terreno causadas por el movimiento de las placas tectónicas. Como generador de tsunami, deslizamiento, licuación, avenidas torrencial, colapso estructural, incendio, explosión, accidente, cambio en la línea de costa, etc. Palabras claves: terremoto, movimiento telúrico, temblor, terremoto, tremor, seismo.</text:p>
          </table:table-cell>
          <table:table-cell office:value-type="string">
            <text:p>True</text:p>
          </table:table-cell>
          <table:table-cell office:value-type="string">
            <text:p>9DCC8A</text:p>
          </table:table-cell>
          <table:table-cell table:style-name="ce24" office:value-type="string">
            <text:p>SISM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FORESTATION</text:p>
          </table:table-cell>
          <table:table-cell office:value-type="string">
            <text:p>spa</text:p>
          </table:table-cell>
          <table:table-cell table:style-name="ce24" office:value-type="string">
            <text:p>Tala</text:p>
          </table:table-cell>
          <table:table-cell table:style-name="ce25" office:value-type="string">
            <text:p>Equivalente a deforestación. Como causa de inundaciones, deslizamientos, biológico, etc.</text:p>
          </table:table-cell>
          <table:table-cell office:value-type="string">
            <text:p>True</text:p>
          </table:table-cell>
          <table:table-cell office:value-type="string">
            <text:p>D4B18A</text:p>
          </table:table-cell>
          <table:table-cell table:style-name="ce24" office:value-type="string">
            <text:p>TAL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TORM</text:p>
          </table:table-cell>
          <table:table-cell office:value-type="string">
            <text:p>spa</text:p>
          </table:table-cell>
          <table:table-cell table:style-name="ce24" office:value-type="string">
            <text:p>Tempestad</text:p>
          </table:table-cell>
          <table:table-cell table:style-name="ce25" office:value-type="string">
            <text:p>Lluvia acompañada de vientos fuertes y/o de descargas eléctricas. Como causa de inundaciones.</text:p>
          </table:table-cell>
          <table:table-cell office:value-type="string">
            <text:p>True</text:p>
          </table:table-cell>
          <table:table-cell office:value-type="string">
            <text:p>4284F0</text:p>
          </table:table-cell>
          <table:table-cell table:style-name="ce24" office:value-type="string">
            <text:p>TEMPESTAD</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TRONGWIND</text:p>
          </table:table-cell>
          <table:table-cell office:value-type="string">
            <text:p>spa</text:p>
          </table:table-cell>
          <table:table-cell table:style-name="ce24" office:value-type="string">
            <text:p>Vendaval</text:p>
          </table:table-cell>
          <table:table-cell table:style-name="ce25" office:value-type="string">
            <text:p>Perturbación atmosférica que genera vientos fuertes y destructivos, generalmente sin lluvia. Como causa de deslizamientos. Palabras claves: temporal, vientos huracanados, torbellinos, borrasca, viento fuerte, ventisca, tromba, ráfaga, racha.</text:p>
          </table:table-cell>
          <table:table-cell office:value-type="string">
            <text:p>True</text:p>
          </table:table-cell>
          <table:table-cell office:value-type="string">
            <text:p>145830</text:p>
          </table:table-cell>
          <table:table-cell table:style-name="ce24" office:value-type="string">
            <text:p>VENDAVAL</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number-rows-repeated="65504">
          <table:table-cell table:number-columns-repeated="254"/>
        </table:table-row>
        <table:table-row table:style-name="ro1">
          <table:table-cell table:number-columns-repeated="254"/>
        </table:table-row>
      </table:table>
      <table:table table:name="cause_eng" table:style-name="ta1" table:print="false">
        <office:forms form:automatic-focus="false" form:apply-design-mode="false"/>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5" table:default-cell-style-name="ce20"/>
        <table:table-column table:style-name="co6" table:default-cell-style-name="ce16"/>
        <table:table-column table:style-name="co7" table:number-columns-repeated="3" table:default-cell-style-name="ce16"/>
        <table:table-column table:style-name="co8" table:default-cell-style-name="ce23"/>
        <table:table-column table:style-name="co9" table:default-cell-style-name="ce16"/>
        <table:table-column table:style-name="co10" table:number-columns-repeated="242" table:default-cell-style-name="ce16"/>
        <table:table-column table:style-name="co10" table:default-cell-style-name="ce24"/>
        <table:table-row table:style-name="ro2">
          <table:table-cell table:style-name="ce15" office:value-type="string">
            <text:p>/*</text:p>
          </table:table-cell>
          <table:table-cell table:style-name="ce15" office:value-type="string">
            <text:p>CauseId</text:p>
          </table:table-cell>
          <table:table-cell table:style-name="ce15" office:value-type="string">
            <text:p>CauseLangCode</text:p>
          </table:table-cell>
          <table:table-cell table:style-name="ce15" office:value-type="string">
            <text:p>CauseName</text:p>
          </table:table-cell>
          <table:table-cell table:style-name="ce18" office:value-type="string">
            <text:p>CauseDesc</text:p>
          </table:table-cell>
          <table:table-cell table:style-name="ce15" office:value-type="string">
            <text:p>CauseActive</text:p>
          </table:table-cell>
          <table:table-cell table:style-name="ce15" office:value-type="string">
            <text:p>CauseRGBColor</text:p>
          </table:table-cell>
          <table:table-cell table:style-name="ce15" office:value-type="string">
            <text:p>CauseKeyWords</text:p>
          </table:table-cell>
          <table:table-cell table:style-name="ce15" office:value-type="string">
            <text:p>CauseCreationDate</text:p>
          </table:table-cell>
          <table:table-cell table:style-name="ce22" office:value-type="string">
            <text:p>CauseLastUpdate</text:p>
          </table:table-cell>
          <table:table-cell table:style-name="ce15"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UNKNOWN</text:p>
          </table:table-cell>
          <table:table-cell office:value-type="string">
            <text:p>eng</text:p>
          </table:table-cell>
          <table:table-cell table:style-name="ce17" office:value-type="string">
            <text:p>Unknown</text:p>
          </table:table-cell>
          <table:table-cell table:style-name="ce19" office:value-type="string">
            <text:p>The cause of the event is unknown and there is no explanation for the event.</text:p>
          </table:table-cell>
          <table:table-cell office:value-type="string">
            <text:p>True</text:p>
          </table:table-cell>
          <table:table-cell table:style-name="ce21" table:formula="of:=[cause_spa.G2]" office:value-type="string" office:string-value="C6E0D5">
            <text:p>C6E0D5</text:p>
          </table:table-cell>
          <table:table-cell table:style-name="ce24" office:value-type="string">
            <text:p>DESCONOCIDA</text:p>
          </table:table-cell>
          <table:table-cell office:value-type="string">
            <text:p>2007-11-21 00:00:00</text:p>
          </table:table-cell>
          <table:table-cell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ATMOSPHCONDITION</text:p>
          </table:table-cell>
          <table:table-cell office:value-type="string">
            <text:p>eng</text:p>
          </table:table-cell>
          <table:table-cell table:style-name="ce17" office:value-type="string">
            <text:p>Atmospheric conditions</text:p>
          </table:table-cell>
          <table:table-cell table:style-name="ce19" office:value-type="string">
            <text:p>Refers to adverse atmospheric conditions such as strong rainfall, fog, wind, electrical storm or a combination of these events. May be caused by regional or continental oceanic circulation of atmospheric masses such as cold fronts or zones of intertropical convergence.</text:p>
          </table:table-cell>
          <table:table-cell office:value-type="string">
            <text:p>True</text:p>
          </table:table-cell>
          <table:table-cell table:style-name="ce21" table:formula="of:=[cause_spa.G3]" office:value-type="string" office:string-value="B2BC4D">
            <text:p>B2BC4D</text:p>
          </table:table-cell>
          <table:table-cell table:style-name="ce24" office:value-type="string">
            <text:p>CONDATMOSFERICA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BEHAVIOR</text:p>
          </table:table-cell>
          <table:table-cell office:value-type="string">
            <text:p>eng</text:p>
          </table:table-cell>
          <table:table-cell table:style-name="ce17" office:value-type="string">
            <text:p>Behaviour</text:p>
          </table:table-cell>
          <table:table-cell table:style-name="ce19" office:value-type="string">
            <text:p>Customs or cultural practices which lead to the existence of a socio-natural or anthropological event. May refer to disaster or emergency situations caused by panic; lit lamps or candles; failure to take precautionary measures; human dwellings in flood areas or landslide-prone areas due to ignorance of their effects or because it goes against the norm. Key words: carelessness, lack of foresight. </text:p>
          </table:table-cell>
          <table:table-cell office:value-type="string">
            <text:p>True</text:p>
          </table:table-cell>
          <table:table-cell table:style-name="ce21" table:formula="of:=[cause_spa.G4]" office:value-type="string" office:string-value="47A5CA">
            <text:p>47A5CA</text:p>
          </table:table-cell>
          <table:table-cell table:style-name="ce24" office:value-type="string">
            <text:p>COMPORT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CONTAMINATION</text:p>
          </table:table-cell>
          <table:table-cell office:value-type="string">
            <text:p>eng</text:p>
          </table:table-cell>
          <table:table-cell table:style-name="ce17" office:value-type="string">
            <text:p>Contamination</text:p>
          </table:table-cell>
          <table:table-cell table:style-name="ce19" office:value-type="string">
            <text:p>Concentration of contaminating substances in the air, water or soil, at levels which may be damaging to human, animal, or plant life. May cause biological intoxication, plagues etc.</text:p>
          </table:table-cell>
          <table:table-cell office:value-type="string">
            <text:p>True</text:p>
          </table:table-cell>
          <table:table-cell table:style-name="ce21" table:formula="of:=[cause_spa.G5]" office:value-type="string" office:string-value="AB7923">
            <text:p>AB7923</text:p>
          </table:table-cell>
          <table:table-cell table:style-name="ce24" office:value-type="string">
            <text:p>CONTAMIN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HORTCIRCUIT</text:p>
          </table:table-cell>
          <table:table-cell office:value-type="string">
            <text:p>eng</text:p>
          </table:table-cell>
          <table:table-cell table:style-name="ce17" office:value-type="string">
            <text:p>Short-circuit</text:p>
          </table:table-cell>
          <table:table-cell table:style-name="ce19" office:value-type="string">
            <text:p>Circuit which is produced by accidental contact between two conductors of opposing poles and usually causes a discharge. In houses, industry, commerce or in external electrical networks this may be a cause of fire.</text:p>
          </table:table-cell>
          <table:table-cell office:value-type="string">
            <text:p>True</text:p>
          </table:table-cell>
          <table:table-cell table:style-name="ce21" table:formula="of:=[cause_spa.G6]" office:value-type="string" office:string-value="375E71">
            <text:p>375E71</text:p>
          </table:table-cell>
          <table:table-cell table:style-name="ce24" office:value-type="string">
            <text:p>CORTOCIRCUI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OVERFLOW</text:p>
          </table:table-cell>
          <table:table-cell office:value-type="string">
            <text:p>eng</text:p>
          </table:table-cell>
          <table:table-cell table:style-name="ce17" office:value-type="string">
            <text:p>Overflow</text:p>
          </table:table-cell>
          <table:table-cell table:style-name="ce19" office:value-type="string">
            <text:p>A sudden or slow rise in water levels in small areas or wider regions which causes water to escape from natural boundaries (river banks, lake or pond boundaries), reservoirs or overflow systems. Cause of flooding, flash floods, torrents.</text:p>
          </table:table-cell>
          <table:table-cell office:value-type="string">
            <text:p>True</text:p>
          </table:table-cell>
          <table:table-cell table:style-name="ce21" table:formula="of:=[cause_spa.G7]" office:value-type="string" office:string-value="439500">
            <text:p>439500</text:p>
          </table:table-cell>
          <table:table-cell table:style-name="ce24" office:value-type="string">
            <text:p>DESBORD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ANDSLIDE</text:p>
          </table:table-cell>
          <table:table-cell office:value-type="string">
            <text:p>eng</text:p>
          </table:table-cell>
          <table:table-cell table:style-name="ce17" office:value-type="string">
            <text:p>Landslide</text:p>
          </table:table-cell>
          <table:table-cell table:style-name="ce19" office:value-type="string">
            <text:p>Mass movement of earth surface. Cause of flash floods, tsunami, sedimentation etc. Key words: landslide, subsidence or settling, drift, cave-in, crevice formation, collapse of caves or mines, rockfall, crumbling of earth or rocks (slow or fast) down slopes or hillsides, blockage of roads, channels, excavations. </text:p>
          </table:table-cell>
          <table:table-cell office:value-type="string">
            <text:p>True</text:p>
          </table:table-cell>
          <table:table-cell table:style-name="ce21" table:formula="of:=[cause_spa.G8]" office:value-type="string" office:string-value="D3B5B0">
            <text:p>D3B5B0</text:p>
          </table:table-cell>
          <table:table-cell table:style-name="ce24" office:value-type="string">
            <text:p>DESLIZ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TERIORATION</text:p>
          </table:table-cell>
          <table:table-cell office:value-type="string">
            <text:p>eng</text:p>
          </table:table-cell>
          <table:table-cell table:style-name="ce17" office:value-type="string">
            <text:p>Deterioration</text:p>
          </table:table-cell>
          <table:table-cell table:style-name="ce17" office:value-type="string">
            <text:p>Loss or lessening of the normal conditions of a construction or infrastructure. Applies to deterioration, through use or lack of adequate maintenance and/or effects of some external phenomenon, to edifices such as housing, service buildings, institutional buildings and/or vital network systems, bridges, etc. which may result in malfunction, collapse, fires, etc.</text:p>
          </table:table-cell>
          <table:table-cell office:value-type="string">
            <text:p>True</text:p>
          </table:table-cell>
          <table:table-cell table:style-name="ce21" table:formula="of:=[cause_spa.G9]" office:value-type="string" office:string-value="EE9244">
            <text:p>EE9244</text:p>
          </table:table-cell>
          <table:table-cell table:style-name="ce24" office:value-type="string">
            <text:p>DETERIOR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SIGNERROR</text:p>
          </table:table-cell>
          <table:table-cell office:value-type="string">
            <text:p>eng</text:p>
          </table:table-cell>
          <table:table-cell table:style-name="ce17" office:value-type="string">
            <text:p>Design</text:p>
          </table:table-cell>
          <table:table-cell table:style-name="ce19" office:value-type="string">
            <text:p>Errors or failure in design and/or construction of civil works, industrial installations, infrastructure systems etc, which lead to collapse, accidents, explosions, leaks, subsidence, torrential flows and floods (eg, when a dam breaks).</text:p>
          </table:table-cell>
          <table:table-cell office:value-type="string">
            <text:p>True</text:p>
          </table:table-cell>
          <table:table-cell table:style-name="ce21" table:formula="of:=[cause_spa.G10]" office:value-type="string" office:string-value="553064">
            <text:p>553064</text:p>
          </table:table-cell>
          <table:table-cell table:style-name="ce24" office:value-type="string">
            <text:p>DISEÑ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NSO_KID</text:p>
          </table:table-cell>
          <table:table-cell office:value-type="string">
            <text:p>eng</text:p>
          </table:table-cell>
          <table:table-cell table:style-name="ce17" office:value-type="string">
            <text:p>El Niño – Southern Oscillation (ENSO)</text:p>
          </table:table-cell>
          <table:table-cell table:style-name="ce19" office:value-type="string">
            <text:p>A phenomenon which generates global or regional anomalies in the weather, such as droughts, heat waves, epidemics, but also rain, floods, flooding due to alluvium deposits, and frost among others. Many newspaper reports attribute periods of excessive or diminished rainfall to El Niño. However, only events strictly attributable to El Niño should be included. In the last two decades these are: 1982 – 1983 (very strong), 1987 (moderate) 1991 – 1992 (moderate?) and 1997 to 1998 (moderate). El Niño or La Niña should only be referred to as causes when there has been official and/or academic confirmation of their relationship to the event. Key words: warm phase or episode of ENSO.</text:p>
          </table:table-cell>
          <table:table-cell office:value-type="string">
            <text:p>True</text:p>
          </table:table-cell>
          <table:table-cell table:style-name="ce21" table:formula="of:=[cause_spa.G11]" office:value-type="string" office:string-value="13CCE4">
            <text:p>13CCE4</text:p>
          </table:table-cell>
          <table:table-cell table:style-name="ce24" office:value-type="string">
            <text:p>ELNIÑ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NSO_GIRL</text:p>
          </table:table-cell>
          <table:table-cell office:value-type="string">
            <text:p>eng</text:p>
          </table:table-cell>
          <table:table-cell table:style-name="ce17" office:value-type="string">
            <text:p>La Niña (Pacific cold episode)</text:p>
          </table:table-cell>
          <table:table-cell table:style-name="ce19" office:value-type="string">
            <text:p>Symmetrical phenomenon to El Niño. Key words: cold phase or episode of ENSO</text:p>
          </table:table-cell>
          <table:table-cell office:value-type="string">
            <text:p>True</text:p>
          </table:table-cell>
          <table:table-cell table:style-name="ce21" table:formula="of:=[cause_spa.G12]" office:value-type="string" office:string-value="9F7FDC">
            <text:p>9F7FDC</text:p>
          </table:table-cell>
          <table:table-cell table:style-name="ce24" office:value-type="string">
            <text:p>LANIÑ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HUMANERROR</text:p>
          </table:table-cell>
          <table:table-cell office:value-type="string">
            <text:p>eng</text:p>
          </table:table-cell>
          <table:table-cell table:style-name="ce17" office:value-type="string">
            <text:p>Human error</text:p>
          </table:table-cell>
          <table:table-cell table:style-name="ce17" office:value-type="string">
            <text:p>Mistake or erroneous action in the operation of industrial plants, management of machinery or infrastructure systems which cause technological events such as fires, explosions, leaks, accidents, structural collapse, etc.</text:p>
          </table:table-cell>
          <table:table-cell office:value-type="string">
            <text:p>True</text:p>
          </table:table-cell>
          <table:table-cell table:style-name="ce21" table:formula="of:=[cause_spa.G13]" office:value-type="string" office:string-value="CD6167">
            <text:p>CD6167</text:p>
          </table:table-cell>
          <table:table-cell table:style-name="ce24" office:value-type="string">
            <text:p>ERRORHUMAN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ROSION</text:p>
          </table:table-cell>
          <table:table-cell office:value-type="string">
            <text:p>eng</text:p>
          </table:table-cell>
          <table:table-cell table:style-name="ce17" office:value-type="string">
            <text:p>Erosion</text:p>
          </table:table-cell>
          <table:table-cell table:style-name="ce19" office:value-type="string">
            <text:p>Wearing away of the earth surface by external agents such as water or wind. Includes hydraulic erosion, wind erosion and erosion caused by <text:s/>subterranean water. Cause of <text:s/>landslides.</text:p>
          </table:table-cell>
          <table:table-cell office:value-type="string">
            <text:p>True</text:p>
          </table:table-cell>
          <table:table-cell table:style-name="ce21" table:formula="of:=[cause_spa.G14]" office:value-type="string" office:string-value="A3D4AF">
            <text:p>A3D4AF</text:p>
          </table:table-cell>
          <table:table-cell table:style-name="ce24" office:value-type="string">
            <text:p>ER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RUPTION</text:p>
          </table:table-cell>
          <table:table-cell office:value-type="string">
            <text:p>eng</text:p>
          </table:table-cell>
          <table:table-cell table:style-name="ce17" office:value-type="string">
            <text:p>Volcanic Activity</text:p>
          </table:table-cell>
          <table:table-cell table:style-name="ce19" office:value-type="string">
            <text:p>Eruption or emission of solid material, liquid or gas through openings or fissures in the earth surface. Cause of <text:s/>flash floods, tsunami, contamination (by gases or ash-fall). Key words: lava emission, vapour emission, ash emission, mud or earth emission, water emission, rock emission.</text:p>
          </table:table-cell>
          <table:table-cell office:value-type="string">
            <text:p>True</text:p>
          </table:table-cell>
          <table:table-cell table:style-name="ce21" table:formula="of:=[cause_spa.G15]" office:value-type="string" office:string-value="B6E200">
            <text:p>B6E200</text:p>
          </table:table-cell>
          <table:table-cell table:style-name="ce24" office:value-type="string">
            <text:p>VOLCA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EAK</text:p>
          </table:table-cell>
          <table:table-cell office:value-type="string">
            <text:p>eng</text:p>
          </table:table-cell>
          <table:table-cell table:style-name="ce17" office:value-type="string">
            <text:p>Leak</text:p>
          </table:table-cell>
          <table:table-cell table:style-name="ce19" office:value-type="string">
            <text:p>Seepage or escape of toxic and/or radioactive substances, liquids, solids or gases. Cause of <text:s/>landslides, fires, poisoning, etc. Excludes the effects of –volcanic eruption-.</text:p>
          </table:table-cell>
          <table:table-cell office:value-type="string">
            <text:p>True</text:p>
          </table:table-cell>
          <table:table-cell table:style-name="ce21" table:formula="of:=[cause_spa.G16]" office:value-type="string" office:string-value="B6E200">
            <text:p>B6E200</text:p>
          </table:table-cell>
          <table:table-cell table:style-name="ce24" office:value-type="string">
            <text:p>ESCAPE</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XPLOSION</text:p>
          </table:table-cell>
          <table:table-cell office:value-type="string">
            <text:p>eng</text:p>
          </table:table-cell>
          <table:table-cell table:style-name="ce17" office:value-type="string">
            <text:p>Explosion</text:p>
          </table:table-cell>
          <table:table-cell table:style-name="ce19" office:value-type="string">
            <text:p>Abrupt liberation of a large amount of energy (thermic, chemical or nuclear), accompanied by loud noise and violent rupture of the containing recipient, producing heat, light and gases. Cause of fire, landslides, etc.</text:p>
          </table:table-cell>
          <table:table-cell office:value-type="string">
            <text:p>True</text:p>
          </table:table-cell>
          <table:table-cell table:style-name="ce21" table:formula="of:=[cause_spa.G17]" office:value-type="string" office:string-value="9DC420">
            <text:p>9DC420</text:p>
          </table:table-cell>
          <table:table-cell table:style-name="ce24" office:value-type="string">
            <text:p>EXPL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AILURE</text:p>
          </table:table-cell>
          <table:table-cell office:value-type="string">
            <text:p>eng</text:p>
          </table:table-cell>
          <table:table-cell table:style-name="ce17" office:value-type="string">
            <text:p>Fault</text:p>
          </table:table-cell>
          <table:table-cell table:style-name="ce19" office:value-type="string">
            <office:annotation draw:style-name="gr1" draw:text-style-name="P1" svg:width="2.894cm" svg:height="1.794cm" svg:x="20.989cm" svg:y="31.988cm" draw:caption-point-x="-2.205cm" draw:caption-point-y="1.512cm">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8"> </text:span></text:p>
          </table:table-cell>
          <table:table-cell office:value-type="string">
            <text:p>True</text:p>
          </table:table-cell>
          <table:table-cell table:style-name="ce21" table:formula="of:=[cause_spa.G18]" office:value-type="string" office:string-value="1A9727">
            <text:p>1A9727</text:p>
          </table:table-cell>
          <table:table-cell table:style-name="ce24" office:value-type="string">
            <text:p>FALL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LOOD</text:p>
          </table:table-cell>
          <table:table-cell office:value-type="string">
            <text:p>eng</text:p>
          </table:table-cell>
          <table:table-cell table:style-name="ce17" office:value-type="string">
            <text:p>Inundation</text:p>
          </table:table-cell>
          <table:table-cell table:style-name="ce19" office:value-type="string">
            <text:p>Flooding or covering with water of an area where people, crops, goods or infrastructure are located. Cause of sedimentation, epidemics, landslides.</text:p>
          </table:table-cell>
          <table:table-cell office:value-type="string">
            <text:p>True</text:p>
          </table:table-cell>
          <table:table-cell table:style-name="ce21" table:formula="of:=[cause_spa.G19]" office:value-type="string" office:string-value="95D734">
            <text:p>95D734</text:p>
          </table:table-cell>
          <table:table-cell table:style-name="ce24" office:value-type="string">
            <text:p>INUND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THERMALINVERSION</text:p>
          </table:table-cell>
          <table:table-cell office:value-type="string">
            <text:p>eng</text:p>
          </table:table-cell>
          <table:table-cell table:style-name="ce17" office:value-type="string">
            <text:p>Thermic Inversion</text:p>
          </table:table-cell>
          <table:table-cell table:style-name="ce19" office:value-type="string">
            <text:p>Presence of a layer of warm air between two cold fronts. Occurs frequently on cold mornings in valleys where there is little atmospheric circulation. This term is used in association with atmospheric contaminants which damage the health of living beings.</text:p>
          </table:table-cell>
          <table:table-cell office:value-type="string">
            <text:p>True</text:p>
          </table:table-cell>
          <table:table-cell table:style-name="ce21" table:formula="of:=[cause_spa.G20]" office:value-type="string" office:string-value="E56EAC">
            <text:p>E56EAC</text:p>
          </table:table-cell>
          <table:table-cell table:style-name="ce24" office:value-type="string">
            <text:p>INVTERMIC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OCALIZATION</text:p>
          </table:table-cell>
          <table:table-cell office:value-type="string">
            <text:p>eng</text:p>
          </table:table-cell>
          <table:table-cell table:style-name="ce17" office:value-type="string">
            <text:p>Location</text:p>
          </table:table-cell>
          <table:table-cell table:style-name="ce19" office:value-type="string">
            <text:p>Physical conditions relating to the planned or unplanned settlement of people or vulnerable infrastructure in unstable or flood-prone areas (illegal settlements, slums or their local denominations such as shanty towns, “favelas” or “precarios”.</text:p>
          </table:table-cell>
          <table:table-cell office:value-type="string">
            <text:p>True</text:p>
          </table:table-cell>
          <table:table-cell table:style-name="ce21" table:formula="of:=[cause_spa.G21]" office:value-type="string" office:string-value="D6D47A">
            <text:p>D6D47A</text:p>
          </table:table-cell>
          <table:table-cell table:style-name="ce24" office:value-type="string">
            <text:p>LOCALIZ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RAIN</text:p>
          </table:table-cell>
          <table:table-cell office:value-type="string">
            <text:p>eng</text:p>
          </table:table-cell>
          <table:table-cell table:style-name="ce17" office:value-type="string">
            <text:p>Rainfall</text:p>
          </table:table-cell>
          <table:table-cell table:style-name="ce19" office:value-type="string">
            <text:p>Pluvial precipitation. Primary cause or catalyst of floods, flash floods, landslides, accidents, etc. Key words: storm, deluge, cloudburst, downpour, showers.</text:p>
          </table:table-cell>
          <table:table-cell office:value-type="string">
            <text:p>True</text:p>
          </table:table-cell>
          <table:table-cell table:style-name="ce21" table:formula="of:=[cause_spa.G22]" office:value-type="string" office:string-value="0879F0">
            <text:p>0879F0</text:p>
          </table:table-cell>
          <table:table-cell table:style-name="ce24" office:value-type="string">
            <text:p>LLUVIA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OG</text:p>
          </table:table-cell>
          <table:table-cell office:value-type="string">
            <text:p>eng</text:p>
          </table:table-cell>
          <table:table-cell table:style-name="ce17" office:value-type="string">
            <text:p>Fog</text:p>
          </table:table-cell>
          <table:table-cell table:style-name="ce19" office:value-type="string">
            <text:p>Cloud banks which descend to or rise from the earth surface. Implies loss of visibility. Cause of accidents. Key words: mist.</text:p>
          </table:table-cell>
          <table:table-cell office:value-type="string">
            <text:p>True</text:p>
          </table:table-cell>
          <table:table-cell table:style-name="ce21" table:formula="of:=[cause_spa.G23]" office:value-type="string" office:string-value="DC71C1">
            <text:p>DC71C1</text:p>
          </table:table-cell>
          <table:table-cell table:style-name="ce24" office:value-type="string">
            <text:p>NEBLIN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NEGLIGENCE</text:p>
          </table:table-cell>
          <table:table-cell office:value-type="string">
            <text:p>eng</text:p>
          </table:table-cell>
          <table:table-cell table:style-name="ce17" office:value-type="string">
            <text:p>Negligence</text:p>
          </table:table-cell>
          <table:table-cell table:style-name="ce19" office:value-type="string">
            <text:p>Action or omission which triggers adverse consequences for an individual or community. Attributable to persons who exercise power, governmental, non-governmental or private institutions or entities. Applies to disasters where the principal cause identified is negligence by those responsible, either in the provision of basic services or by failure to prevent or mitigate activities specifically identified prior to the event.</text:p>
          </table:table-cell>
          <table:table-cell office:value-type="string">
            <text:p>True</text:p>
          </table:table-cell>
          <table:table-cell table:style-name="ce21" table:formula="of:=[cause_spa.G24]" office:value-type="string" office:string-value="538286">
            <text:p>538286</text:p>
          </table:table-cell>
          <table:table-cell table:style-name="ce24" office:value-type="string">
            <text:p>NEGLIGENC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OTHER</text:p>
          </table:table-cell>
          <table:table-cell office:value-type="string">
            <text:p>eng</text:p>
          </table:table-cell>
          <table:table-cell table:style-name="ce17" office:value-type="string">
            <text:p>Other</text:p>
          </table:table-cell>
          <table:table-cell table:style-name="ce19" office:value-type="string">
            <text:p>This term should be used only when the cause remains undefined in the list of –official causes- of DesInventar. A description should be provided of the same. If it is a frequent cause in the inventory and may not be included in any of the predefined causes, a new cause should be defined.</text:p>
          </table:table-cell>
          <table:table-cell office:value-type="string">
            <text:p>True</text:p>
          </table:table-cell>
          <table:table-cell table:style-name="ce21" table:formula="of:=[cause_spa.G25]" office:value-type="string" office:string-value="81C600">
            <text:p>81C600</text:p>
          </table:table-cell>
          <table:table-cell table:style-name="ce24" office:value-type="string">
            <text:p>OTRACAUS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PLAGUE</text:p>
          </table:table-cell>
          <table:table-cell office:value-type="string">
            <text:p>eng</text:p>
          </table:table-cell>
          <table:table-cell table:style-name="ce17" office:value-type="string">
            <text:p>Plagues</text:p>
          </table:table-cell>
          <table:table-cell table:style-name="ce19" office:value-type="string">
            <text:p>Proliferation of organisms which affect communities, agriculture, livestock or fishing goods. Cause of epidemics, contamination, etc.</text:p>
          </table:table-cell>
          <table:table-cell office:value-type="string">
            <text:p>True</text:p>
          </table:table-cell>
          <table:table-cell table:style-name="ce21" table:formula="of:=[cause_spa.G26]" office:value-type="string" office:string-value="B94638">
            <text:p>B94638</text:p>
          </table:table-cell>
          <table:table-cell table:style-name="ce24"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ROUGHT</text:p>
          </table:table-cell>
          <table:table-cell office:value-type="string">
            <text:p>eng</text:p>
          </table:table-cell>
          <table:table-cell table:style-name="ce17" office:value-type="string">
            <text:p>Drought</text:p>
          </table:table-cell>
          <table:table-cell table:style-name="ce19" office:value-type="string">
            <text:p>Period of dryness, without rainfall or insufficient rainfall. Cause of forest fires, biological<text:span text:style-name="T8"> </text:span><text:span text:style-name="T7">migration or loss.</text:span></text:p>
          </table:table-cell>
          <table:table-cell office:value-type="string">
            <text:p>True</text:p>
          </table:table-cell>
          <table:table-cell table:style-name="ce21" table:formula="of:=[cause_spa.G27]" office:value-type="string" office:string-value="DF202F">
            <text:p>DF202F</text:p>
          </table:table-cell>
          <table:table-cell table:style-name="ce24" office:value-type="string">
            <text:p>SEQU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ARTHQUAKE</text:p>
          </table:table-cell>
          <table:table-cell office:value-type="string">
            <text:p>eng</text:p>
          </table:table-cell>
          <table:table-cell table:style-name="ce17" office:value-type="string">
            <text:p>Earthquake</text:p>
          </table:table-cell>
          <table:table-cell table:style-name="ce19" office:value-type="string">
            <text:p>Abrupt shaking of the earth caused by movement of tectonic plates. Generates tsunami, landslides, melting, flash floods, structural collapse, fire, explosion, accidents, change in coastline, etc. Key words: tremor, quake, upheaval.</text:p>
          </table:table-cell>
          <table:table-cell office:value-type="string">
            <text:p>True</text:p>
          </table:table-cell>
          <table:table-cell table:style-name="ce21" table:formula="of:=[cause_spa.G28]" office:value-type="string" office:string-value="9DCC8A">
            <text:p>9DCC8A</text:p>
          </table:table-cell>
          <table:table-cell table:style-name="ce24" office:value-type="string">
            <text:p>SISM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FORESTATION</text:p>
          </table:table-cell>
          <table:table-cell office:value-type="string">
            <text:p>eng</text:p>
          </table:table-cell>
          <table:table-cell table:style-name="ce17" office:value-type="string">
            <text:p>Logging</text:p>
          </table:table-cell>
          <table:table-cell table:style-name="ce19" office:value-type="string">
            <text:p>Equivalent to deforestation. Cause of flooding, landslides, biological migration or loss, etc.</text:p>
          </table:table-cell>
          <table:table-cell office:value-type="string">
            <text:p>True</text:p>
          </table:table-cell>
          <table:table-cell table:style-name="ce21" table:formula="of:=[cause_spa.G29]" office:value-type="string" office:string-value="D4B18A">
            <text:p>D4B18A</text:p>
          </table:table-cell>
          <table:table-cell table:style-name="ce24" office:value-type="string">
            <text:p>TAL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TORM</text:p>
          </table:table-cell>
          <table:table-cell office:value-type="string">
            <text:p>eng</text:p>
          </table:table-cell>
          <table:table-cell table:style-name="ce17" office:value-type="string">
            <text:p>Storm</text:p>
          </table:table-cell>
          <table:table-cell table:style-name="ce19" office:value-type="string">
            <text:p>Rain, accompanied by strong winds and/or electrical discharge. Cause of flooding.</text:p>
          </table:table-cell>
          <table:table-cell office:value-type="string">
            <text:p>True</text:p>
          </table:table-cell>
          <table:table-cell table:style-name="ce21" table:formula="of:=[cause_spa.G30]" office:value-type="string" office:string-value="4284F0">
            <text:p>4284F0</text:p>
          </table:table-cell>
          <table:table-cell table:style-name="ce24" office:value-type="string">
            <text:p>TEMPESTAD</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TRONGWIND</text:p>
          </table:table-cell>
          <table:table-cell office:value-type="string">
            <text:p>eng</text:p>
          </table:table-cell>
          <table:table-cell table:style-name="ce17" office:value-type="string">
            <text:p>Gale</text:p>
          </table:table-cell>
          <table:table-cell table:style-name="ce19" office:value-type="string">
            <text:p>Atmospheric disturbance which generates strong, destructive winds, normally without rain. Cause of landslides. Key words: wind, strong wind, hurricane, whirlwind, squall, blizzard, typhoon, gust. <text:s text:c="6"/></text:p>
          </table:table-cell>
          <table:table-cell office:value-type="string">
            <text:p>True</text:p>
          </table:table-cell>
          <table:table-cell table:style-name="ce21" table:formula="of:=[cause_spa.G31]" office:value-type="string" office:string-value="145830">
            <text:p>145830</text:p>
          </table:table-cell>
          <table:table-cell table:style-name="ce24" office:value-type="string">
            <text:p>VENDAVAL</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number-rows-repeated="65504">
          <table:table-cell table:number-columns-repeated="254"/>
        </table:table-row>
        <table:table-row table:style-name="ro1">
          <table:table-cell table:number-columns-repeated="254"/>
        </table:table-row>
      </table:table>
      <table:table table:name="cause_fre" table:style-name="ta1" table:print="false">
        <office:forms form:automatic-focus="false" form:apply-design-mode="false"/>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5" table:default-cell-style-name="ce20"/>
        <table:table-column table:style-name="co6" table:default-cell-style-name="ce16"/>
        <table:table-column table:style-name="co7" table:number-columns-repeated="3" table:default-cell-style-name="ce16"/>
        <table:table-column table:style-name="co8" table:default-cell-style-name="ce23"/>
        <table:table-column table:style-name="co9" table:default-cell-style-name="ce16"/>
        <table:table-column table:style-name="co10" table:number-columns-repeated="242" table:default-cell-style-name="ce16"/>
        <table:table-column table:style-name="co10" table:default-cell-style-name="ce24"/>
        <table:table-row table:style-name="ro2">
          <table:table-cell table:style-name="ce15" office:value-type="string">
            <text:p>/*</text:p>
          </table:table-cell>
          <table:table-cell table:style-name="ce15" office:value-type="string">
            <text:p>CauseId</text:p>
          </table:table-cell>
          <table:table-cell table:style-name="ce15" office:value-type="string">
            <text:p>CauseLangCode</text:p>
          </table:table-cell>
          <table:table-cell table:style-name="ce15" office:value-type="string">
            <text:p>CauseName</text:p>
          </table:table-cell>
          <table:table-cell table:style-name="ce18" office:value-type="string">
            <text:p>CauseDesc</text:p>
          </table:table-cell>
          <table:table-cell table:style-name="ce15" office:value-type="string">
            <text:p>CauseActive</text:p>
          </table:table-cell>
          <table:table-cell table:style-name="ce15" office:value-type="string">
            <text:p>CauseRGBColor</text:p>
          </table:table-cell>
          <table:table-cell table:style-name="ce15" office:value-type="string">
            <text:p>CauseKeyWords</text:p>
          </table:table-cell>
          <table:table-cell table:style-name="ce15" office:value-type="string">
            <text:p>CauseCreationDate</text:p>
          </table:table-cell>
          <table:table-cell table:style-name="ce22" office:value-type="string">
            <text:p>CauseLastUpdate</text:p>
          </table:table-cell>
          <table:table-cell table:style-name="ce15"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UNKNOWN</text:p>
          </table:table-cell>
          <table:table-cell office:value-type="string">
            <text:p>fre</text:p>
          </table:table-cell>
          <table:table-cell table:style-name="ce17" office:value-type="string">
            <text:p>Inconnu</text:p>
          </table:table-cell>
          <table:table-cell table:style-name="ce19" office:value-type="string">
            <text:p>The cause of the event is unknown and there is no explanation for the event.</text:p>
          </table:table-cell>
          <table:table-cell office:value-type="string">
            <text:p>True</text:p>
          </table:table-cell>
          <table:table-cell table:style-name="ce21" table:formula="of:=[cause_spa.G2]" office:value-type="string" office:string-value="C6E0D5">
            <text:p>C6E0D5</text:p>
          </table:table-cell>
          <table:table-cell table:style-name="ce24" office:value-type="string">
            <text:p>DESCONOCIDA</text:p>
          </table:table-cell>
          <table:table-cell office:value-type="string">
            <text:p>2007-11-21 00:00:00</text:p>
          </table:table-cell>
          <table:table-cell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ATMOSPHCONDITION</text:p>
          </table:table-cell>
          <table:table-cell office:value-type="string">
            <text:p>fre</text:p>
          </table:table-cell>
          <table:table-cell table:style-name="ce17" office:value-type="string">
            <text:p>Les conditions atmosphériques</text:p>
          </table:table-cell>
          <table:table-cell table:style-name="ce19" office:value-type="string">
            <text:p>Refers to adverse atmospheric conditions such as strong rainfall, fog, wind, electrical storm or a combination of these events. May be caused by regional or continental oceanic circulation of atmospheric masses such as cold fronts or zones of intertropical convergence.</text:p>
          </table:table-cell>
          <table:table-cell office:value-type="string">
            <text:p>True</text:p>
          </table:table-cell>
          <table:table-cell table:style-name="ce21" table:formula="of:=[cause_spa.G3]" office:value-type="string" office:string-value="B2BC4D">
            <text:p>B2BC4D</text:p>
          </table:table-cell>
          <table:table-cell table:style-name="ce24" office:value-type="string">
            <text:p>CONDATMOSFERICA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BEHAVIOR</text:p>
          </table:table-cell>
          <table:table-cell office:value-type="string">
            <text:p>fre</text:p>
          </table:table-cell>
          <table:table-cell table:style-name="ce17" office:value-type="string">
            <text:p>Comportement</text:p>
          </table:table-cell>
          <table:table-cell table:style-name="ce19" office:value-type="string">
            <text:p>Customs or cultural practices which lead to the existence of a socio-natural or anthropological event. May refer to disaster or emergency situations caused by panic; lit lamps or candles; failure to take precautionary measures; human dwellings in flood areas or landslide-prone areas due to ignorance of their effects or because it goes against the norm. Key words: carelessness, lack of foresight. </text:p>
          </table:table-cell>
          <table:table-cell office:value-type="string">
            <text:p>True</text:p>
          </table:table-cell>
          <table:table-cell table:style-name="ce21" table:formula="of:=[cause_spa.G4]" office:value-type="string" office:string-value="47A5CA">
            <text:p>47A5CA</text:p>
          </table:table-cell>
          <table:table-cell table:style-name="ce24" office:value-type="string">
            <text:p>COMPORT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CONTAMINATION</text:p>
          </table:table-cell>
          <table:table-cell office:value-type="string">
            <text:p>fre</text:p>
          </table:table-cell>
          <table:table-cell table:style-name="ce17" office:value-type="string">
            <text:p>La contamination</text:p>
          </table:table-cell>
          <table:table-cell table:style-name="ce19" office:value-type="string">
            <text:p>Concentration of contaminating substances in the air, water or soil, at levels which may be damaging to human, animal, or plant life. May cause biological intoxication, plagues etc.</text:p>
          </table:table-cell>
          <table:table-cell office:value-type="string">
            <text:p>True</text:p>
          </table:table-cell>
          <table:table-cell table:style-name="ce21" table:formula="of:=[cause_spa.G5]" office:value-type="string" office:string-value="AB7923">
            <text:p>AB7923</text:p>
          </table:table-cell>
          <table:table-cell table:style-name="ce24" office:value-type="string">
            <text:p>CONTAMIN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HORTCIRCUIT</text:p>
          </table:table-cell>
          <table:table-cell office:value-type="string">
            <text:p>fre</text:p>
          </table:table-cell>
          <table:table-cell table:style-name="ce17" office:value-type="string">
            <text:p>Court-Circuit</text:p>
          </table:table-cell>
          <table:table-cell table:style-name="ce19" office:value-type="string">
            <text:p>Circuit which is produced by accidental contact between two conductors of opposing poles and usually causes a discharge. In houses, industry, commerce or in external electrical networks this may be a cause of fire.</text:p>
          </table:table-cell>
          <table:table-cell office:value-type="string">
            <text:p>True</text:p>
          </table:table-cell>
          <table:table-cell table:style-name="ce21" table:formula="of:=[cause_spa.G6]" office:value-type="string" office:string-value="375E71">
            <text:p>375E71</text:p>
          </table:table-cell>
          <table:table-cell table:style-name="ce24" office:value-type="string">
            <text:p>CORTOCIRCUI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OVERFLOW</text:p>
          </table:table-cell>
          <table:table-cell office:value-type="string">
            <text:p>fre</text:p>
          </table:table-cell>
          <table:table-cell table:style-name="ce17" office:value-type="string">
            <text:p>Débordement</text:p>
          </table:table-cell>
          <table:table-cell table:style-name="ce19" office:value-type="string">
            <text:p>A sudden or slow rise in water levels in small areas or wider regions which causes water to escape from natural boundaries (river banks, lake or pond boundaries), reservoirs or overflow systems. Cause of flooding, flash floods, torrents.</text:p>
          </table:table-cell>
          <table:table-cell office:value-type="string">
            <text:p>True</text:p>
          </table:table-cell>
          <table:table-cell table:style-name="ce21" table:formula="of:=[cause_spa.G7]" office:value-type="string" office:string-value="439500">
            <text:p>439500</text:p>
          </table:table-cell>
          <table:table-cell table:style-name="ce24" office:value-type="string">
            <text:p>DESBORD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ANDSLIDE</text:p>
          </table:table-cell>
          <table:table-cell office:value-type="string">
            <text:p>fre</text:p>
          </table:table-cell>
          <table:table-cell table:style-name="ce17" office:value-type="string">
            <text:p>Glissement de terrain</text:p>
          </table:table-cell>
          <table:table-cell table:style-name="ce19" office:value-type="string">
            <text:p>Mass movement of earth surface. Cause of flash floods, tsunami, sedimentation etc. Key words: landslide, subsidence or settling, drift, cave-in, crevice formation, collapse of caves or mines, rockfall, crumbling of earth or rocks (slow or fast) down slopes or hillsides, blockage of roads, channels, excavations. </text:p>
          </table:table-cell>
          <table:table-cell office:value-type="string">
            <text:p>True</text:p>
          </table:table-cell>
          <table:table-cell table:style-name="ce21" table:formula="of:=[cause_spa.G8]" office:value-type="string" office:string-value="D3B5B0">
            <text:p>D3B5B0</text:p>
          </table:table-cell>
          <table:table-cell table:style-name="ce24" office:value-type="string">
            <text:p>DESLIZ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TERIORATION</text:p>
          </table:table-cell>
          <table:table-cell office:value-type="string">
            <text:p>fre</text:p>
          </table:table-cell>
          <table:table-cell table:style-name="ce17" office:value-type="string">
            <text:p>Détérioration</text:p>
          </table:table-cell>
          <table:table-cell table:style-name="ce17" office:value-type="string">
            <text:p>Loss or lessening of the normal conditions of a construction or infrastructure. Applies to deterioration, through use or lack of adequate maintenance and/or effects of some external phenomenon, to edifices such as housing, service buildings, institutional buildings and/or vital network systems, bridges, etc. which may result in malfunction, collapse, fires, etc.</text:p>
          </table:table-cell>
          <table:table-cell office:value-type="string">
            <text:p>True</text:p>
          </table:table-cell>
          <table:table-cell table:style-name="ce21" table:formula="of:=[cause_spa.G9]" office:value-type="string" office:string-value="EE9244">
            <text:p>EE9244</text:p>
          </table:table-cell>
          <table:table-cell table:style-name="ce24" office:value-type="string">
            <text:p>DETERIOR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SIGNERROR</text:p>
          </table:table-cell>
          <table:table-cell office:value-type="string">
            <text:p>fre</text:p>
          </table:table-cell>
          <table:table-cell table:style-name="ce17" office:value-type="string">
            <text:p>Conception</text:p>
          </table:table-cell>
          <table:table-cell table:style-name="ce19" office:value-type="string">
            <text:p>Errors or failure in design and/or construction of civil works, industrial installations, infrastructure systems etc, which lead to collapse, accidents, explosions, leaks, subsidence, torrential flows and floods (eg, when a dam breaks).</text:p>
          </table:table-cell>
          <table:table-cell office:value-type="string">
            <text:p>True</text:p>
          </table:table-cell>
          <table:table-cell table:style-name="ce21" table:formula="of:=[cause_spa.G10]" office:value-type="string" office:string-value="553064">
            <text:p>553064</text:p>
          </table:table-cell>
          <table:table-cell table:style-name="ce24" office:value-type="string">
            <text:p>DISEÑ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NSO_KID</text:p>
          </table:table-cell>
          <table:table-cell office:value-type="string">
            <text:p>fre</text:p>
          </table:table-cell>
          <table:table-cell table:style-name="ce17" office:value-type="string">
            <text:p>El Niño - oscillation australe (ENSO)</text:p>
          </table:table-cell>
          <table:table-cell table:style-name="ce19" office:value-type="string">
            <text:p>A phenomenon which generates global or regional anomalies in the weather, such as droughts, heat waves, epidemics, but also rain, floods, flooding due to alluvium deposits, and frost among others. Many newspaper reports attribute periods of excessive or diminished rainfall to El Niño. However, only events strictly attributable to El Niño should be included. In the last two decades these are: 1982 – 1983 (very strong), 1987 (moderate) 1991 – 1992 (moderate?) and 1997 to 1998 (moderate). El Niño or La Niña should only be referred to as causes when there has been official and/or academic confirmation of their relationship to the event. Key words: warm phase or episode of ENSO.</text:p>
          </table:table-cell>
          <table:table-cell office:value-type="string">
            <text:p>True</text:p>
          </table:table-cell>
          <table:table-cell table:style-name="ce21" table:formula="of:=[cause_spa.G11]" office:value-type="string" office:string-value="13CCE4">
            <text:p>13CCE4</text:p>
          </table:table-cell>
          <table:table-cell table:style-name="ce24" office:value-type="string">
            <text:p>ELNIÑ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NSO_GIRL</text:p>
          </table:table-cell>
          <table:table-cell office:value-type="string">
            <text:p>fre</text:p>
          </table:table-cell>
          <table:table-cell table:style-name="ce17" office:value-type="string">
            <text:p>La Niña (Pacifique froid épisode)</text:p>
          </table:table-cell>
          <table:table-cell table:style-name="ce19" office:value-type="string">
            <text:p>Symmetrical phenomenon to El Niño. Key words: cold phase or episode of ENSO</text:p>
          </table:table-cell>
          <table:table-cell office:value-type="string">
            <text:p>True</text:p>
          </table:table-cell>
          <table:table-cell table:style-name="ce21" table:formula="of:=[cause_spa.G12]" office:value-type="string" office:string-value="9F7FDC">
            <text:p>9F7FDC</text:p>
          </table:table-cell>
          <table:table-cell table:style-name="ce24" office:value-type="string">
            <text:p>LANIÑ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HUMANERROR</text:p>
          </table:table-cell>
          <table:table-cell office:value-type="string">
            <text:p>fre</text:p>
          </table:table-cell>
          <table:table-cell table:style-name="ce17" office:value-type="string">
            <text:p>L'erreur humaine</text:p>
          </table:table-cell>
          <table:table-cell table:style-name="ce17" office:value-type="string">
            <text:p>Mistake or erroneous action in the operation of industrial plants, management of machinery or infrastructure systems which cause technological events such as fires, explosions, leaks, accidents, structural collapse, etc.</text:p>
          </table:table-cell>
          <table:table-cell office:value-type="string">
            <text:p>True</text:p>
          </table:table-cell>
          <table:table-cell table:style-name="ce21" table:formula="of:=[cause_spa.G13]" office:value-type="string" office:string-value="CD6167">
            <text:p>CD6167</text:p>
          </table:table-cell>
          <table:table-cell table:style-name="ce24" office:value-type="string">
            <text:p>ERRORHUMAN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ROSION</text:p>
          </table:table-cell>
          <table:table-cell office:value-type="string">
            <text:p>fre</text:p>
          </table:table-cell>
          <table:table-cell table:style-name="ce17" office:value-type="string">
            <text:p>L'érosion</text:p>
          </table:table-cell>
          <table:table-cell table:style-name="ce19" office:value-type="string">
            <text:p>Wearing away of the earth surface by external agents such as water or wind. Includes hydraulic erosion, wind erosion and erosion caused by <text:s/>subterranean water. Cause of <text:s/>landslides.</text:p>
          </table:table-cell>
          <table:table-cell office:value-type="string">
            <text:p>True</text:p>
          </table:table-cell>
          <table:table-cell table:style-name="ce21" table:formula="of:=[cause_spa.G14]" office:value-type="string" office:string-value="A3D4AF">
            <text:p>A3D4AF</text:p>
          </table:table-cell>
          <table:table-cell table:style-name="ce24" office:value-type="string">
            <text:p>ER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RUPTION</text:p>
          </table:table-cell>
          <table:table-cell office:value-type="string">
            <text:p>fre</text:p>
          </table:table-cell>
          <table:table-cell table:style-name="ce17" office:value-type="string">
            <text:p>Activité volcanique</text:p>
          </table:table-cell>
          <table:table-cell table:style-name="ce19" office:value-type="string">
            <text:p>Eruption or emission of solid material, liquid or gas through openings or fissures in the earth surface. Cause of <text:s/>flash floods, tsunami, contamination (by gases or ash-fall). Key words: lava emission, vapour emission, ash emission, mud or earth emission, water emission, rock emission.</text:p>
          </table:table-cell>
          <table:table-cell office:value-type="string">
            <text:p>True</text:p>
          </table:table-cell>
          <table:table-cell table:style-name="ce21" table:formula="of:=[cause_spa.G15]" office:value-type="string" office:string-value="B6E200">
            <text:p>B6E200</text:p>
          </table:table-cell>
          <table:table-cell table:style-name="ce24" office:value-type="string">
            <text:p>VOLCA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EAK</text:p>
          </table:table-cell>
          <table:table-cell office:value-type="string">
            <text:p>fre</text:p>
          </table:table-cell>
          <table:table-cell table:style-name="ce17" office:value-type="string">
            <text:p>Fuite</text:p>
          </table:table-cell>
          <table:table-cell table:style-name="ce19" office:value-type="string">
            <text:p>Seepage or escape of toxic and/or radioactive substances, liquids, solids or gases. Cause of <text:s/>landslides, fires, poisoning, etc. Excludes the effects of –volcanic eruption-.</text:p>
          </table:table-cell>
          <table:table-cell office:value-type="string">
            <text:p>True</text:p>
          </table:table-cell>
          <table:table-cell table:style-name="ce21" table:formula="of:=[cause_spa.G16]" office:value-type="string" office:string-value="B6E200">
            <text:p>B6E200</text:p>
          </table:table-cell>
          <table:table-cell table:style-name="ce24" office:value-type="string">
            <text:p>ESCAPE</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XPLOSION</text:p>
          </table:table-cell>
          <table:table-cell office:value-type="string">
            <text:p>fre</text:p>
          </table:table-cell>
          <table:table-cell table:style-name="ce17" office:value-type="string">
            <text:p>Explosion</text:p>
          </table:table-cell>
          <table:table-cell table:style-name="ce19" office:value-type="string">
            <text:p>Abrupt liberation of a large amount of energy (thermic, chemical or nuclear), accompanied by loud noise and violent rupture of the containing recipient, producing heat, light and gases. Cause of fire, landslides, etc.</text:p>
          </table:table-cell>
          <table:table-cell office:value-type="string">
            <text:p>True</text:p>
          </table:table-cell>
          <table:table-cell table:style-name="ce21" table:formula="of:=[cause_spa.G17]" office:value-type="string" office:string-value="9DC420">
            <text:p>9DC420</text:p>
          </table:table-cell>
          <table:table-cell table:style-name="ce24" office:value-type="string">
            <text:p>EXPL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AILURE</text:p>
          </table:table-cell>
          <table:table-cell office:value-type="string">
            <text:p>fre</text:p>
          </table:table-cell>
          <table:table-cell table:style-name="ce17" office:value-type="string">
            <text:p>Fautes</text:p>
          </table:table-cell>
          <table:table-cell table:style-name="ce19" office:value-type="string">
            <office:annotation draw:style-name="gr1" draw:text-style-name="P1" svg:width="2.894cm" svg:height="1.794cm" svg:x="20.989cm" svg:y="31.988cm" draw:caption-point-x="-2.205cm" draw:caption-point-y="1.512cm">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8"> </text:span></text:p>
          </table:table-cell>
          <table:table-cell office:value-type="string">
            <text:p>True</text:p>
          </table:table-cell>
          <table:table-cell table:style-name="ce21" table:formula="of:=[cause_spa.G18]" office:value-type="string" office:string-value="1A9727">
            <text:p>1A9727</text:p>
          </table:table-cell>
          <table:table-cell table:style-name="ce24" office:value-type="string">
            <text:p>FALL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LOOD</text:p>
          </table:table-cell>
          <table:table-cell office:value-type="string">
            <text:p>fre</text:p>
          </table:table-cell>
          <table:table-cell table:style-name="ce17" office:value-type="string">
            <text:p>Inondation</text:p>
          </table:table-cell>
          <table:table-cell table:style-name="ce19" office:value-type="string">
            <text:p>Flooding or covering with water of an area where people, crops, goods or infrastructure are located. Cause of sedimentation, epidemics, landslides.</text:p>
          </table:table-cell>
          <table:table-cell office:value-type="string">
            <text:p>True</text:p>
          </table:table-cell>
          <table:table-cell table:style-name="ce21" table:formula="of:=[cause_spa.G19]" office:value-type="string" office:string-value="95D734">
            <text:p>95D734</text:p>
          </table:table-cell>
          <table:table-cell table:style-name="ce24" office:value-type="string">
            <text:p>INUND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THERMALINVERSION</text:p>
          </table:table-cell>
          <table:table-cell office:value-type="string">
            <text:p>fre</text:p>
          </table:table-cell>
          <table:table-cell table:style-name="ce17" office:value-type="string">
            <text:p>Inversion thermique</text:p>
          </table:table-cell>
          <table:table-cell table:style-name="ce19" office:value-type="string">
            <text:p>Presence of a layer of warm air between two cold fronts. Occurs frequently on cold mornings in valleys where there is little atmospheric circulation. This term is used in association with atmospheric contaminants which damage the health of living beings.</text:p>
          </table:table-cell>
          <table:table-cell office:value-type="string">
            <text:p>True</text:p>
          </table:table-cell>
          <table:table-cell table:style-name="ce21" table:formula="of:=[cause_spa.G20]" office:value-type="string" office:string-value="E56EAC">
            <text:p>E56EAC</text:p>
          </table:table-cell>
          <table:table-cell table:style-name="ce24" office:value-type="string">
            <text:p>INVTERMIC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OCALIZATION</text:p>
          </table:table-cell>
          <table:table-cell office:value-type="string">
            <text:p>fre</text:p>
          </table:table-cell>
          <table:table-cell table:style-name="ce17" office:value-type="string">
            <text:p>Emplacement</text:p>
          </table:table-cell>
          <table:table-cell table:style-name="ce19" office:value-type="string">
            <text:p>Physical conditions relating to the planned or unplanned settlement of people or vulnerable infrastructure in unstable or flood-prone areas (illegal settlements, slums or their local denominations such as shanty towns, “favelas” or “precarios”.</text:p>
          </table:table-cell>
          <table:table-cell office:value-type="string">
            <text:p>True</text:p>
          </table:table-cell>
          <table:table-cell table:style-name="ce21" table:formula="of:=[cause_spa.G21]" office:value-type="string" office:string-value="D6D47A">
            <text:p>D6D47A</text:p>
          </table:table-cell>
          <table:table-cell table:style-name="ce24" office:value-type="string">
            <text:p>LOCALIZ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RAIN</text:p>
          </table:table-cell>
          <table:table-cell office:value-type="string">
            <text:p>fre</text:p>
          </table:table-cell>
          <table:table-cell table:style-name="ce17" office:value-type="string">
            <text:p>Les précipitations</text:p>
          </table:table-cell>
          <table:table-cell table:style-name="ce19" office:value-type="string">
            <text:p>Pluvial precipitation. Primary cause or catalyst of floods, flash floods, landslides, accidents, etc. Key words: storm, deluge, cloudburst, downpour, showers.</text:p>
          </table:table-cell>
          <table:table-cell office:value-type="string">
            <text:p>True</text:p>
          </table:table-cell>
          <table:table-cell table:style-name="ce21" table:formula="of:=[cause_spa.G22]" office:value-type="string" office:string-value="0879F0">
            <text:p>0879F0</text:p>
          </table:table-cell>
          <table:table-cell table:style-name="ce24" office:value-type="string">
            <text:p>LLUVIA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OG</text:p>
          </table:table-cell>
          <table:table-cell office:value-type="string">
            <text:p>fre</text:p>
          </table:table-cell>
          <table:table-cell table:style-name="ce17" office:value-type="string">
            <text:p>Brouillard</text:p>
          </table:table-cell>
          <table:table-cell table:style-name="ce19" office:value-type="string">
            <text:p>Cloud banks which descend to or rise from the earth surface. Implies loss of visibility. Cause of accidents. Key words: mist.</text:p>
          </table:table-cell>
          <table:table-cell office:value-type="string">
            <text:p>True</text:p>
          </table:table-cell>
          <table:table-cell table:style-name="ce21" table:formula="of:=[cause_spa.G23]" office:value-type="string" office:string-value="DC71C1">
            <text:p>DC71C1</text:p>
          </table:table-cell>
          <table:table-cell table:style-name="ce24" office:value-type="string">
            <text:p>NEBLIN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NEGLIGENCE</text:p>
          </table:table-cell>
          <table:table-cell office:value-type="string">
            <text:p>fre</text:p>
          </table:table-cell>
          <table:table-cell table:style-name="ce17" office:value-type="string">
            <text:p>Négligence</text:p>
          </table:table-cell>
          <table:table-cell table:style-name="ce19" office:value-type="string">
            <text:p>Action or omission which triggers adverse consequences for an individual or community. Attributable to persons who exercise power, governmental, non-governmental or private institutions or entities. Applies to disasters where the principal cause identified is negligence by those responsible, either in the provision of basic services or by failure to prevent or mitigate activities specifically identified prior to the event.</text:p>
          </table:table-cell>
          <table:table-cell office:value-type="string">
            <text:p>True</text:p>
          </table:table-cell>
          <table:table-cell table:style-name="ce21" table:formula="of:=[cause_spa.G24]" office:value-type="string" office:string-value="538286">
            <text:p>538286</text:p>
          </table:table-cell>
          <table:table-cell table:style-name="ce24" office:value-type="string">
            <text:p>NEGLIGENC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OTHER</text:p>
          </table:table-cell>
          <table:table-cell office:value-type="string">
            <text:p>fre</text:p>
          </table:table-cell>
          <table:table-cell table:style-name="ce17" office:value-type="string">
            <text:p>Autre</text:p>
          </table:table-cell>
          <table:table-cell table:style-name="ce19" office:value-type="string">
            <text:p>This term should be used only when the cause remains undefined in the list of –official causes- of DesInventar. A description should be provided of the same. If it is a frequent cause in the inventory and may not be included in any of the predefined causes, a new cause should be defined.</text:p>
          </table:table-cell>
          <table:table-cell office:value-type="string">
            <text:p>True</text:p>
          </table:table-cell>
          <table:table-cell table:style-name="ce21" table:formula="of:=[cause_spa.G25]" office:value-type="string" office:string-value="81C600">
            <text:p>81C600</text:p>
          </table:table-cell>
          <table:table-cell table:style-name="ce24" office:value-type="string">
            <text:p>OTRACAUS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PLAGUE</text:p>
          </table:table-cell>
          <table:table-cell office:value-type="string">
            <text:p>fre</text:p>
          </table:table-cell>
          <table:table-cell table:style-name="ce17" office:value-type="string">
            <text:p>Plagues</text:p>
          </table:table-cell>
          <table:table-cell table:style-name="ce19" office:value-type="string">
            <text:p>Proliferation of organisms which affect communities, agriculture, livestock or fishing goods. Cause of epidemics, contamination, etc.</text:p>
          </table:table-cell>
          <table:table-cell office:value-type="string">
            <text:p>True</text:p>
          </table:table-cell>
          <table:table-cell table:style-name="ce21" table:formula="of:=[cause_spa.G26]" office:value-type="string" office:string-value="B94638">
            <text:p>B94638</text:p>
          </table:table-cell>
          <table:table-cell table:style-name="ce24"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ROUGHT</text:p>
          </table:table-cell>
          <table:table-cell office:value-type="string">
            <text:p>fre</text:p>
          </table:table-cell>
          <table:table-cell table:style-name="ce17" office:value-type="string">
            <text:p>Touchés par la sécheresse</text:p>
          </table:table-cell>
          <table:table-cell table:style-name="ce19" office:value-type="string">
            <text:p>Period of dryness, without rainfall or insufficient rainfall. Cause of forest fires, biological<text:span text:style-name="T8"> </text:span><text:span text:style-name="T7">migration or loss.</text:span></text:p>
          </table:table-cell>
          <table:table-cell office:value-type="string">
            <text:p>True</text:p>
          </table:table-cell>
          <table:table-cell table:style-name="ce21" table:formula="of:=[cause_spa.G27]" office:value-type="string" office:string-value="DF202F">
            <text:p>DF202F</text:p>
          </table:table-cell>
          <table:table-cell table:style-name="ce24" office:value-type="string">
            <text:p>SEQU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ARTHQUAKE</text:p>
          </table:table-cell>
          <table:table-cell office:value-type="string">
            <text:p>fre</text:p>
          </table:table-cell>
          <table:table-cell table:style-name="ce17" office:value-type="string">
            <text:p>Tremblement de terre</text:p>
          </table:table-cell>
          <table:table-cell table:style-name="ce19" office:value-type="string">
            <text:p>Abrupt shaking of the earth caused by movement of tectonic plates. Generates tsunami, landslides, melting, flash floods, structural collapse, fire, explosion, accidents, change in coastline, etc. Key words: tremor, quake, upheaval.</text:p>
          </table:table-cell>
          <table:table-cell office:value-type="string">
            <text:p>True</text:p>
          </table:table-cell>
          <table:table-cell table:style-name="ce21" table:formula="of:=[cause_spa.G28]" office:value-type="string" office:string-value="9DCC8A">
            <text:p>9DCC8A</text:p>
          </table:table-cell>
          <table:table-cell table:style-name="ce24" office:value-type="string">
            <text:p>SISM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FORESTATION</text:p>
          </table:table-cell>
          <table:table-cell office:value-type="string">
            <text:p>fre</text:p>
          </table:table-cell>
          <table:table-cell table:style-name="ce17" office:value-type="string">
            <text:p>Exploitation forestière</text:p>
          </table:table-cell>
          <table:table-cell table:style-name="ce19" office:value-type="string">
            <text:p>Equivalent to deforestation. Cause of flooding, landslides, biological migration or loss, etc.</text:p>
          </table:table-cell>
          <table:table-cell office:value-type="string">
            <text:p>True</text:p>
          </table:table-cell>
          <table:table-cell table:style-name="ce21" table:formula="of:=[cause_spa.G29]" office:value-type="string" office:string-value="D4B18A">
            <text:p>D4B18A</text:p>
          </table:table-cell>
          <table:table-cell table:style-name="ce24" office:value-type="string">
            <text:p>TAL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TORM</text:p>
          </table:table-cell>
          <table:table-cell office:value-type="string">
            <text:p>fre</text:p>
          </table:table-cell>
          <table:table-cell table:style-name="ce17" office:value-type="string">
            <text:p>Storm</text:p>
          </table:table-cell>
          <table:table-cell table:style-name="ce19" office:value-type="string">
            <text:p>Rain, accompanied by strong winds and/or electrical discharge. Cause of flooding.</text:p>
          </table:table-cell>
          <table:table-cell office:value-type="string">
            <text:p>True</text:p>
          </table:table-cell>
          <table:table-cell table:style-name="ce21" table:formula="of:=[cause_spa.G30]" office:value-type="string" office:string-value="4284F0">
            <text:p>4284F0</text:p>
          </table:table-cell>
          <table:table-cell table:style-name="ce24" office:value-type="string">
            <text:p>TEMPESTAD</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TRONGWIND</text:p>
          </table:table-cell>
          <table:table-cell office:value-type="string">
            <text:p>fre</text:p>
          </table:table-cell>
          <table:table-cell table:style-name="ce17" office:value-type="string">
            <text:p>Gale</text:p>
          </table:table-cell>
          <table:table-cell table:style-name="ce19" office:value-type="string">
            <text:p>Atmospheric disturbance which generates strong, destructive winds, normally without rain. Cause of landslides. Key words: wind, strong wind, hurricane, whirlwind, squall, blizzard, typhoon, gust. <text:s text:c="6"/></text:p>
          </table:table-cell>
          <table:table-cell office:value-type="string">
            <text:p>True</text:p>
          </table:table-cell>
          <table:table-cell table:style-name="ce21" table:formula="of:=[cause_spa.G31]" office:value-type="string" office:string-value="145830">
            <text:p>145830</text:p>
          </table:table-cell>
          <table:table-cell table:style-name="ce24" office:value-type="string">
            <text:p>VENDAVAL</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number-rows-repeated="65504">
          <table:table-cell table:number-columns-repeated="254"/>
        </table:table-row>
        <table:table-row table:style-name="ro1">
          <table:table-cell table:number-columns-repeated="254"/>
        </table:table-row>
      </table:table>
      <table:table table:name="cause_por" table:style-name="ta1" table:print="false">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5" table:default-cell-style-name="ce20"/>
        <table:table-column table:style-name="co6" table:default-cell-style-name="ce16"/>
        <table:table-column table:style-name="co7" table:number-columns-repeated="3" table:default-cell-style-name="ce16"/>
        <table:table-column table:style-name="co8" table:default-cell-style-name="ce23"/>
        <table:table-column table:style-name="co9" table:default-cell-style-name="ce16"/>
        <table:table-column table:style-name="co10" table:number-columns-repeated="242" table:default-cell-style-name="ce16"/>
        <table:table-column table:style-name="co10" table:default-cell-style-name="ce24"/>
        <table:table-row table:style-name="ro2">
          <table:table-cell table:style-name="ce15" office:value-type="string">
            <text:p>/*</text:p>
          </table:table-cell>
          <table:table-cell table:style-name="ce15" office:value-type="string">
            <text:p>CauseId</text:p>
          </table:table-cell>
          <table:table-cell table:style-name="ce15" office:value-type="string">
            <text:p>CauseLangCode</text:p>
          </table:table-cell>
          <table:table-cell table:style-name="ce15" office:value-type="string">
            <text:p>CauseName</text:p>
          </table:table-cell>
          <table:table-cell table:style-name="ce18" office:value-type="string">
            <text:p>CauseDesc</text:p>
          </table:table-cell>
          <table:table-cell table:style-name="ce15" office:value-type="string">
            <text:p>CauseActive</text:p>
          </table:table-cell>
          <table:table-cell table:style-name="ce15" office:value-type="string">
            <text:p>CauseRGBColor</text:p>
          </table:table-cell>
          <table:table-cell table:style-name="ce15" office:value-type="string">
            <text:p>CauseKeyWords</text:p>
          </table:table-cell>
          <table:table-cell table:style-name="ce15" office:value-type="string">
            <text:p>CauseCreationDate</text:p>
          </table:table-cell>
          <table:table-cell table:style-name="ce22" office:value-type="string">
            <text:p>CauseLastUpdate</text:p>
          </table:table-cell>
          <table:table-cell table:style-name="ce15"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UNKNOWN</text:p>
          </table:table-cell>
          <table:table-cell office:value-type="string">
            <text:p>por</text:p>
          </table:table-cell>
          <table:table-cell table:style-name="ce17" office:value-type="string">
            <text:p>Erosão</text:p>
          </table:table-cell>
          <table:table-cell table:style-name="ce19" office:value-type="string">
            <text:p>The cause of the event is unknown and there is no explanation for the event.</text:p>
          </table:table-cell>
          <table:table-cell office:value-type="string">
            <text:p>True</text:p>
          </table:table-cell>
          <table:table-cell table:style-name="ce21" table:formula="of:=[cause_spa.G2]" office:value-type="string" office:string-value="C6E0D5">
            <text:p>C6E0D5</text:p>
          </table:table-cell>
          <table:table-cell table:style-name="ce24" office:value-type="string">
            <text:p>DESCONOCIDA</text:p>
          </table:table-cell>
          <table:table-cell office:value-type="string">
            <text:p>2007-11-21 00:00:00</text:p>
          </table:table-cell>
          <table:table-cell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ATMOSPHCONDITION</text:p>
          </table:table-cell>
          <table:table-cell office:value-type="string">
            <text:p>por</text:p>
          </table:table-cell>
          <table:table-cell table:style-name="ce17" office:value-type="string">
            <text:p>Actividade vulcânica</text:p>
          </table:table-cell>
          <table:table-cell table:style-name="ce19" office:value-type="string">
            <text:p>Refers to adverse atmospheric conditions such as strong rainfall, fog, wind, electrical storm or a combination of these events. May be caused by regional or continental oceanic circulation of atmospheric masses such as cold fronts or zones of intertropical convergence.</text:p>
          </table:table-cell>
          <table:table-cell office:value-type="string">
            <text:p>True</text:p>
          </table:table-cell>
          <table:table-cell table:style-name="ce21" table:formula="of:=[cause_spa.G3]" office:value-type="string" office:string-value="B2BC4D">
            <text:p>B2BC4D</text:p>
          </table:table-cell>
          <table:table-cell table:style-name="ce24" office:value-type="string">
            <text:p>CONDATMOSFERICA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BEHAVIOR</text:p>
          </table:table-cell>
          <table:table-cell office:value-type="string">
            <text:p>por</text:p>
          </table:table-cell>
          <table:table-cell table:style-name="ce17" office:value-type="string">
            <text:p>Fuga</text:p>
          </table:table-cell>
          <table:table-cell table:style-name="ce19" office:value-type="string">
            <text:p>Customs or cultural practices which lead to the existence of a socio-natural or anthropological event. May refer to disaster or emergency situations caused by panic; lit lamps or candles; failure to take precautionary measures; human dwellings in flood areas or landslide-prone areas due to ignorance of their effects or because it goes against the norm. Key words: carelessness, lack of foresight. </text:p>
          </table:table-cell>
          <table:table-cell office:value-type="string">
            <text:p>True</text:p>
          </table:table-cell>
          <table:table-cell table:style-name="ce21" table:formula="of:=[cause_spa.G4]" office:value-type="string" office:string-value="47A5CA">
            <text:p>47A5CA</text:p>
          </table:table-cell>
          <table:table-cell table:style-name="ce24" office:value-type="string">
            <text:p>COMPORT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CONTAMINATION</text:p>
          </table:table-cell>
          <table:table-cell office:value-type="string">
            <text:p>por</text:p>
          </table:table-cell>
          <table:table-cell table:style-name="ce17" office:value-type="string">
            <text:p>Explosão</text:p>
          </table:table-cell>
          <table:table-cell table:style-name="ce19" office:value-type="string">
            <text:p>Concentration of contaminating substances in the air, water or soil, at levels which may be damaging to human, animal, or plant life. May cause biological intoxication, plagues etc.</text:p>
          </table:table-cell>
          <table:table-cell office:value-type="string">
            <text:p>True</text:p>
          </table:table-cell>
          <table:table-cell table:style-name="ce21" table:formula="of:=[cause_spa.G5]" office:value-type="string" office:string-value="AB7923">
            <text:p>AB7923</text:p>
          </table:table-cell>
          <table:table-cell table:style-name="ce24" office:value-type="string">
            <text:p>CONTAMIN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HORTCIRCUIT</text:p>
          </table:table-cell>
          <table:table-cell office:value-type="string">
            <text:p>por</text:p>
          </table:table-cell>
          <table:table-cell table:style-name="ce17" office:value-type="string">
            <text:p>Falhas</text:p>
          </table:table-cell>
          <table:table-cell table:style-name="ce19" office:value-type="string">
            <text:p>Circuit which is produced by accidental contact between two conductors of opposing poles and usually causes a discharge. In houses, industry, commerce or in external electrical networks this may be a cause of fire.</text:p>
          </table:table-cell>
          <table:table-cell office:value-type="string">
            <text:p>True</text:p>
          </table:table-cell>
          <table:table-cell table:style-name="ce21" table:formula="of:=[cause_spa.G6]" office:value-type="string" office:string-value="375E71">
            <text:p>375E71</text:p>
          </table:table-cell>
          <table:table-cell table:style-name="ce24" office:value-type="string">
            <text:p>CORTOCIRCUI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OVERFLOW</text:p>
          </table:table-cell>
          <table:table-cell office:value-type="string">
            <text:p>por</text:p>
          </table:table-cell>
          <table:table-cell table:style-name="ce17" office:value-type="string">
            <text:p>Inundações</text:p>
          </table:table-cell>
          <table:table-cell table:style-name="ce19" office:value-type="string">
            <text:p>A sudden or slow rise in water levels in small areas or wider regions which causes water to escape from natural boundaries (river banks, lake or pond boundaries), reservoirs or overflow systems. Cause of flooding, flash floods, torrents.</text:p>
          </table:table-cell>
          <table:table-cell office:value-type="string">
            <text:p>True</text:p>
          </table:table-cell>
          <table:table-cell table:style-name="ce21" table:formula="of:=[cause_spa.G7]" office:value-type="string" office:string-value="439500">
            <text:p>439500</text:p>
          </table:table-cell>
          <table:table-cell table:style-name="ce24" office:value-type="string">
            <text:p>DESBORD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ANDSLIDE</text:p>
          </table:table-cell>
          <table:table-cell office:value-type="string">
            <text:p>por</text:p>
          </table:table-cell>
          <table:table-cell table:style-name="ce17" office:value-type="string">
            <text:p>Inversão térmica</text:p>
          </table:table-cell>
          <table:table-cell table:style-name="ce19" office:value-type="string">
            <text:p>Mass movement of earth surface. Cause of flash floods, tsunami, sedimentation etc. Key words: landslide, subsidence or settling, drift, cave-in, crevice formation, collapse of caves or mines, rockfall, crumbling of earth or rocks (slow or fast) down slopes or hillsides, blockage of roads, channels, excavations. </text:p>
          </table:table-cell>
          <table:table-cell office:value-type="string">
            <text:p>True</text:p>
          </table:table-cell>
          <table:table-cell table:style-name="ce21" table:formula="of:=[cause_spa.G8]" office:value-type="string" office:string-value="D3B5B0">
            <text:p>D3B5B0</text:p>
          </table:table-cell>
          <table:table-cell table:style-name="ce24" office:value-type="string">
            <text:p>DESLIZ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TERIORATION</text:p>
          </table:table-cell>
          <table:table-cell office:value-type="string">
            <text:p>por</text:p>
          </table:table-cell>
          <table:table-cell table:style-name="ce17" office:value-type="string">
            <text:p>Local</text:p>
          </table:table-cell>
          <table:table-cell table:style-name="ce17" office:value-type="string">
            <text:p>Loss or lessening of the normal conditions of a construction or infrastructure. Applies to deterioration, through use or lack of adequate maintenance and/or effects of some external phenomenon, to edifices such as housing, service buildings, institutional buildings and/or vital network systems, bridges, etc. which may result in malfunction, collapse, fires, etc.</text:p>
          </table:table-cell>
          <table:table-cell office:value-type="string">
            <text:p>True</text:p>
          </table:table-cell>
          <table:table-cell table:style-name="ce21" table:formula="of:=[cause_spa.G9]" office:value-type="string" office:string-value="EE9244">
            <text:p>EE9244</text:p>
          </table:table-cell>
          <table:table-cell table:style-name="ce24" office:value-type="string">
            <text:p>DETERIOR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SIGNERROR</text:p>
          </table:table-cell>
          <table:table-cell office:value-type="string">
            <text:p>por</text:p>
          </table:table-cell>
          <table:table-cell table:style-name="ce17" office:value-type="string">
            <text:p>Pluviosidade</text:p>
          </table:table-cell>
          <table:table-cell table:style-name="ce19" office:value-type="string">
            <text:p>Errors or failure in design and/or construction of civil works, industrial installations, infrastructure systems etc, which lead to collapse, accidents, explosions, leaks, subsidence, torrential flows and floods (eg, when a dam breaks).</text:p>
          </table:table-cell>
          <table:table-cell office:value-type="string">
            <text:p>True</text:p>
          </table:table-cell>
          <table:table-cell table:style-name="ce21" table:formula="of:=[cause_spa.G10]" office:value-type="string" office:string-value="553064">
            <text:p>553064</text:p>
          </table:table-cell>
          <table:table-cell table:style-name="ce24" office:value-type="string">
            <text:p>DISEÑ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NSO_KID</text:p>
          </table:table-cell>
          <table:table-cell office:value-type="string">
            <text:p>por</text:p>
          </table:table-cell>
          <table:table-cell table:style-name="ce17" office:value-type="string">
            <text:p>Nevoeiro</text:p>
          </table:table-cell>
          <table:table-cell table:style-name="ce19" office:value-type="string">
            <text:p>A phenomenon which generates global or regional anomalies in the weather, such as droughts, heat waves, epidemics, but also rain, floods, flooding due to alluvium deposits, and frost among others. Many newspaper reports attribute periods of excessive or diminished rainfall to El Niño. However, only events strictly attributable to El Niño should be included. In the last two decades these are: 1982 – 1983 (very strong), 1987 (moderate) 1991 – 1992 (moderate?) and 1997 to 1998 (moderate). El Niño or La Niña should only be referred to as causes when there has been official and/or academic confirmation of their relationship to the event. Key words: warm phase or episode of ENSO.</text:p>
          </table:table-cell>
          <table:table-cell office:value-type="string">
            <text:p>True</text:p>
          </table:table-cell>
          <table:table-cell table:style-name="ce21" table:formula="of:=[cause_spa.G11]" office:value-type="string" office:string-value="13CCE4">
            <text:p>13CCE4</text:p>
          </table:table-cell>
          <table:table-cell table:style-name="ce24" office:value-type="string">
            <text:p>ELNIÑ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NSO_GIRL</text:p>
          </table:table-cell>
          <table:table-cell office:value-type="string">
            <text:p>por</text:p>
          </table:table-cell>
          <table:table-cell table:style-name="ce17" office:value-type="string">
            <text:p>Negligência</text:p>
          </table:table-cell>
          <table:table-cell table:style-name="ce19" office:value-type="string">
            <text:p>Symmetrical phenomenon to El Niño. Key words: cold phase or episode of ENSO</text:p>
          </table:table-cell>
          <table:table-cell office:value-type="string">
            <text:p>True</text:p>
          </table:table-cell>
          <table:table-cell table:style-name="ce21" table:formula="of:=[cause_spa.G12]" office:value-type="string" office:string-value="9F7FDC">
            <text:p>9F7FDC</text:p>
          </table:table-cell>
          <table:table-cell table:style-name="ce24" office:value-type="string">
            <text:p>LANIÑ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HUMANERROR</text:p>
          </table:table-cell>
          <table:table-cell office:value-type="string">
            <text:p>por</text:p>
          </table:table-cell>
          <table:table-cell table:style-name="ce17" office:value-type="string">
            <text:p>Outro</text:p>
          </table:table-cell>
          <table:table-cell table:style-name="ce17" office:value-type="string">
            <text:p>Mistake or erroneous action in the operation of industrial plants, management of machinery or infrastructure systems which cause technological events such as fires, explosions, leaks, accidents, structural collapse, etc.</text:p>
          </table:table-cell>
          <table:table-cell office:value-type="string">
            <text:p>True</text:p>
          </table:table-cell>
          <table:table-cell table:style-name="ce21" table:formula="of:=[cause_spa.G13]" office:value-type="string" office:string-value="CD6167">
            <text:p>CD6167</text:p>
          </table:table-cell>
          <table:table-cell table:style-name="ce24" office:value-type="string">
            <text:p>ERRORHUMAN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ROSION</text:p>
          </table:table-cell>
          <table:table-cell office:value-type="string">
            <text:p>por</text:p>
          </table:table-cell>
          <table:table-cell table:style-name="ce17" office:value-type="string">
            <text:p>Pragas</text:p>
          </table:table-cell>
          <table:table-cell table:style-name="ce19" office:value-type="string">
            <text:p>Wearing away of the earth surface by external agents such as water or wind. Includes hydraulic erosion, wind erosion and erosion caused by <text:s/>subterranean water. Cause of <text:s/>landslides.</text:p>
          </table:table-cell>
          <table:table-cell office:value-type="string">
            <text:p>True</text:p>
          </table:table-cell>
          <table:table-cell table:style-name="ce21" table:formula="of:=[cause_spa.G14]" office:value-type="string" office:string-value="A3D4AF">
            <text:p>A3D4AF</text:p>
          </table:table-cell>
          <table:table-cell table:style-name="ce24" office:value-type="string">
            <text:p>ER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RUPTION</text:p>
          </table:table-cell>
          <table:table-cell office:value-type="string">
            <text:p>por</text:p>
          </table:table-cell>
          <table:table-cell table:style-name="ce17" office:value-type="string">
            <text:p>Seca</text:p>
          </table:table-cell>
          <table:table-cell table:style-name="ce19" office:value-type="string">
            <text:p>Eruption or emission of solid material, liquid or gas through openings or fissures in the earth surface. Cause of <text:s/>flash floods, tsunami, contamination (by gases or ash-fall). Key words: lava emission, vapour emission, ash emission, mud or earth emission, water emission, rock emission.</text:p>
          </table:table-cell>
          <table:table-cell office:value-type="string">
            <text:p>True</text:p>
          </table:table-cell>
          <table:table-cell table:style-name="ce21" table:formula="of:=[cause_spa.G15]" office:value-type="string" office:string-value="B6E200">
            <text:p>B6E200</text:p>
          </table:table-cell>
          <table:table-cell table:style-name="ce24" office:value-type="string">
            <text:p>VOLCA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EAK</text:p>
          </table:table-cell>
          <table:table-cell office:value-type="string">
            <text:p>por</text:p>
          </table:table-cell>
          <table:table-cell table:style-name="ce17" office:value-type="string">
            <text:p>Terremoto</text:p>
          </table:table-cell>
          <table:table-cell table:style-name="ce19" office:value-type="string">
            <text:p>Seepage or escape of toxic and/or radioactive substances, liquids, solids or gases. Cause of <text:s/>landslides, fires, poisoning, etc. Excludes the effects of –volcanic eruption-.</text:p>
          </table:table-cell>
          <table:table-cell office:value-type="string">
            <text:p>True</text:p>
          </table:table-cell>
          <table:table-cell table:style-name="ce21" table:formula="of:=[cause_spa.G16]" office:value-type="string" office:string-value="B6E200">
            <text:p>B6E200</text:p>
          </table:table-cell>
          <table:table-cell table:style-name="ce24" office:value-type="string">
            <text:p>ESCAPE</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XPLOSION</text:p>
          </table:table-cell>
          <table:table-cell office:value-type="string">
            <text:p>por</text:p>
          </table:table-cell>
          <table:table-cell table:style-name="ce17" office:value-type="string">
            <text:p>Madeireira</text:p>
          </table:table-cell>
          <table:table-cell table:style-name="ce19" office:value-type="string">
            <text:p>Abrupt liberation of a large amount of energy (thermic, chemical or nuclear), accompanied by loud noise and violent rupture of the containing recipient, producing heat, light and gases. Cause of fire, landslides, etc.</text:p>
          </table:table-cell>
          <table:table-cell office:value-type="string">
            <text:p>True</text:p>
          </table:table-cell>
          <table:table-cell table:style-name="ce21" table:formula="of:=[cause_spa.G17]" office:value-type="string" office:string-value="9DC420">
            <text:p>9DC420</text:p>
          </table:table-cell>
          <table:table-cell table:style-name="ce24" office:value-type="string">
            <text:p>EXPL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AILURE</text:p>
          </table:table-cell>
          <table:table-cell office:value-type="string">
            <text:p>por</text:p>
          </table:table-cell>
          <table:table-cell table:style-name="ce17" office:value-type="string">
            <text:p>Storm</text:p>
          </table:table-cell>
          <table:table-cell table:style-name="ce19" office:value-type="string">
            <office:annotation draw:style-name="gr1" draw:text-style-name="P1" svg:width="2.894cm" svg:height="1.794cm" svg:x="20.989cm" svg:y="31.988cm" draw:caption-point-x="-2.205cm" draw:caption-point-y="1.512cm">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8"> </text:span></text:p>
          </table:table-cell>
          <table:table-cell office:value-type="string">
            <text:p>True</text:p>
          </table:table-cell>
          <table:table-cell table:style-name="ce21" table:formula="of:=[cause_spa.G18]" office:value-type="string" office:string-value="1A9727">
            <text:p>1A9727</text:p>
          </table:table-cell>
          <table:table-cell table:style-name="ce24" office:value-type="string">
            <text:p>FALL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LOOD</text:p>
          </table:table-cell>
          <table:table-cell office:value-type="string">
            <text:p>por</text:p>
          </table:table-cell>
          <table:table-cell table:style-name="ce17" office:value-type="string">
            <text:p>Gale</text:p>
          </table:table-cell>
          <table:table-cell table:style-name="ce19" office:value-type="string">
            <text:p>Flooding or covering with water of an area where people, crops, goods or infrastructure are located. Cause of sedimentation, epidemics, landslides.</text:p>
          </table:table-cell>
          <table:table-cell office:value-type="string">
            <text:p>True</text:p>
          </table:table-cell>
          <table:table-cell table:style-name="ce21" table:formula="of:=[cause_spa.G19]" office:value-type="string" office:string-value="95D734">
            <text:p>95D734</text:p>
          </table:table-cell>
          <table:table-cell table:style-name="ce24" office:value-type="string">
            <text:p>INUND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THERMALINVERSION</text:p>
          </table:table-cell>
          <table:table-cell office:value-type="string">
            <text:p>por</text:p>
          </table:table-cell>
          <table:table-cell table:style-name="ce17" office:value-type="string">
            <text:p>Inversion thermique</text:p>
          </table:table-cell>
          <table:table-cell table:style-name="ce19" office:value-type="string">
            <text:p>Presence of a layer of warm air between two cold fronts. Occurs frequently on cold mornings in valleys where there is little atmospheric circulation. This term is used in association with atmospheric contaminants which damage the health of living beings.</text:p>
          </table:table-cell>
          <table:table-cell office:value-type="string">
            <text:p>True</text:p>
          </table:table-cell>
          <table:table-cell table:style-name="ce21" table:formula="of:=[cause_spa.G20]" office:value-type="string" office:string-value="E56EAC">
            <text:p>E56EAC</text:p>
          </table:table-cell>
          <table:table-cell table:style-name="ce24" office:value-type="string">
            <text:p>INVTERMIC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OCALIZATION</text:p>
          </table:table-cell>
          <table:table-cell office:value-type="string">
            <text:p>por</text:p>
          </table:table-cell>
          <table:table-cell table:style-name="ce17" office:value-type="string">
            <text:p>Emplacement</text:p>
          </table:table-cell>
          <table:table-cell table:style-name="ce19" office:value-type="string">
            <text:p>Physical conditions relating to the planned or unplanned settlement of people or vulnerable infrastructure in unstable or flood-prone areas (illegal settlements, slums or their local denominations such as shanty towns, “favelas” or “precarios”.</text:p>
          </table:table-cell>
          <table:table-cell office:value-type="string">
            <text:p>True</text:p>
          </table:table-cell>
          <table:table-cell table:style-name="ce21" table:formula="of:=[cause_spa.G21]" office:value-type="string" office:string-value="D6D47A">
            <text:p>D6D47A</text:p>
          </table:table-cell>
          <table:table-cell table:style-name="ce24" office:value-type="string">
            <text:p>LOCALIZ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RAIN</text:p>
          </table:table-cell>
          <table:table-cell office:value-type="string">
            <text:p>por</text:p>
          </table:table-cell>
          <table:table-cell table:style-name="ce17" office:value-type="string">
            <text:p>Les précipitations</text:p>
          </table:table-cell>
          <table:table-cell table:style-name="ce19" office:value-type="string">
            <text:p>Pluvial precipitation. Primary cause or catalyst of floods, flash floods, landslides, accidents, etc. Key words: storm, deluge, cloudburst, downpour, showers.</text:p>
          </table:table-cell>
          <table:table-cell office:value-type="string">
            <text:p>True</text:p>
          </table:table-cell>
          <table:table-cell table:style-name="ce21" table:formula="of:=[cause_spa.G22]" office:value-type="string" office:string-value="0879F0">
            <text:p>0879F0</text:p>
          </table:table-cell>
          <table:table-cell table:style-name="ce24" office:value-type="string">
            <text:p>LLUVIA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OG</text:p>
          </table:table-cell>
          <table:table-cell office:value-type="string">
            <text:p>por</text:p>
          </table:table-cell>
          <table:table-cell table:style-name="ce17" office:value-type="string">
            <text:p>Brouillard</text:p>
          </table:table-cell>
          <table:table-cell table:style-name="ce19" office:value-type="string">
            <text:p>Cloud banks which descend to or rise from the earth surface. Implies loss of visibility. Cause of accidents. Key words: mist.</text:p>
          </table:table-cell>
          <table:table-cell office:value-type="string">
            <text:p>True</text:p>
          </table:table-cell>
          <table:table-cell table:style-name="ce21" table:formula="of:=[cause_spa.G23]" office:value-type="string" office:string-value="DC71C1">
            <text:p>DC71C1</text:p>
          </table:table-cell>
          <table:table-cell table:style-name="ce24" office:value-type="string">
            <text:p>NEBLIN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NEGLIGENCE</text:p>
          </table:table-cell>
          <table:table-cell office:value-type="string">
            <text:p>por</text:p>
          </table:table-cell>
          <table:table-cell table:style-name="ce17" office:value-type="string">
            <text:p>Négligence</text:p>
          </table:table-cell>
          <table:table-cell table:style-name="ce19" office:value-type="string">
            <text:p>Action or omission which triggers adverse consequences for an individual or community. Attributable to persons who exercise power, governmental, non-governmental or private institutions or entities. Applies to disasters where the principal cause identified is negligence by those responsible, either in the provision of basic services or by failure to prevent or mitigate activities specifically identified prior to the event.</text:p>
          </table:table-cell>
          <table:table-cell office:value-type="string">
            <text:p>True</text:p>
          </table:table-cell>
          <table:table-cell table:style-name="ce21" table:formula="of:=[cause_spa.G24]" office:value-type="string" office:string-value="538286">
            <text:p>538286</text:p>
          </table:table-cell>
          <table:table-cell table:style-name="ce24" office:value-type="string">
            <text:p>NEGLIGENC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OTHER</text:p>
          </table:table-cell>
          <table:table-cell office:value-type="string">
            <text:p>por</text:p>
          </table:table-cell>
          <table:table-cell table:style-name="ce17" office:value-type="string">
            <text:p>Autre</text:p>
          </table:table-cell>
          <table:table-cell table:style-name="ce19" office:value-type="string">
            <text:p>This term should be used only when the cause remains undefined in the list of –official causes- of DesInventar. A description should be provided of the same. If it is a frequent cause in the inventory and may not be included in any of the predefined causes, a new cause should be defined.</text:p>
          </table:table-cell>
          <table:table-cell office:value-type="string">
            <text:p>True</text:p>
          </table:table-cell>
          <table:table-cell table:style-name="ce21" table:formula="of:=[cause_spa.G25]" office:value-type="string" office:string-value="81C600">
            <text:p>81C600</text:p>
          </table:table-cell>
          <table:table-cell table:style-name="ce24" office:value-type="string">
            <text:p>OTRACAUS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PLAGUE</text:p>
          </table:table-cell>
          <table:table-cell office:value-type="string">
            <text:p>por</text:p>
          </table:table-cell>
          <table:table-cell table:style-name="ce17" office:value-type="string">
            <text:p>Plagues</text:p>
          </table:table-cell>
          <table:table-cell table:style-name="ce19" office:value-type="string">
            <text:p>Proliferation of organisms which affect communities, agriculture, livestock or fishing goods. Cause of epidemics, contamination, etc.</text:p>
          </table:table-cell>
          <table:table-cell office:value-type="string">
            <text:p>True</text:p>
          </table:table-cell>
          <table:table-cell table:style-name="ce21" table:formula="of:=[cause_spa.G26]" office:value-type="string" office:string-value="B94638">
            <text:p>B94638</text:p>
          </table:table-cell>
          <table:table-cell table:style-name="ce24"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ROUGHT</text:p>
          </table:table-cell>
          <table:table-cell office:value-type="string">
            <text:p>por</text:p>
          </table:table-cell>
          <table:table-cell table:style-name="ce17" office:value-type="string">
            <text:p>Touchés par la sécheresse</text:p>
          </table:table-cell>
          <table:table-cell table:style-name="ce19" office:value-type="string">
            <text:p>Period of dryness, without rainfall or insufficient rainfall. Cause of forest fires, biological<text:span text:style-name="T8"> </text:span><text:span text:style-name="T7">migration or loss.</text:span></text:p>
          </table:table-cell>
          <table:table-cell office:value-type="string">
            <text:p>True</text:p>
          </table:table-cell>
          <table:table-cell table:style-name="ce21" table:formula="of:=[cause_spa.G27]" office:value-type="string" office:string-value="DF202F">
            <text:p>DF202F</text:p>
          </table:table-cell>
          <table:table-cell table:style-name="ce24" office:value-type="string">
            <text:p>SEQU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ARTHQUAKE</text:p>
          </table:table-cell>
          <table:table-cell office:value-type="string">
            <text:p>por</text:p>
          </table:table-cell>
          <table:table-cell table:style-name="ce17" office:value-type="string">
            <text:p>Tremblement de terre</text:p>
          </table:table-cell>
          <table:table-cell table:style-name="ce19" office:value-type="string">
            <text:p>Abrupt shaking of the earth caused by movement of tectonic plates. Generates tsunami, landslides, melting, flash floods, structural collapse, fire, explosion, accidents, change in coastline, etc. Key words: tremor, quake, upheaval.</text:p>
          </table:table-cell>
          <table:table-cell office:value-type="string">
            <text:p>True</text:p>
          </table:table-cell>
          <table:table-cell table:style-name="ce21" table:formula="of:=[cause_spa.G28]" office:value-type="string" office:string-value="9DCC8A">
            <text:p>9DCC8A</text:p>
          </table:table-cell>
          <table:table-cell table:style-name="ce24" office:value-type="string">
            <text:p>SISM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FORESTATION</text:p>
          </table:table-cell>
          <table:table-cell office:value-type="string">
            <text:p>por</text:p>
          </table:table-cell>
          <table:table-cell table:style-name="ce17" office:value-type="string">
            <text:p>Exploitation forestière</text:p>
          </table:table-cell>
          <table:table-cell table:style-name="ce19" office:value-type="string">
            <text:p>Equivalent to deforestation. Cause of flooding, landslides, biological migration or loss, etc.</text:p>
          </table:table-cell>
          <table:table-cell office:value-type="string">
            <text:p>True</text:p>
          </table:table-cell>
          <table:table-cell table:style-name="ce21" table:formula="of:=[cause_spa.G29]" office:value-type="string" office:string-value="D4B18A">
            <text:p>D4B18A</text:p>
          </table:table-cell>
          <table:table-cell table:style-name="ce24" office:value-type="string">
            <text:p>TAL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TORM</text:p>
          </table:table-cell>
          <table:table-cell office:value-type="string">
            <text:p>por</text:p>
          </table:table-cell>
          <table:table-cell table:style-name="ce17" office:value-type="string">
            <text:p>Storm</text:p>
          </table:table-cell>
          <table:table-cell table:style-name="ce19" office:value-type="string">
            <text:p>Rain, accompanied by strong winds and/or electrical discharge. Cause of flooding.</text:p>
          </table:table-cell>
          <table:table-cell office:value-type="string">
            <text:p>True</text:p>
          </table:table-cell>
          <table:table-cell table:style-name="ce21" table:formula="of:=[cause_spa.G30]" office:value-type="string" office:string-value="4284F0">
            <text:p>4284F0</text:p>
          </table:table-cell>
          <table:table-cell table:style-name="ce24" office:value-type="string">
            <text:p>TEMPESTAD</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TRONGWIND</text:p>
          </table:table-cell>
          <table:table-cell office:value-type="string">
            <text:p>por</text:p>
          </table:table-cell>
          <table:table-cell table:style-name="ce17" office:value-type="string">
            <text:p>Gale</text:p>
          </table:table-cell>
          <table:table-cell table:style-name="ce19" office:value-type="string">
            <text:p>Atmospheric disturbance which generates strong, destructive winds, normally without rain. Cause of landslides. Key words: wind, strong wind, hurricane, whirlwind, squall, blizzard, typhoon, gust. <text:s text:c="6"/></text:p>
          </table:table-cell>
          <table:table-cell office:value-type="string">
            <text:p>True</text:p>
          </table:table-cell>
          <table:table-cell table:style-name="ce21" table:formula="of:=[cause_spa.G31]" office:value-type="string" office:string-value="145830">
            <text:p>145830</text:p>
          </table:table-cell>
          <table:table-cell table:style-name="ce24" office:value-type="string">
            <text:p>VENDAVAL</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number-rows-repeated="65504">
          <table:table-cell table:number-columns-repeated="254"/>
        </table:table-row>
        <table:table-row table:style-name="ro1">
          <table:table-cell table:number-columns-repeated="25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ucidasans" svg:font-family="Lucidasan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CO" style:font-name-asian="Arial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s" number:country="CO">$</number:currency-symbol>
      <number:number number:decimal-places="2" number:min-integer-digits="1" number:grouping="true"/>
    </number:currency-style>
    <number:currency-style style:name="N104">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04P0"/>
    </number:currency-style>
    <number:date-style style:name="N107">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number-style style:name="N109P0" style:volatile="true">
      <number:text>$ </number:text>
      <number:number number:decimal-places="0" number:min-integer-digits="1" number:grouping="true"/>
    </number:number-style>
    <number:number-style style:name="N109">
      <number:text>$ -</number:text>
      <number:number number:decimal-places="0" number:min-integer-digits="1" number:grouping="true"/>
      <style:map style:condition="value()&gt;=0" style:apply-style-name="N109P0"/>
    </number:number-style>
    <number:number-style style:name="N110P0" style:volatile="true">
      <number:text>$ </number:text>
      <number:number number:decimal-places="0" number:min-integer-digits="1" number:grouping="true"/>
    </number:number-style>
    <number:number-style style:name="N110">
      <style:text-properties fo:color="#ff0000"/>
      <number:text>$ -</number:text>
      <number:number number:decimal-places="0" number:min-integer-digits="1" number:grouping="true"/>
      <style:map style:condition="value()&gt;=0" style:apply-style-name="N110P0"/>
    </number:number-style>
    <number:number-style style:name="N112P0" style:volatile="true">
      <number:text>$ </number:text>
      <number:number number:decimal-places="2" number:min-integer-digits="1" number:grouping="true"/>
    </number:number-style>
    <number:number-style style:name="N112">
      <number:text>$ -</number:text>
      <number:number number:decimal-places="2" number:min-integer-digits="1" number:grouping="true"/>
      <style:map style:condition="value()&gt;=0" style:apply-style-name="N112P0"/>
    </number:number-style>
    <number:number-style style:name="N113P0" style:volatile="true">
      <number:text>$ </number:text>
      <number:number number:decimal-places="2" number:min-integer-digits="1" number:grouping="true"/>
    </number:number-style>
    <number:number-style style:name="N113">
      <style:text-properties fo:color="#ff0000"/>
      <number:text>$ -</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number number:decimal-places="0" number:min-integer-digits="1" number:grouping="true"/>
      <number:text> </number:text>
    </number:number-style>
    <number:number-style style:name="N121P1" style:volatile="true">
      <number:text> -</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 </number:text>
      <number:number number:decimal-places="0" number:min-integer-digits="1" number:grouping="true"/>
      <number:text> </number:text>
    </number:number-style>
    <number:number-style style:name="N125P1" style:volatile="true">
      <number:text> $ -</number:text>
      <number:number number:decimal-places="0" number:min-integer-digits="1" number:grouping="true"/>
      <number:text>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 </number:text>
      <number:number number:decimal-places="2" number:min-integer-digits="1" number:grouping="true"/>
      <number:text> </number:text>
    </number:number-style>
    <number:number-style style:name="N133P1" style:volatile="true">
      <number:text> $ -</number:text>
      <number:number number:decimal-places="2" number:min-integer-digits="1" number:grouping="true"/>
      <number:text> </number:text>
    </number:number-style>
    <number:number-style style:name="N133P2" style:volatile="true">
      <number:text> $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Sí</number:text>
    </number:number-style>
    <number:number-style style:name="N139P1" style:volatile="true">
      <number:text>Sí</number:text>
    </number:number-style>
    <number:number-style style:name="N139">
      <number:text>No</number:text>
      <style:map style:condition="value()&gt;0" style:apply-style-name="N139P0"/>
      <style:map style:condition="value()&lt;0" style:apply-style-name="N139P1"/>
    </number:number-style>
    <number:number-style style:name="N141P0" style:volatile="true">
      <number:text>Verdadero</number:text>
    </number:number-style>
    <number:number-style style:name="N141P1" style:volatile="true">
      <number:text>Verdadero</number:text>
    </number:number-style>
    <number:number-style style:name="N141">
      <number:text>Falso</number:text>
      <style:map style:condition="value()&gt;0" style:apply-style-name="N141P0"/>
      <style:map style:condition="value()&lt;0" style:apply-style-name="N141P1"/>
    </number:number-style>
    <number:number-style style:name="N143P0" style:volatile="true">
      <number:text>Activado</number:text>
    </number:number-style>
    <number:number-style style:name="N143P1" style:volatile="true">
      <number:text>Activado</number:text>
    </number:number-style>
    <number:number-style style:name="N143">
      <number:text>Desactivado</number:text>
      <style:map style:condition="value()&gt;0" style:apply-style-name="N143P0"/>
      <style:map style:condition="value()&lt;0" style:apply-style-name="N143P1"/>
    </number:number-style>
    <number:currency-style style:name="N145P0" style:volatile="true">
      <number:currency-symbol>€</number:currency-symbol>
      <number:text> </number:text>
      <number:number number:decimal-places="2" number:min-integer-digits="1" number:grouping="true"/>
      <number:text> </number:text>
    </number:currency-style>
    <number:currency-style style:name="N145">
      <style:text-properties fo:color="#ff0000"/>
      <number:text>(</number:text>
      <number:currency-symbol>€</number:currency-symbol>
      <number:text> </number:text>
      <number:number number:decimal-places="2" number:min-integer-digits="1" number:grouping="true"/>
      <number:text>)</number:text>
      <style:map style:condition="value()&gt;=0" style:apply-style-name="N145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Fin_20_de_20_línea_20_1" draw:display-name="Fin de línea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06">06/07/2009</text:date>, <text:time>20:10:04</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Mario Yandar</meta:initial-creator>
    <meta:creation-date>2007-11-18T13:44:00</meta:creation-date>
    <dc:date>2009-07-06T20:10:03.90</dc:date>
    <dc:language>es-CO</dc:language>
    <meta:editing-cycles>66</meta:editing-cycles>
    <meta:editing-duration>PT12H00M39S</meta:editing-duration>
    <dc:creator>Jhon H. Caicedo</dc:creator>
    <meta:document-statistic meta:table-count="8" meta:cell-count="2992" meta:object-count="0"/>
    <meta:user-defined meta:name="Info 1"/>
    <meta:user-defined meta:name="Info 2"/>
    <meta:user-defined meta:name="Info 3"/>
    <meta:user-defined meta:name="Info 4"/>
  </office:meta>
</office:document-meta>
</file>